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8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1.5063in"/>
    </style:style>
    <style:style style:name="co5" style:family="table-column">
      <style:table-column-properties fo:break-before="auto" style:column-width="1.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Wordcount" table:style-name="ta1">
        <table:table-column table:style-name="co1" table:number-columns-repeated="22" table:default-cell-style-name="Default"/>
        <table:table-row table:style-name="ro1">
          <table:table-cell table:number-columns-repeated="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9"/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wordcount spark</text:p>
          </table:table-cell>
          <table:table-cell table:number-columns-repeated="7"/>
          <table:table-cell office:value-type="string">
            <text:p>scoobi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21.67">
            <text:p>221.67</text:p>
          </table:table-cell>
          <table:table-cell office:value-type="float" office:value="1.19">
            <text:p>1.19</text:p>
          </table:table-cell>
          <table:table-cell office:value-type="float" office:value="6.52">
            <text:p>6.52</text:p>
          </table:table-cell>
          <table:table-cell office:value-type="float" office:value="829968">
            <text:p>829968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scoobi_4</text:p>
          </table:table-cell>
          <table:table-cell office:value-type="float" office:value="722.51">
            <text:p>722.51</text:p>
          </table:table-cell>
          <table:table-cell office:value-type="float" office:value="4.17">
            <text:p>4.17</text:p>
          </table:table-cell>
          <table:table-cell office:value-type="float" office:value="12.96">
            <text:p>12.96</text:p>
          </table:table-cell>
          <table:table-cell office:value-type="float" office:value="976896">
            <text:p>976896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wordcount</text:p>
          </table:table-cell>
          <table:table-cell office:value-type="string">
            <text:p>crunch,</text:p>
          </table:table-cell>
          <table:table-cell office:value-type="float" office:value="62">
            <text:p>62</text:p>
          </table:table-cell>
          <table:table-cell office:value-type="string">
            <text:p>gb</text:p>
          </table:table-cell>
          <table:table-cell office:value-type="string">
            <text:p>input</text:p>
          </table:table-cell>
          <table:table-cell office:value-type="string">
            <text:p>(15-19)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33.18">
            <text:p>233.18</text:p>
          </table:table-cell>
          <table:table-cell office:value-type="float" office:value="1.11">
            <text:p>1.11</text:p>
          </table:table-cell>
          <table:table-cell office:value-type="float" office:value="6.43">
            <text:p>6.43</text:p>
          </table:table-cell>
          <table:table-cell office:value-type="float" office:value="801520">
            <text:p>801520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4</text:p>
          </table:table-cell>
          <table:table-cell office:value-type="float" office:value="379.22">
            <text:p>379.22</text:p>
          </table:table-cell>
          <table:table-cell office:value-type="float" office:value="0.85">
            <text:p>0.85</text:p>
          </table:table-cell>
          <table:table-cell office:value-type="float" office:value="5.72">
            <text:p>5.72</text:p>
          </table:table-cell>
          <table:table-cell office:value-type="float" office:value="577264">
            <text:p>577264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66.3">
            <text:p>166.3</text:p>
          </table:table-cell>
          <table:table-cell office:value-type="float" office:value="1.15">
            <text:p>1.15</text:p>
          </table:table-cell>
          <table:table-cell office:value-type="float" office:value="6.17">
            <text:p>6.17</text:p>
          </table:table-cell>
          <table:table-cell office:value-type="float" office:value="810384">
            <text:p>810384</text:p>
          </table:table-cell>
          <table:table-cell table:style-name="ce1" office:value-type="string">
            <text:p>4%</text:p>
          </table:table-cell>
          <table:table-cell/>
          <table:table-cell office:value-type="string">
            <text:p>scoobi_3</text:p>
          </table:table-cell>
          <table:table-cell office:value-type="float" office:value="755.74">
            <text:p>755.74</text:p>
          </table:table-cell>
          <table:table-cell office:value-type="float" office:value="4.36">
            <text:p>4.36</text:p>
          </table:table-cell>
          <table:table-cell office:value-type="float" office:value="13.48">
            <text:p>13.48</text:p>
          </table:table-cell>
          <table:table-cell office:value-type="float" office:value="1089936">
            <text:p>1089936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3</text:p>
          </table:table-cell>
          <table:table-cell office:value-type="float" office:value="414.01">
            <text:p>414.01</text:p>
          </table:table-cell>
          <table:table-cell office:value-type="float" office:value="0.79">
            <text:p>0.79</text:p>
          </table:table-cell>
          <table:table-cell office:value-type="float" office:value="5.16">
            <text:p>5.16</text:p>
          </table:table-cell>
          <table:table-cell office:value-type="float" office:value="498352">
            <text:p>498352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49.84">
            <text:p>149.84</text:p>
          </table:table-cell>
          <table:table-cell office:value-type="float" office:value="1.05">
            <text:p>1.05</text:p>
          </table:table-cell>
          <table:table-cell office:value-type="float" office:value="6.14">
            <text:p>6.14</text:p>
          </table:table-cell>
          <table:table-cell office:value-type="float" office:value="833296">
            <text:p>833296</text:p>
          </table:table-cell>
          <table:table-cell table:style-name="ce1" office:value-type="string">
            <text:p>4%</text:p>
          </table:table-cell>
          <table:table-cell table:number-columns-repeated="8"/>
          <table:table-cell office:value-type="string">
            <text:p>crunch_2</text:p>
          </table:table-cell>
          <table:table-cell office:value-type="float" office:value="434.49">
            <text:p>434.49</text:p>
          </table:table-cell>
          <table:table-cell office:value-type="float" office:value="0.98">
            <text:p>0.98</text:p>
          </table:table-cell>
          <table:table-cell office:value-type="float" office:value="5.1">
            <text:p>5.1</text:p>
          </table:table-cell>
          <table:table-cell office:value-type="float" office:value="476960">
            <text:p>476960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2.78">
            <text:p>122.78</text:p>
          </table:table-cell>
          <table:table-cell office:value-type="float" office:value="5.98">
            <text:p>5.98</text:p>
          </table:table-cell>
          <table:table-cell office:value-type="float" office:value="12.09">
            <text:p>12.09</text:p>
          </table:table-cell>
          <table:table-cell office:value-type="float" office:value="3239648">
            <text:p>3239648</text:p>
          </table:table-cell>
          <table:table-cell table:style-name="ce1" office:value-type="string">
            <text:p>14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1</text:p>
          </table:table-cell>
          <table:table-cell office:value-type="float" office:value="496">
            <text:p>496</text:p>
          </table:table-cell>
          <table:table-cell office:value-type="float" office:value="0.89">
            <text:p>0.89</text:p>
          </table:table-cell>
          <table:table-cell office:value-type="float" office:value="5.17">
            <text:p>5.17</text:p>
          </table:table-cell>
          <table:table-cell office:value-type="float" office:value="569264">
            <text:p>569264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18.95">
            <text:p>218.95</text:p>
          </table:table-cell>
          <table:table-cell office:value-type="float" office:value="1.19">
            <text:p>1.19</text:p>
          </table:table-cell>
          <table:table-cell office:value-type="float" office:value="6.53">
            <text:p>6.53</text:p>
          </table:table-cell>
          <table:table-cell office:value-type="float" office:value="829888">
            <text:p>829888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scoobi_4</text:p>
          </table:table-cell>
          <table:table-cell office:value-type="float" office:value="705.44">
            <text:p>705.44</text:p>
          </table:table-cell>
          <table:table-cell office:value-type="float" office:value="4.09">
            <text:p>4.09</text:p>
          </table:table-cell>
          <table:table-cell office:value-type="float" office:value="12.81">
            <text:p>12.81</text:p>
          </table:table-cell>
          <table:table-cell office:value-type="float" office:value="1098912">
            <text:p>1098912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0</text:p>
          </table:table-cell>
          <table:table-cell office:value-type="float" office:value="511.23">
            <text:p>511.23</text:p>
          </table:table-cell>
          <table:table-cell office:value-type="float" office:value="1.03">
            <text:p>1.03</text:p>
          </table:table-cell>
          <table:table-cell office:value-type="float" office:value="5.01">
            <text:p>5.01</text:p>
          </table:table-cell>
          <table:table-cell office:value-type="float" office:value="480224">
            <text:p>480224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32.6">
            <text:p>232.6</text:p>
          </table:table-cell>
          <table:table-cell office:value-type="float" office:value="1.15">
            <text:p>1.15</text:p>
          </table:table-cell>
          <table:table-cell office:value-type="float" office:value="6.33">
            <text:p>6.33</text:p>
          </table:table-cell>
          <table:table-cell office:value-type="float" office:value="823184">
            <text:p>823184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un</text:p>
          </table:table-cell>
          <table:table-cell office:value-type="float" office:value="2">
            <text:p>2</text:p>
          </table:table-cell>
          <table:table-cell office:value-type="string">
            <text:p>(20-24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63.44">
            <text:p>163.44</text:p>
          </table:table-cell>
          <table:table-cell office:value-type="float" office:value="1.17">
            <text:p>1.17</text:p>
          </table:table-cell>
          <table:table-cell office:value-type="float" office:value="6.19">
            <text:p>6.19</text:p>
          </table:table-cell>
          <table:table-cell office:value-type="float" office:value="807584">
            <text:p>807584</text:p>
          </table:table-cell>
          <table:table-cell table:style-name="ce1" office:value-type="string">
            <text:p>4%</text:p>
          </table:table-cell>
          <table:table-cell/>
          <table:table-cell office:value-type="string">
            <text:p>scoobi_3</text:p>
          </table:table-cell>
          <table:table-cell office:value-type="float" office:value="725.72">
            <text:p>725.72</text:p>
          </table:table-cell>
          <table:table-cell office:value-type="float" office:value="4.17">
            <text:p>4.17</text:p>
          </table:table-cell>
          <table:table-cell office:value-type="float" office:value="12.73">
            <text:p>12.73</text:p>
          </table:table-cell>
          <table:table-cell office:value-type="float" office:value="962864">
            <text:p>962864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4</text:p>
          </table:table-cell>
          <table:table-cell office:value-type="float" office:value="378.59">
            <text:p>378.59</text:p>
          </table:table-cell>
          <table:table-cell office:value-type="float" office:value="0.96">
            <text:p>0.96</text:p>
          </table:table-cell>
          <table:table-cell office:value-type="float" office:value="6.08">
            <text:p>6.08</text:p>
          </table:table-cell>
          <table:table-cell office:value-type="float" office:value="687440">
            <text:p>687440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53.6">
            <text:p>153.6</text:p>
          </table:table-cell>
          <table:table-cell office:value-type="float" office:value="1.16">
            <text:p>1.16</text:p>
          </table:table-cell>
          <table:table-cell office:value-type="float" office:value="6.2">
            <text:p>6.2</text:p>
          </table:table-cell>
          <table:table-cell office:value-type="float" office:value="813904">
            <text:p>813904</text:p>
          </table:table-cell>
          <table:table-cell table:style-name="ce1" office:value-type="string">
            <text:p>4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3</text:p>
          </table:table-cell>
          <table:table-cell office:value-type="float" office:value="408.74">
            <text:p>408.74</text:p>
          </table:table-cell>
          <table:table-cell office:value-type="float" office:value="0.82">
            <text:p>0.82</text:p>
          </table:table-cell>
          <table:table-cell office:value-type="float" office:value="4.93">
            <text:p>4.93</text:p>
          </table:table-cell>
          <table:table-cell office:value-type="float" office:value="571200">
            <text:p>571200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2.64">
            <text:p>122.64</text:p>
          </table:table-cell>
          <table:table-cell office:value-type="float" office:value="6.13">
            <text:p>6.13</text:p>
          </table:table-cell>
          <table:table-cell office:value-type="float" office:value="12.54">
            <text:p>12.54</text:p>
          </table:table-cell>
          <table:table-cell office:value-type="float" office:value="3248944">
            <text:p>3248944</text:p>
          </table:table-cell>
          <table:table-cell table:style-name="ce1" office:value-type="string">
            <text:p>15%</text:p>
          </table:table-cell>
          <table:table-cell/>
          <table:table-cell office:value-type="string">
            <text:p>scoobi_2</text:p>
          </table:table-cell>
          <table:table-cell office:value-type="float" office:value="753.53">
            <text:p>753.53</text:p>
          </table:table-cell>
          <table:table-cell office:value-type="float" office:value="4.02">
            <text:p>4.02</text:p>
          </table:table-cell>
          <table:table-cell office:value-type="float" office:value="12.91">
            <text:p>12.91</text:p>
          </table:table-cell>
          <table:table-cell office:value-type="float" office:value="1109264">
            <text:p>1109264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2</text:p>
          </table:table-cell>
          <table:table-cell office:value-type="float" office:value="435.56">
            <text:p>435.56</text:p>
          </table:table-cell>
          <table:table-cell office:value-type="float" office:value="0.8">
            <text:p>0.8</text:p>
          </table:table-cell>
          <table:table-cell office:value-type="float" office:value="4.97">
            <text:p>4.97</text:p>
          </table:table-cell>
          <table:table-cell office:value-type="float" office:value="566528">
            <text:p>566528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17.99">
            <text:p>217.99</text:p>
          </table:table-cell>
          <table:table-cell office:value-type="float" office:value="1.14">
            <text:p>1.14</text:p>
          </table:table-cell>
          <table:table-cell office:value-type="float" office:value="6.44">
            <text:p>6.44</text:p>
          </table:table-cell>
          <table:table-cell office:value-type="float" office:value="818624">
            <text:p>818624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1</text:p>
          </table:table-cell>
          <table:table-cell office:value-type="float" office:value="504.31">
            <text:p>504.31</text:p>
          </table:table-cell>
          <table:table-cell office:value-type="float" office:value="0.86">
            <text:p>0.86</text:p>
          </table:table-cell>
          <table:table-cell office:value-type="float" office:value="5.05">
            <text:p>5.05</text:p>
          </table:table-cell>
          <table:table-cell office:value-type="float" office:value="562512">
            <text:p>562512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34.08">
            <text:p>234.08</text:p>
          </table:table-cell>
          <table:table-cell office:value-type="float" office:value="1.16">
            <text:p>1.16</text:p>
          </table:table-cell>
          <table:table-cell office:value-type="float" office:value="6.32">
            <text:p>6.32</text:p>
          </table:table-cell>
          <table:table-cell office:value-type="float" office:value="802384">
            <text:p>802384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scoobi_1</text:p>
          </table:table-cell>
          <table:table-cell office:value-type="float" office:value="831.02">
            <text:p>831.02</text:p>
          </table:table-cell>
          <table:table-cell office:value-type="float" office:value="4.26">
            <text:p>4.26</text:p>
          </table:table-cell>
          <table:table-cell office:value-type="float" office:value="13.3">
            <text:p>13.3</text:p>
          </table:table-cell>
          <table:table-cell office:value-type="float" office:value="939760">
            <text:p>939760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0</text:p>
          </table:table-cell>
          <table:table-cell office:value-type="float" office:value="510.13">
            <text:p>510.13</text:p>
          </table:table-cell>
          <table:table-cell office:value-type="float" office:value="0.82">
            <text:p>0.82</text:p>
          </table:table-cell>
          <table:table-cell office:value-type="float" office:value="5.07">
            <text:p>5.07</text:p>
          </table:table-cell>
          <table:table-cell office:value-type="float" office:value="571648">
            <text:p>571648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66.83">
            <text:p>166.83</text:p>
          </table:table-cell>
          <table:table-cell office:value-type="float" office:value="1.17">
            <text:p>1.17</text:p>
          </table:table-cell>
          <table:table-cell office:value-type="float" office:value="6.25">
            <text:p>6.25</text:p>
          </table:table-cell>
          <table:table-cell office:value-type="float" office:value="806832">
            <text:p>806832</text:p>
          </table:table-cell>
          <table:table-cell table:style-name="ce1" office:value-type="string">
            <text:p>4%</text:p>
          </table:table-cell>
          <table:table-cell table:number-columns-repeated="2"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 office:value-type="string">
            <text:p>run3</text:p>
          </table:table-cell>
          <table:table-cell office:value-type="string">
            <text:p>(26-30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54.37">
            <text:p>154.37</text:p>
          </table:table-cell>
          <table:table-cell office:value-type="float" office:value="1.12">
            <text:p>1.12</text:p>
          </table:table-cell>
          <table:table-cell office:value-type="float" office:value="6.07">
            <text:p>6.07</text:p>
          </table:table-cell>
          <table:table-cell office:value-type="float" office:value="830704">
            <text:p>830704</text:p>
          </table:table-cell>
          <table:table-cell table:style-name="ce1" office:value-type="string">
            <text:p>4%</text:p>
          </table:table-cell>
          <table:table-cell/>
          <table:table-cell office:value-type="string">
            <text:p>scoobi_0</text:p>
          </table:table-cell>
          <table:table-cell office:value-type="float" office:value="919.52">
            <text:p>919.52</text:p>
          </table:table-cell>
          <table:table-cell office:value-type="float" office:value="4.04">
            <text:p>4.04</text:p>
          </table:table-cell>
          <table:table-cell office:value-type="float" office:value="13.56">
            <text:p>13.56</text:p>
          </table:table-cell>
          <table:table-cell office:value-type="float" office:value="977472">
            <text:p>977472</text:p>
          </table:table-cell>
          <table:table-cell table:style-name="ce1" office:value-type="string">
            <text:p>1%</text:p>
          </table:table-cell>
          <table:table-cell/>
          <table:table-cell office:value-type="string">
            <text:p>crunch_4</text:p>
          </table:table-cell>
          <table:table-cell office:value-type="float" office:value="395.17">
            <text:p>395.17</text:p>
          </table:table-cell>
          <table:table-cell office:value-type="float" office:value="0.83">
            <text:p>0.83</text:p>
          </table:table-cell>
          <table:table-cell office:value-type="float" office:value="6.16">
            <text:p>6.16</text:p>
          </table:table-cell>
          <table:table-cell office:value-type="float" office:value="500400">
            <text:p>500400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1.97">
            <text:p>121.97</text:p>
          </table:table-cell>
          <table:table-cell office:value-type="float" office:value="5.87">
            <text:p>5.87</text:p>
          </table:table-cell>
          <table:table-cell office:value-type="float" office:value="12.3">
            <text:p>12.3</text:p>
          </table:table-cell>
          <table:table-cell office:value-type="float" office:value="3062784">
            <text:p>3062784</text:p>
          </table:table-cell>
          <table:table-cell table:style-name="ce1" office:value-type="string">
            <text:p>14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3</text:p>
          </table:table-cell>
          <table:table-cell office:value-type="float" office:value="418.96">
            <text:p>418.96</text:p>
          </table:table-cell>
          <table:table-cell office:value-type="float" office:value="0.84">
            <text:p>0.84</text:p>
          </table:table-cell>
          <table:table-cell office:value-type="float" office:value="5.12">
            <text:p>5.12</text:p>
          </table:table-cell>
          <table:table-cell office:value-type="float" office:value="475648">
            <text:p>475648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9"/>
          <table:table-cell office:value-type="string">
            <text:p>scoobi_4</text:p>
          </table:table-cell>
          <table:table-cell office:value-type="float" office:value="705.79">
            <text:p>705.79</text:p>
          </table:table-cell>
          <table:table-cell office:value-type="float" office:value="4.14">
            <text:p>4.14</text:p>
          </table:table-cell>
          <table:table-cell office:value-type="float" office:value="13.27">
            <text:p>13.27</text:p>
          </table:table-cell>
          <table:table-cell office:value-type="float" office:value="873888">
            <text:p>873888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2</text:p>
          </table:table-cell>
          <table:table-cell office:value-type="float" office:value="438.18">
            <text:p>438.18</text:p>
          </table:table-cell>
          <table:table-cell office:value-type="float" office:value="0.83">
            <text:p>0.83</text:p>
          </table:table-cell>
          <table:table-cell office:value-type="float" office:value="4.98">
            <text:p>4.98</text:p>
          </table:table-cell>
          <table:table-cell office:value-type="float" office:value="562944">
            <text:p>562944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9"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1</text:p>
          </table:table-cell>
          <table:table-cell office:value-type="float" office:value="505.55">
            <text:p>505.55</text:p>
          </table:table-cell>
          <table:table-cell office:value-type="float" office:value="0.92">
            <text:p>0.92</text:p>
          </table:table-cell>
          <table:table-cell office:value-type="float" office:value="4.94">
            <text:p>4.94</text:p>
          </table:table-cell>
          <table:table-cell office:value-type="float" office:value="481808">
            <text:p>481808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9"/>
          <table:table-cell office:value-type="string">
            <text:p>scoobi_3</text:p>
          </table:table-cell>
          <table:table-cell office:value-type="float" office:value="731.28">
            <text:p>731.28</text:p>
          </table:table-cell>
          <table:table-cell office:value-type="float" office:value="4">
            <text:p>4</text:p>
          </table:table-cell>
          <table:table-cell office:value-type="float" office:value="12.82">
            <text:p>12.82</text:p>
          </table:table-cell>
          <table:table-cell office:value-type="float" office:value="1122320">
            <text:p>1122320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0</text:p>
          </table:table-cell>
          <table:table-cell office:value-type="float" office:value="513.72">
            <text:p>513.72</text:p>
          </table:table-cell>
          <table:table-cell office:value-type="float" office:value="0.77">
            <text:p>0.77</text:p>
          </table:table-cell>
          <table:table-cell office:value-type="float" office:value="5.16">
            <text:p>5.16</text:p>
          </table:table-cell>
          <table:table-cell office:value-type="float" office:value="471440">
            <text:p>471440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9"/>
          <table:table-cell office:value-type="string">
            <text:p>scoobi_2</text:p>
          </table:table-cell>
          <table:table-cell office:value-type="float" office:value="757.74">
            <text:p>757.74</text:p>
          </table:table-cell>
          <table:table-cell office:value-type="float" office:value="4.42">
            <text:p>4.42</text:p>
          </table:table-cell>
          <table:table-cell office:value-type="float" office:value="13.14">
            <text:p>13.14</text:p>
          </table:table-cell>
          <table:table-cell office:value-type="float" office:value="984080">
            <text:p>984080</text:p>
          </table:table-cell>
          <table:table-cell table:style-name="ce1" office:value-type="string">
            <text:p>2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ig</text:p>
          </table:table-cell>
          <table:table-cell office:value-type="string">
            <text:p>(31,</text:p>
          </table:table-cell>
          <table:table-cell office:value-type="string">
            <text:p>33,</text:p>
          </table:table-cell>
          <table:table-cell office:value-type="string">
            <text:p>36)</text:p>
          </table:table-cell>
          <table:table-cell table:number-columns-repeated="4"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ig</text:p>
          </table:table-cell>
          <table:table-cell office:value-type="float" office:value="665.79">
            <text:p>665.79</text:p>
          </table:table-cell>
          <table:table-cell office:value-type="float" office:value="1.73">
            <text:p>1.73</text:p>
          </table:table-cell>
          <table:table-cell office:value-type="float" office:value="9.51">
            <text:p>9.51</text:p>
          </table:table-cell>
          <table:table-cell office:value-type="float" office:value="621952">
            <text:p>621952</text:p>
          </table:table-cell>
          <table:table-cell table:style-name="ce1" office:value-type="string">
            <text:p>1%</text:p>
          </table:table-cell>
          <table:table-cell table:number-columns-repeated="2"/>
          <table:table-cell office:value-type="string">
            <text:p>scoobi_1</text:p>
          </table:table-cell>
          <table:table-cell office:value-type="float" office:value="824.84">
            <text:p>824.84</text:p>
          </table:table-cell>
          <table:table-cell office:value-type="float" office:value="4.16">
            <text:p>4.16</text:p>
          </table:table-cell>
          <table:table-cell office:value-type="float" office:value="12.89">
            <text:p>12.89</text:p>
          </table:table-cell>
          <table:table-cell office:value-type="float" office:value="1120144">
            <text:p>1120144</text:p>
          </table:table-cell>
          <table:table-cell table:style-name="ce1" office:value-type="string">
            <text:p>2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ig</text:p>
          </table:table-cell>
          <table:table-cell office:value-type="float" office:value="663.66">
            <text:p>663.66</text:p>
          </table:table-cell>
          <table:table-cell office:value-type="float" office:value="1.86">
            <text:p>1.86</text:p>
          </table:table-cell>
          <table:table-cell office:value-type="float" office:value="9.55">
            <text:p>9.55</text:p>
          </table:table-cell>
          <table:table-cell office:value-type="float" office:value="638720">
            <text:p>638720</text:p>
          </table:table-cell>
          <table:table-cell table:style-name="ce1" office:value-type="string">
            <text:p>1%</text:p>
          </table:table-cell>
          <table:table-cell table:number-columns-repeated="2"/>
          <table:table-cell office:value-type="string">
            <text:p>scoobi_0</text:p>
          </table:table-cell>
          <table:table-cell office:value-type="float" office:value="920.31">
            <text:p>920.31</text:p>
          </table:table-cell>
          <table:table-cell office:value-type="float" office:value="4.18">
            <text:p>4.18</text:p>
          </table:table-cell>
          <table:table-cell office:value-type="float" office:value="13.43">
            <text:p>13.43</text:p>
          </table:table-cell>
          <table:table-cell office:value-type="float" office:value="942432">
            <text:p>942432</text:p>
          </table:table-cell>
          <table:table-cell table:style-name="ce1" office:value-type="string">
            <text:p>1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ig</text:p>
          </table:table-cell>
          <table:table-cell office:value-type="float" office:value="669.13">
            <text:p>669.13</text:p>
          </table:table-cell>
          <table:table-cell office:value-type="float" office:value="1.67">
            <text:p>1.67</text:p>
          </table:table-cell>
          <table:table-cell office:value-type="float" office:value="8.75">
            <text:p>8.75</text:p>
          </table:table-cell>
          <table:table-cell office:value-type="float" office:value="623056">
            <text:p>623056</text:p>
          </table:table-cell>
          <table:table-cell table:style-name="ce1" office:value-type="string">
            <text:p>1%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string">
            <text:p>scoobi_2</text:p>
          </table:table-cell>
          <table:table-cell office:value-type="float" office:value="772.72">
            <text:p>772.72</text:p>
          </table:table-cell>
          <table:table-cell office:value-type="float" office:value="4.23">
            <text:p>4.23</text:p>
          </table:table-cell>
          <table:table-cell office:value-type="float" office:value="13.52">
            <text:p>13.52</text:p>
          </table:table-cell>
          <table:table-cell office:value-type="float" office:value="1149712">
            <text:p>1149712</text:p>
          </table:table-cell>
          <table:table-cell table:style-name="ce1" office:value-type="string">
            <text:p>2%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scoobi_1</text:p>
          </table:table-cell>
          <table:table-cell office:value-type="float" office:value="840.31">
            <text:p>840.31</text:p>
          </table:table-cell>
          <table:table-cell office:value-type="float" office:value="4.1">
            <text:p>4.1</text:p>
          </table:table-cell>
          <table:table-cell office:value-type="float" office:value="13.81">
            <text:p>13.81</text:p>
          </table:table-cell>
          <table:table-cell office:value-type="float" office:value="1010032">
            <text:p>1010032</text:p>
          </table:table-cell>
          <table:table-cell table:style-name="ce1" office:value-type="string">
            <text:p>2%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scoobi_0</text:p>
          </table:table-cell>
          <table:table-cell office:value-type="float" office:value="898.27">
            <text:p>898.27</text:p>
          </table:table-cell>
          <table:table-cell office:value-type="float" office:value="4.04">
            <text:p>4.04</text:p>
          </table:table-cell>
          <table:table-cell office:value-type="float" office:value="13.72">
            <text:p>13.72</text:p>
          </table:table-cell>
          <table:table-cell office:value-type="float" office:value="1003840">
            <text:p>1003840</text:p>
          </table:table-cell>
          <table:table-cell table:style-name="ce1" office:value-type="string">
            <text:p>1%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table:style-name="ce1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table:style-name="ce1"/>
          <table:table-cell table:number-columns-repeated="7"/>
        </table:table-row>
      </table:table>
      <table:table table:name="TPCH" table:style-name="ta1">
        <table:table-column table:style-name="co1" table:number-columns-repeated="28" table:default-cell-style-name="Default"/>
        <table:table-row table:style-name="ro1">
          <table:table-cell table:number-columns-repeated="28"/>
        </table:table-row>
        <table:table-row table:style-name="ro1">
          <table:table-cell table:number-columns-repeated="8"/>
          <table:table-cell office:value-type="string">
            <text:p>crunch</text:p>
          </table:table-cell>
          <table:table-cell table:number-columns-repeated="19"/>
        </table:table-row>
        <table:table-row table:style-name="ro1">
          <table:table-cell office:value-type="string">
            <text:p>spark</text:p>
          </table:table-cell>
          <table:table-cell office:value-type="float" office:value="0">
            <text:p>0</text:p>
          </table:table-cell>
          <table:table-cell office:value-type="float" office:value="495.68">
            <text:p>495.68</text:p>
          </table:table-cell>
          <table:table-cell office:value-type="float" office:value="1.56">
            <text:p>1.56</text:p>
          </table:table-cell>
          <table:table-cell office:value-type="float" office:value="8.9">
            <text:p>8.9</text:p>
          </table:table-cell>
          <table:table-cell office:value-type="float" office:value="1179184">
            <text:p>1179184</text:p>
          </table:table-cell>
          <table:table-cell table:style-name="ce1" office:value-type="string">
            <text:p>2%</text:p>
          </table:table-cell>
          <table:table-cell office:value-type="string">
            <text:p>(37-56)</text:p>
          </table:table-cell>
          <table:table-cell office:value-type="string">
            <text:p>crunch_4</text:p>
          </table:table-cell>
          <table:table-cell office:value-type="float" office:value="401.58">
            <text:p>401.58</text:p>
          </table:table-cell>
          <table:table-cell office:value-type="float" office:value="1.01">
            <text:p>1.01</text:p>
          </table:table-cell>
          <table:table-cell office:value-type="float" office:value="5.64">
            <text:p>5.64</text:p>
          </table:table-cell>
          <table:table-cell office:value-type="float" office:value="663120">
            <text:p>663120</text:p>
          </table:table-cell>
          <table:table-cell table:style-name="ce1" office:value-type="string">
            <text:p>1%</text:p>
          </table:table-cell>
          <table:table-cell office:value-type="string">
            <text:p>(57-62)</text:p>
          </table:table-cell>
          <table:table-cell office:value-type="string">
            <text:p>pig</text:p>
          </table:table-cell>
          <table:table-cell office:value-type="float" office:value="437.79">
            <text:p>437.79</text:p>
          </table:table-cell>
          <table:table-cell office:value-type="float" office:value="2.32">
            <text:p>2.32</text:p>
          </table:table-cell>
          <table:table-cell office:value-type="float" office:value="11.1">
            <text:p>11.1</text:p>
          </table:table-cell>
          <table:table-cell office:value-type="float" office:value="741904">
            <text:p>741904</text:p>
          </table:table-cell>
          <table:table-cell table:style-name="ce1" office:value-type="string">
            <text:p>3%</text:p>
          </table:table-cell>
          <table:table-cell office:value-type="string">
            <text:p>(64-73)</text:p>
          </table:table-cell>
          <table:table-cell office:value-type="string">
            <text:p>scoobi_4</text:p>
          </table:table-cell>
          <table:table-cell office:value-type="float" office:value="474.16">
            <text:p>474.16</text:p>
          </table:table-cell>
          <table:table-cell office:value-type="float" office:value="11.89">
            <text:p>11.89</text:p>
          </table:table-cell>
          <table:table-cell office:value-type="float" office:value="21.56">
            <text:p>21.56</text:p>
          </table:table-cell>
          <table:table-cell office:value-type="float" office:value="1287072">
            <text:p>1287072</text:p>
          </table:table-cell>
          <table:table-cell table:style-name="ce1" office:value-type="string">
            <text:p>7%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3.95">
            <text:p>193.95</text:p>
          </table:table-cell>
          <table:table-cell office:value-type="float" office:value="1.3">
            <text:p>1.3</text:p>
          </table:table-cell>
          <table:table-cell office:value-type="float" office:value="8.28">
            <text:p>8.28</text:p>
          </table:table-cell>
          <table:table-cell office:value-type="float" office:value="1192208">
            <text:p>1192208</text:p>
          </table:table-cell>
          <table:table-cell table:style-name="ce1" office:value-type="string">
            <text:p>4%</text:p>
          </table:table-cell>
          <table:table-cell/>
          <table:table-cell office:value-type="string">
            <text:p>crunch_3</text:p>
          </table:table-cell>
          <table:table-cell office:value-type="float" office:value="547.15">
            <text:p>547.15</text:p>
          </table:table-cell>
          <table:table-cell office:value-type="float" office:value="0.85">
            <text:p>0.85</text:p>
          </table:table-cell>
          <table:table-cell office:value-type="float" office:value="6.31">
            <text:p>6.31</text:p>
          </table:table-cell>
          <table:table-cell office:value-type="float" office:value="498080">
            <text:p>498080</text:p>
          </table:table-cell>
          <table:table-cell table:style-name="ce1" office:value-type="string">
            <text:p>1%</text:p>
          </table:table-cell>
          <table:table-cell/>
          <table:table-cell office:value-type="string">
            <text:p>pig</text:p>
          </table:table-cell>
          <table:table-cell office:value-type="float" office:value="437.13">
            <text:p>437.13</text:p>
          </table:table-cell>
          <table:table-cell office:value-type="float" office:value="2.26">
            <text:p>2.26</text:p>
          </table:table-cell>
          <table:table-cell office:value-type="float" office:value="11.32">
            <text:p>11.32</text:p>
          </table:table-cell>
          <table:table-cell office:value-type="float" office:value="734400">
            <text:p>734400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scoobi_3</text:p>
          </table:table-cell>
          <table:table-cell office:value-type="float" office:value="587.25">
            <text:p>587.25</text:p>
          </table:table-cell>
          <table:table-cell office:value-type="float" office:value="11.78">
            <text:p>11.78</text:p>
          </table:table-cell>
          <table:table-cell office:value-type="float" office:value="20.74">
            <text:p>20.74</text:p>
          </table:table-cell>
          <table:table-cell office:value-type="float" office:value="1240064">
            <text:p>1240064</text:p>
          </table:table-cell>
          <table:table-cell table:style-name="ce1" office:value-type="string">
            <text:p>5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41.38">
            <text:p>441.38</text:p>
          </table:table-cell>
          <table:table-cell office:value-type="float" office:value="1.49">
            <text:p>1.49</text:p>
          </table:table-cell>
          <table:table-cell office:value-type="float" office:value="8.64">
            <text:p>8.64</text:p>
          </table:table-cell>
          <table:table-cell office:value-type="float" office:value="1190288">
            <text:p>1190288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2</text:p>
          </table:table-cell>
          <table:table-cell office:value-type="float" office:value="504.95">
            <text:p>504.95</text:p>
          </table:table-cell>
          <table:table-cell office:value-type="float" office:value="1.05">
            <text:p>1.05</text:p>
          </table:table-cell>
          <table:table-cell office:value-type="float" office:value="5.85">
            <text:p>5.85</text:p>
          </table:table-cell>
          <table:table-cell office:value-type="float" office:value="676432">
            <text:p>676432</text:p>
          </table:table-cell>
          <table:table-cell table:style-name="ce1" office:value-type="string">
            <text:p>1%</text:p>
          </table:table-cell>
          <table:table-cell/>
          <table:table-cell office:value-type="string">
            <text:p>pig</text:p>
          </table:table-cell>
          <table:table-cell office:value-type="float" office:value="436.68">
            <text:p>436.68</text:p>
          </table:table-cell>
          <table:table-cell office:value-type="float" office:value="2.51">
            <text:p>2.51</text:p>
          </table:table-cell>
          <table:table-cell office:value-type="float" office:value="10.97">
            <text:p>10.97</text:p>
          </table:table-cell>
          <table:table-cell office:value-type="float" office:value="756224">
            <text:p>756224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scoobi_2</text:p>
          </table:table-cell>
          <table:table-cell office:value-type="float" office:value="598.31">
            <text:p>598.31</text:p>
          </table:table-cell>
          <table:table-cell office:value-type="float" office:value="11.95">
            <text:p>11.95</text:p>
          </table:table-cell>
          <table:table-cell office:value-type="float" office:value="21.04">
            <text:p>21.04</text:p>
          </table:table-cell>
          <table:table-cell office:value-type="float" office:value="1300032">
            <text:p>1300032</text:p>
          </table:table-cell>
          <table:table-cell table:style-name="ce1" office:value-type="string">
            <text:p>5%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88.6">
            <text:p>288.6</text:p>
          </table:table-cell>
          <table:table-cell office:value-type="float" office:value="1.41">
            <text:p>1.41</text:p>
          </table:table-cell>
          <table:table-cell office:value-type="float" office:value="7.82">
            <text:p>7.82</text:p>
          </table:table-cell>
          <table:table-cell office:value-type="float" office:value="1167600">
            <text:p>1167600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crunch_1</text:p>
          </table:table-cell>
          <table:table-cell office:value-type="float" office:value="572.68">
            <text:p>572.68</text:p>
          </table:table-cell>
          <table:table-cell office:value-type="float" office:value="0.91">
            <text:p>0.91</text:p>
          </table:table-cell>
          <table:table-cell office:value-type="float" office:value="5.92">
            <text:p>5.92</text:p>
          </table:table-cell>
          <table:table-cell office:value-type="float" office:value="499408">
            <text:p>499408</text:p>
          </table:table-cell>
          <table:table-cell table:style-name="ce1" office:value-type="string">
            <text:p>1%</text:p>
          </table:table-cell>
          <table:table-cell table:number-columns-repeated="8"/>
          <table:table-cell office:value-type="string">
            <text:p>scoobi_1</text:p>
          </table:table-cell>
          <table:table-cell office:value-type="float" office:value="625.71">
            <text:p>625.71</text:p>
          </table:table-cell>
          <table:table-cell office:value-type="float" office:value="13.28">
            <text:p>13.28</text:p>
          </table:table-cell>
          <table:table-cell office:value-type="float" office:value="21.48">
            <text:p>21.48</text:p>
          </table:table-cell>
          <table:table-cell office:value-type="float" office:value="1194208">
            <text:p>1194208</text:p>
          </table:table-cell>
          <table:table-cell table:style-name="ce1" office:value-type="string">
            <text:p>5%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40.49">
            <text:p>440.49</text:p>
          </table:table-cell>
          <table:table-cell office:value-type="float" office:value="1.53">
            <text:p>1.53</text:p>
          </table:table-cell>
          <table:table-cell office:value-type="float" office:value="9.3">
            <text:p>9.3</text:p>
          </table:table-cell>
          <table:table-cell office:value-type="float" office:value="1237312">
            <text:p>1237312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0</text:p>
          </table:table-cell>
          <table:table-cell office:value-type="float" office:value="583.53">
            <text:p>583.53</text:p>
          </table:table-cell>
          <table:table-cell office:value-type="float" office:value="0.89">
            <text:p>0.89</text:p>
          </table:table-cell>
          <table:table-cell office:value-type="float" office:value="6.14">
            <text:p>6.14</text:p>
          </table:table-cell>
          <table:table-cell office:value-type="float" office:value="514352">
            <text:p>514352</text:p>
          </table:table-cell>
          <table:table-cell table:style-name="ce1" office:value-type="string">
            <text:p>1%</text:p>
          </table:table-cell>
          <table:table-cell table:number-columns-repeated="8"/>
          <table:table-cell office:value-type="string">
            <text:p>scoobi_0</text:p>
          </table:table-cell>
          <table:table-cell office:value-type="float" office:value="657.44">
            <text:p>657.44</text:p>
          </table:table-cell>
          <table:table-cell office:value-type="float" office:value="13.22">
            <text:p>13.22</text:p>
          </table:table-cell>
          <table:table-cell office:value-type="float" office:value="21.77">
            <text:p>21.77</text:p>
          </table:table-cell>
          <table:table-cell office:value-type="float" office:value="1273232">
            <text:p>1273232</text:p>
          </table:table-cell>
          <table:table-cell table:style-name="ce1" office:value-type="string">
            <text:p>5%</text:p>
          </table:table-cell>
        </table:table-row>
        <table:table-row table:style-name="ro1">
          <table:table-cell table:number-columns-repeated="8"/>
          <table:table-cell office:value-type="string">
            <text:p>crunch_4</text:p>
          </table:table-cell>
          <table:table-cell office:value-type="float" office:value="402.56">
            <text:p>402.56</text:p>
          </table:table-cell>
          <table:table-cell office:value-type="float" office:value="0.9">
            <text:p>0.9</text:p>
          </table:table-cell>
          <table:table-cell office:value-type="float" office:value="6.02">
            <text:p>6.02</text:p>
          </table:table-cell>
          <table:table-cell office:value-type="float" office:value="487488">
            <text:p>487488</text:p>
          </table:table-cell>
          <table:table-cell table:style-name="ce1" office:value-type="string">
            <text:p>1%</text:p>
          </table:table-cell>
          <table:table-cell table:number-columns-repeated="7"/>
          <table:table-cell office:value-type="string">
            <text:p>(85-104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6.94">
            <text:p>196.94</text:p>
          </table:table-cell>
          <table:table-cell office:value-type="float" office:value="1.31">
            <text:p>1.31</text:p>
          </table:table-cell>
          <table:table-cell office:value-type="float" office:value="8.25">
            <text:p>8.25</text:p>
          </table:table-cell>
          <table:table-cell office:value-type="float" office:value="1226144">
            <text:p>1226144</text:p>
          </table:table-cell>
          <table:table-cell table:style-name="ce2" office:value-type="percentage" office:value="0.04">
            <text:p>4.00%</text:p>
          </table:table-cell>
          <table:table-cell/>
          <table:table-cell office:value-type="string">
            <text:p>crunch_3</text:p>
          </table:table-cell>
          <table:table-cell office:value-type="float" office:value="521.04">
            <text:p>521.04</text:p>
          </table:table-cell>
          <table:table-cell office:value-type="float" office:value="0.98">
            <text:p>0.98</text:p>
          </table:table-cell>
          <table:table-cell office:value-type="float" office:value="6.06">
            <text:p>6.06</text:p>
          </table:table-cell>
          <table:table-cell office:value-type="float" office:value="485296">
            <text:p>485296</text:p>
          </table:table-cell>
          <table:table-cell table:style-name="ce1" office:value-type="string">
            <text:p>1%</text:p>
          </table:table-cell>
          <table:table-cell table:number-columns-repeated="8"/>
          <table:table-cell office:value-type="string">
            <text:p>scoobi_4</text:p>
          </table:table-cell>
          <table:table-cell office:value-type="float" office:value="479.58">
            <text:p>479.58</text:p>
          </table:table-cell>
          <table:table-cell office:value-type="float" office:value="13.53">
            <text:p>13.53</text:p>
          </table:table-cell>
          <table:table-cell office:value-type="float" office:value="23.85">
            <text:p>23.85</text:p>
          </table:table-cell>
          <table:table-cell office:value-type="float" office:value="1191472">
            <text:p>1191472</text:p>
          </table:table-cell>
          <table:table-cell table:style-name="ce1" office:value-type="string">
            <text:p>7%</text:p>
          </table:table-cell>
        </table:table-row>
        <table:table-row table:style-name="ro1">
          <table:table-cell table:number-columns-repeated="8"/>
          <table:table-cell office:value-type="string">
            <text:p>crunch_2</text:p>
          </table:table-cell>
          <table:table-cell office:value-type="float" office:value="505.25">
            <text:p>505.25</text:p>
          </table:table-cell>
          <table:table-cell office:value-type="float" office:value="1.05">
            <text:p>1.05</text:p>
          </table:table-cell>
          <table:table-cell office:value-type="float" office:value="5.56">
            <text:p>5.56</text:p>
          </table:table-cell>
          <table:table-cell office:value-type="float" office:value="679744">
            <text:p>679744</text:p>
          </table:table-cell>
          <table:table-cell table:style-name="ce1" office:value-type="string">
            <text:p>1%</text:p>
          </table:table-cell>
          <table:table-cell table:number-columns-repeated="8"/>
          <table:table-cell office:value-type="string">
            <text:p>scoobi_3</text:p>
          </table:table-cell>
          <table:table-cell office:value-type="float" office:value="579.75">
            <text:p>579.75</text:p>
          </table:table-cell>
          <table:table-cell office:value-type="float" office:value="12.62">
            <text:p>12.62</text:p>
          </table:table-cell>
          <table:table-cell office:value-type="float" office:value="21.22">
            <text:p>21.22</text:p>
          </table:table-cell>
          <table:table-cell office:value-type="float" office:value="1176784">
            <text:p>1176784</text:p>
          </table:table-cell>
          <table:table-cell table:style-name="ce1" office:value-type="string">
            <text:p>5%</text:p>
          </table:table-cell>
        </table:table-row>
        <table:table-row table:style-name="ro1">
          <table:table-cell table:number-columns-repeated="8"/>
          <table:table-cell office:value-type="string">
            <text:p>crunch_1</text:p>
          </table:table-cell>
          <table:table-cell office:value-type="float" office:value="547.23">
            <text:p>547.23</text:p>
          </table:table-cell>
          <table:table-cell office:value-type="float" office:value="1.12">
            <text:p>1.12</text:p>
          </table:table-cell>
          <table:table-cell office:value-type="float" office:value="6.03">
            <text:p>6.03</text:p>
          </table:table-cell>
          <table:table-cell office:value-type="float" office:value="664624">
            <text:p>664624</text:p>
          </table:table-cell>
          <table:table-cell table:style-name="ce1" office:value-type="string">
            <text:p>1%</text:p>
          </table:table-cell>
          <table:table-cell table:number-columns-repeated="8"/>
          <table:table-cell office:value-type="string">
            <text:p>scoobi_2</text:p>
          </table:table-cell>
          <table:table-cell office:value-type="float" office:value="610.43">
            <text:p>610.43</text:p>
          </table:table-cell>
          <table:table-cell office:value-type="float" office:value="12.09">
            <text:p>12.09</text:p>
          </table:table-cell>
          <table:table-cell office:value-type="float" office:value="21.94">
            <text:p>21.94</text:p>
          </table:table-cell>
          <table:table-cell office:value-type="float" office:value="1274048">
            <text:p>1274048</text:p>
          </table:table-cell>
          <table:table-cell table:style-name="ce1" office:value-type="string">
            <text:p>5%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0.78">
            <text:p>190.78</text:p>
          </table:table-cell>
          <table:table-cell office:value-type="float" office:value="1.3">
            <text:p>1.3</text:p>
          </table:table-cell>
          <table:table-cell office:value-type="float" office:value="8.1">
            <text:p>8.1</text:p>
          </table:table-cell>
          <table:table-cell office:value-type="float" office:value="1217008">
            <text:p>1217008</text:p>
          </table:table-cell>
          <table:table-cell table:style-name="ce2" office:value-type="percentage" office:value="0.04">
            <text:p>4.00%</text:p>
          </table:table-cell>
          <table:table-cell/>
          <table:table-cell office:value-type="string">
            <text:p>crunch_0</text:p>
          </table:table-cell>
          <table:table-cell office:value-type="float" office:value="577.42">
            <text:p>577.42</text:p>
          </table:table-cell>
          <table:table-cell office:value-type="float" office:value="0.98">
            <text:p>0.98</text:p>
          </table:table-cell>
          <table:table-cell office:value-type="float" office:value="6.03">
            <text:p>6.03</text:p>
          </table:table-cell>
          <table:table-cell office:value-type="float" office:value="672544">
            <text:p>672544</text:p>
          </table:table-cell>
          <table:table-cell table:style-name="ce1" office:value-type="string">
            <text:p>1%</text:p>
          </table:table-cell>
          <table:table-cell table:number-columns-repeated="8"/>
          <table:table-cell office:value-type="string">
            <text:p>scoobi_1</text:p>
          </table:table-cell>
          <table:table-cell office:value-type="float" office:value="618.1">
            <text:p>618.1</text:p>
          </table:table-cell>
          <table:table-cell office:value-type="float" office:value="11.73">
            <text:p>11.73</text:p>
          </table:table-cell>
          <table:table-cell office:value-type="float" office:value="20.58">
            <text:p>20.58</text:p>
          </table:table-cell>
          <table:table-cell office:value-type="float" office:value="1160592">
            <text:p>1160592</text:p>
          </table:table-cell>
          <table:table-cell table:style-name="ce1" office:value-type="string">
            <text:p>5%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81.14">
            <text:p>481.14</text:p>
          </table:table-cell>
          <table:table-cell office:value-type="float" office:value="1.52">
            <text:p>1.52</text:p>
          </table:table-cell>
          <table:table-cell office:value-type="float" office:value="8.54">
            <text:p>8.54</text:p>
          </table:table-cell>
          <table:table-cell office:value-type="float" office:value="1169456">
            <text:p>1169456</text:p>
          </table:table-cell>
          <table:table-cell table:style-name="ce2" office:value-type="percentage" office:value="0.02">
            <text:p>2.00%</text:p>
          </table:table-cell>
          <table:table-cell table:number-columns-repeated="15"/>
          <table:table-cell office:value-type="string">
            <text:p>scoobi_0</text:p>
          </table:table-cell>
          <table:table-cell office:value-type="float" office:value="661.45">
            <text:p>661.45</text:p>
          </table:table-cell>
          <table:table-cell office:value-type="float" office:value="11.7">
            <text:p>11.7</text:p>
          </table:table-cell>
          <table:table-cell office:value-type="float" office:value="20.93">
            <text:p>20.93</text:p>
          </table:table-cell>
          <table:table-cell office:value-type="float" office:value="1160128">
            <text:p>1160128</text:p>
          </table:table-cell>
          <table:table-cell table:style-name="ce1" office:value-type="string">
            <text:p>4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28.62">
            <text:p>428.62</text:p>
          </table:table-cell>
          <table:table-cell office:value-type="float" office:value="1.42">
            <text:p>1.42</text:p>
          </table:table-cell>
          <table:table-cell office:value-type="float" office:value="8.47">
            <text:p>8.47</text:p>
          </table:table-cell>
          <table:table-cell office:value-type="float" office:value="1181808">
            <text:p>1181808</text:p>
          </table:table-cell>
          <table:table-cell table:style-name="ce1" office:value-type="string">
            <text:p>2%</text:p>
          </table:table-cell>
          <table:table-cell office:value-type="string">
            <text:p>(75-84)</text:p>
          </table:table-cell>
          <table:table-cell office:value-type="string">
            <text:p>crunch_4</text:p>
          </table:table-cell>
          <table:table-cell office:value-type="float" office:value="401.93">
            <text:p>401.93</text:p>
          </table:table-cell>
          <table:table-cell office:value-type="float" office:value="0.94">
            <text:p>0.94</text:p>
          </table:table-cell>
          <table:table-cell office:value-type="float" office:value="5.83">
            <text:p>5.83</text:p>
          </table:table-cell>
          <table:table-cell office:value-type="float" office:value="662752">
            <text:p>662752</text:p>
          </table:table-cell>
          <table:table-cell table:style-name="ce1" office:value-type="string">
            <text:p>1%</text:p>
          </table:table-cell>
          <table:table-cell table:number-columns-repeated="8"/>
          <table:table-cell office:value-type="string">
            <text:p>scoobi_4</text:p>
          </table:table-cell>
          <table:table-cell office:value-type="float" office:value="484.34">
            <text:p>484.34</text:p>
          </table:table-cell>
          <table:table-cell office:value-type="float" office:value="11.37">
            <text:p>11.37</text:p>
          </table:table-cell>
          <table:table-cell office:value-type="float" office:value="20.41">
            <text:p>20.41</text:p>
          </table:table-cell>
          <table:table-cell office:value-type="float" office:value="1158304">
            <text:p>1158304</text:p>
          </table:table-cell>
          <table:table-cell table:style-name="ce1" office:value-type="string">
            <text:p>6%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74.21">
            <text:p>274.21</text:p>
          </table:table-cell>
          <table:table-cell office:value-type="float" office:value="1.25">
            <text:p>1.25</text:p>
          </table:table-cell>
          <table:table-cell office:value-type="float" office:value="7.8">
            <text:p>7.8</text:p>
          </table:table-cell>
          <table:table-cell office:value-type="float" office:value="1151408">
            <text:p>1151408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crunch_3</text:p>
          </table:table-cell>
          <table:table-cell office:value-type="float" office:value="515.95">
            <text:p>515.95</text:p>
          </table:table-cell>
          <table:table-cell office:value-type="float" office:value="0.9">
            <text:p>0.9</text:p>
          </table:table-cell>
          <table:table-cell office:value-type="float" office:value="6.02">
            <text:p>6.02</text:p>
          </table:table-cell>
          <table:table-cell office:value-type="float" office:value="481200">
            <text:p>481200</text:p>
          </table:table-cell>
          <table:table-cell table:style-name="ce1" office:value-type="string">
            <text:p>1%</text:p>
          </table:table-cell>
          <table:table-cell table:number-columns-repeated="8"/>
          <table:table-cell office:value-type="string">
            <text:p>scoobi_3</text:p>
          </table:table-cell>
          <table:table-cell office:value-type="float" office:value="582.26">
            <text:p>582.26</text:p>
          </table:table-cell>
          <table:table-cell office:value-type="float" office:value="11.52">
            <text:p>11.52</text:p>
          </table:table-cell>
          <table:table-cell office:value-type="float" office:value="20.96">
            <text:p>20.96</text:p>
          </table:table-cell>
          <table:table-cell office:value-type="float" office:value="925056">
            <text:p>925056</text:p>
          </table:table-cell>
          <table:table-cell table:style-name="ce1" office:value-type="string">
            <text:p>5%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11.02">
            <text:p>411.02</text:p>
          </table:table-cell>
          <table:table-cell office:value-type="float" office:value="1.47">
            <text:p>1.47</text:p>
          </table:table-cell>
          <table:table-cell office:value-type="float" office:value="9.05">
            <text:p>9.05</text:p>
          </table:table-cell>
          <table:table-cell office:value-type="float" office:value="1180032">
            <text:p>1180032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2</text:p>
          </table:table-cell>
          <table:table-cell office:value-type="float" office:value="505.5">
            <text:p>505.5</text:p>
          </table:table-cell>
          <table:table-cell office:value-type="float" office:value="0.92">
            <text:p>0.92</text:p>
          </table:table-cell>
          <table:table-cell office:value-type="float" office:value="6.1">
            <text:p>6.1</text:p>
          </table:table-cell>
          <table:table-cell office:value-type="float" office:value="665824">
            <text:p>665824</text:p>
          </table:table-cell>
          <table:table-cell table:style-name="ce1" office:value-type="string">
            <text:p>1%</text:p>
          </table:table-cell>
          <table:table-cell table:number-columns-repeated="8"/>
          <table:table-cell office:value-type="string">
            <text:p>scoobi_2</text:p>
          </table:table-cell>
          <table:table-cell office:value-type="float" office:value="594.55">
            <text:p>594.55</text:p>
          </table:table-cell>
          <table:table-cell office:value-type="float" office:value="12.22">
            <text:p>12.22</text:p>
          </table:table-cell>
          <table:table-cell office:value-type="float" office:value="21.16">
            <text:p>21.16</text:p>
          </table:table-cell>
          <table:table-cell office:value-type="float" office:value="1170176">
            <text:p>1170176</text:p>
          </table:table-cell>
          <table:table-cell table:style-name="ce1" office:value-type="string">
            <text:p>5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29.01">
            <text:p>429.01</text:p>
          </table:table-cell>
          <table:table-cell office:value-type="float" office:value="1.55">
            <text:p>1.55</text:p>
          </table:table-cell>
          <table:table-cell office:value-type="float" office:value="8.59">
            <text:p>8.59</text:p>
          </table:table-cell>
          <table:table-cell office:value-type="float" office:value="1185904">
            <text:p>1185904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1</text:p>
          </table:table-cell>
          <table:table-cell office:value-type="float" office:value="567.6">
            <text:p>567.6</text:p>
          </table:table-cell>
          <table:table-cell office:value-type="float" office:value="1">
            <text:p>1</text:p>
          </table:table-cell>
          <table:table-cell office:value-type="float" office:value="5.96">
            <text:p>5.96</text:p>
          </table:table-cell>
          <table:table-cell office:value-type="float" office:value="494832">
            <text:p>494832</text:p>
          </table:table-cell>
          <table:table-cell table:style-name="ce1" office:value-type="string">
            <text:p>1%</text:p>
          </table:table-cell>
          <table:table-cell table:number-columns-repeated="8"/>
          <table:table-cell office:value-type="string">
            <text:p>scoobi_1</text:p>
          </table:table-cell>
          <table:table-cell office:value-type="float" office:value="623.45">
            <text:p>623.45</text:p>
          </table:table-cell>
          <table:table-cell office:value-type="float" office:value="11.27">
            <text:p>11.27</text:p>
          </table:table-cell>
          <table:table-cell office:value-type="float" office:value="20.92">
            <text:p>20.92</text:p>
          </table:table-cell>
          <table:table-cell office:value-type="float" office:value="1242032">
            <text:p>1242032</text:p>
          </table:table-cell>
          <table:table-cell table:style-name="ce1" office:value-type="string">
            <text:p>5%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79.61">
            <text:p>279.61</text:p>
          </table:table-cell>
          <table:table-cell office:value-type="float" office:value="1.32">
            <text:p>1.32</text:p>
          </table:table-cell>
          <table:table-cell office:value-type="float" office:value="7.75">
            <text:p>7.75</text:p>
          </table:table-cell>
          <table:table-cell office:value-type="float" office:value="1186800">
            <text:p>1186800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crunch_0</text:p>
          </table:table-cell>
          <table:table-cell office:value-type="float" office:value="572.78">
            <text:p>572.78</text:p>
          </table:table-cell>
          <table:table-cell office:value-type="float" office:value="1">
            <text:p>1</text:p>
          </table:table-cell>
          <table:table-cell office:value-type="float" office:value="5.92">
            <text:p>5.92</text:p>
          </table:table-cell>
          <table:table-cell office:value-type="float" office:value="380880">
            <text:p>380880</text:p>
          </table:table-cell>
          <table:table-cell table:style-name="ce1" office:value-type="string">
            <text:p>1%</text:p>
          </table:table-cell>
          <table:table-cell table:number-columns-repeated="8"/>
          <table:table-cell office:value-type="string">
            <text:p>scoobi_0</text:p>
          </table:table-cell>
          <table:table-cell office:value-type="float" office:value="669.77">
            <text:p>669.77</text:p>
          </table:table-cell>
          <table:table-cell office:value-type="float" office:value="11.12">
            <text:p>11.12</text:p>
          </table:table-cell>
          <table:table-cell office:value-type="float" office:value="20.86">
            <text:p>20.86</text:p>
          </table:table-cell>
          <table:table-cell office:value-type="float" office:value="1265200">
            <text:p>1265200</text:p>
          </table:table-cell>
          <table:table-cell table:style-name="ce1" office:value-type="string">
            <text:p>4%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25.6">
            <text:p>425.6</text:p>
          </table:table-cell>
          <table:table-cell office:value-type="float" office:value="1.48">
            <text:p>1.48</text:p>
          </table:table-cell>
          <table:table-cell office:value-type="float" office:value="9.08">
            <text:p>9.08</text:p>
          </table:table-cell>
          <table:table-cell office:value-type="float" office:value="1263168">
            <text:p>1263168</text:p>
          </table:table-cell>
          <table:table-cell table:style-name="ce1" office:value-type="string">
            <text:p>2%</text:p>
          </table:table-cell>
          <table:table-cell table:number-columns-repeated="21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64.72">
            <text:p>464.72</text:p>
          </table:table-cell>
          <table:table-cell office:value-type="float" office:value="1.45">
            <text:p>1.45</text:p>
          </table:table-cell>
          <table:table-cell office:value-type="float" office:value="8.58">
            <text:p>8.58</text:p>
          </table:table-cell>
          <table:table-cell office:value-type="float" office:value="1181376">
            <text:p>1181376</text:p>
          </table:table-cell>
          <table:table-cell table:style-name="ce2" office:value-type="percentage" office:value="0.02">
            <text:p>2.00%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>
            <text:p>crunch_0</text:p>
          </table:table-cell>
          <table:table-cell office:value-type="float" office:value="520.36">
            <text:p>520.36</text:p>
          </table:table-cell>
          <table:table-cell office:value-type="float" office:value="13">
            <text:p>13</text:p>
          </table:table-cell>
          <table:table-cell office:value-type="float" office:value="1.11">
            <text:p>1.11</text:p>
          </table:table-cell>
          <table:table-cell office:value-type="float" office:value="6">
            <text:p>6</text:p>
          </table:table-cell>
          <table:table-cell office:value-type="float" office:value="500400">
            <text:p>500400</text:p>
          </table:table-cell>
          <table:table-cell table:style-name="ce1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1</text:p>
          </table:table-cell>
          <table:table-cell office:value-type="float" office:value="473.68">
            <text:p>473.68</text:p>
          </table:table-cell>
          <table:table-cell office:value-type="float" office:value="15">
            <text:p>15</text:p>
          </table:table-cell>
          <table:table-cell office:value-type="float" office:value="0.94">
            <text:p>0.94</text:p>
          </table:table-cell>
          <table:table-cell office:value-type="float" office:value="5.97">
            <text:p>5.97</text:p>
          </table:table-cell>
          <table:table-cell office:value-type="float" office:value="495600">
            <text:p>495600</text:p>
          </table:table-cell>
          <table:table-cell table:style-name="ce1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2</text:p>
          </table:table-cell>
          <table:table-cell office:value-type="float" office:value="431.95">
            <text:p>431.95</text:p>
          </table:table-cell>
          <table:table-cell office:value-type="float" office:value="17">
            <text:p>17</text:p>
          </table:table-cell>
          <table:table-cell office:value-type="float" office:value="0.98">
            <text:p>0.98</text:p>
          </table:table-cell>
          <table:table-cell office:value-type="float" office:value="5.6">
            <text:p>5.6</text:p>
          </table:table-cell>
          <table:table-cell office:value-type="float" office:value="685040">
            <text:p>685040</text:p>
          </table:table-cell>
          <table:table-cell table:style-name="ce1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3</text:p>
          </table:table-cell>
          <table:table-cell office:value-type="float" office:value="437.36">
            <text:p>437.36</text:p>
          </table:table-cell>
          <table:table-cell office:value-type="float" office:value="19">
            <text:p>19</text:p>
          </table:table-cell>
          <table:table-cell office:value-type="float" office:value="0.97">
            <text:p>0.97</text:p>
          </table:table-cell>
          <table:table-cell office:value-type="float" office:value="5.66">
            <text:p>5.66</text:p>
          </table:table-cell>
          <table:table-cell office:value-type="float" office:value="671536">
            <text:p>671536</text:p>
          </table:table-cell>
          <table:table-cell table:style-name="ce1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4</text:p>
          </table:table-cell>
          <table:table-cell office:value-type="float" office:value="322.55">
            <text:p>322.55</text:p>
          </table:table-cell>
          <table:table-cell office:value-type="float" office:value="21">
            <text:p>21</text:p>
          </table:table-cell>
          <table:table-cell office:value-type="float" office:value="0.93">
            <text:p>0.93</text:p>
          </table:table-cell>
          <table:table-cell office:value-type="float" office:value="5.52">
            <text:p>5.52</text:p>
          </table:table-cell>
          <table:table-cell office:value-type="float" office:value="662304">
            <text:p>662304</text:p>
          </table:table-cell>
          <table:table-cell table:style-name="ce1" office:value-type="string">
            <text:p>2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0</text:p>
          </table:table-cell>
          <table:table-cell office:value-type="float" office:value="499.33">
            <text:p>499.33</text:p>
          </table:table-cell>
          <table:table-cell office:value-type="float" office:value="23">
            <text:p>23</text:p>
          </table:table-cell>
          <table:table-cell office:value-type="float" office:value="0.96">
            <text:p>0.96</text:p>
          </table:table-cell>
          <table:table-cell office:value-type="float" office:value="5.82">
            <text:p>5.82</text:p>
          </table:table-cell>
          <table:table-cell office:value-type="float" office:value="686544">
            <text:p>686544</text:p>
          </table:table-cell>
          <table:table-cell table:style-name="ce1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1</text:p>
          </table:table-cell>
          <table:table-cell office:value-type="float" office:value="494.98">
            <text:p>494.98</text:p>
          </table:table-cell>
          <table:table-cell office:value-type="float" office:value="25">
            <text:p>25</text:p>
          </table:table-cell>
          <table:table-cell office:value-type="float" office:value="0.96">
            <text:p>0.96</text:p>
          </table:table-cell>
          <table:table-cell office:value-type="float" office:value="5.82">
            <text:p>5.82</text:p>
          </table:table-cell>
          <table:table-cell office:value-type="float" office:value="661696">
            <text:p>661696</text:p>
          </table:table-cell>
          <table:table-cell table:style-name="ce1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2</text:p>
          </table:table-cell>
          <table:table-cell office:value-type="float" office:value="426.82">
            <text:p>426.82</text:p>
          </table:table-cell>
          <table:table-cell office:value-type="float" office:value="27">
            <text:p>27</text:p>
          </table:table-cell>
          <table:table-cell office:value-type="float" office:value="0.93">
            <text:p>0.93</text:p>
          </table:table-cell>
          <table:table-cell office:value-type="float" office:value="5.58">
            <text:p>5.58</text:p>
          </table:table-cell>
          <table:table-cell office:value-type="float" office:value="496832">
            <text:p>496832</text:p>
          </table:table-cell>
          <table:table-cell table:style-name="ce1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3</text:p>
          </table:table-cell>
          <table:table-cell office:value-type="float" office:value="437.39">
            <text:p>437.39</text:p>
          </table:table-cell>
          <table:table-cell office:value-type="float" office:value="29">
            <text:p>29</text:p>
          </table:table-cell>
          <table:table-cell office:value-type="float" office:value="0.84">
            <text:p>0.84</text:p>
          </table:table-cell>
          <table:table-cell office:value-type="float" office:value="5.9">
            <text:p>5.9</text:p>
          </table:table-cell>
          <table:table-cell office:value-type="float" office:value="488832">
            <text:p>488832</text:p>
          </table:table-cell>
          <table:table-cell table:style-name="ce1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4</text:p>
          </table:table-cell>
          <table:table-cell office:value-type="float" office:value="317.33">
            <text:p>317.33</text:p>
          </table:table-cell>
          <table:table-cell office:value-type="float" office:value="31">
            <text:p>31</text:p>
          </table:table-cell>
          <table:table-cell office:value-type="float" office:value="0.83">
            <text:p>0.83</text:p>
          </table:table-cell>
          <table:table-cell office:value-type="float" office:value="5.46">
            <text:p>5.46</text:p>
          </table:table-cell>
          <table:table-cell office:value-type="float" office:value="664432">
            <text:p>664432</text:p>
          </table:table-cell>
          <table:table-cell table:style-name="ce1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0</text:p>
          </table:table-cell>
          <table:table-cell office:value-type="float" office:value="504.7">
            <text:p>504.7</text:p>
          </table:table-cell>
          <table:table-cell office:value-type="float" office:value="33">
            <text:p>33</text:p>
          </table:table-cell>
          <table:table-cell office:value-type="float" office:value="1.02">
            <text:p>1.02</text:p>
          </table:table-cell>
          <table:table-cell office:value-type="float" office:value="5.71">
            <text:p>5.71</text:p>
          </table:table-cell>
          <table:table-cell office:value-type="float" office:value="663936">
            <text:p>663936</text:p>
          </table:table-cell>
          <table:table-cell table:style-name="ce1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1</text:p>
          </table:table-cell>
          <table:table-cell office:value-type="float" office:value="468.76">
            <text:p>468.7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.73">
            <text:p>5.73</text:p>
          </table:table-cell>
          <table:table-cell office:value-type="float" office:value="675008">
            <text:p>675008</text:p>
          </table:table-cell>
          <table:table-cell table:style-name="ce1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2</text:p>
          </table:table-cell>
          <table:table-cell office:value-type="float" office:value="427.15">
            <text:p>427.15</text:p>
          </table:table-cell>
          <table:table-cell office:value-type="float" office:value="37">
            <text:p>37</text:p>
          </table:table-cell>
          <table:table-cell office:value-type="float" office:value="1.03">
            <text:p>1.03</text:p>
          </table:table-cell>
          <table:table-cell office:value-type="float" office:value="5.72">
            <text:p>5.72</text:p>
          </table:table-cell>
          <table:table-cell office:value-type="float" office:value="667792">
            <text:p>667792</text:p>
          </table:table-cell>
          <table:table-cell table:style-name="ce1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3</text:p>
          </table:table-cell>
          <table:table-cell office:value-type="float" office:value="442.31">
            <text:p>442.31</text:p>
          </table:table-cell>
          <table:table-cell office:value-type="float" office:value="39">
            <text:p>39</text:p>
          </table:table-cell>
          <table:table-cell office:value-type="float" office:value="0.91">
            <text:p>0.91</text:p>
          </table:table-cell>
          <table:table-cell office:value-type="float" office:value="5.7">
            <text:p>5.7</text:p>
          </table:table-cell>
          <table:table-cell office:value-type="float" office:value="522752">
            <text:p>522752</text:p>
          </table:table-cell>
          <table:table-cell table:style-name="ce1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4</text:p>
          </table:table-cell>
          <table:table-cell office:value-type="float" office:value="317.68">
            <text:p>317.68</text:p>
          </table:table-cell>
          <table:table-cell office:value-type="float" office:value="41">
            <text:p>41</text:p>
          </table:table-cell>
          <table:table-cell office:value-type="float" office:value="0.96">
            <text:p>0.96</text:p>
          </table:table-cell>
          <table:table-cell office:value-type="float" office:value="5.44">
            <text:p>5.44</text:p>
          </table:table-cell>
          <table:table-cell office:value-type="float" office:value="688032">
            <text:p>688032</text:p>
          </table:table-cell>
          <table:table-cell table:style-name="ce1" office:value-type="string">
            <text:p>2%</text:p>
          </table:table-cell>
          <table:table-cell table:number-columns-repeated="13"/>
        </table:table-row>
      </table:table>
      <table:table table:name="Sheet3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2">
          <table:table-cell/>
          <table:table-cell table:style-name="ce3" office:value-type="float" office:value="10">
            <text:p>10</text:p>
          </table:table-cell>
          <table:table-cell table:number-columns-repeated="7"/>
          <table:table-cell table:style-name="ce3" office:value-type="float" office:value="100">
            <text:p>100</text:p>
          </table:table-cell>
          <table:table-cell table:number-columns-repeated="7"/>
          <table:table-cell table:style-name="ce3"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Running dimensions 10 job 10</text:p>
          </table:table-cell>
          <table:table-cell table:number-columns-repeated="7"/>
          <table:table-cell office:value-type="float" office:value="1339091141201">
            <text:p>1339091141201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4"/>
          <table:table-cell office:value-type="float" office:value="1339090545762">
            <text:p>1339090545762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1339160665870 Taking sample</text:p>
          </table:table-cell>
          <table:table-cell table:number-columns-repeated="7"/>
          <table:table-cell office:value-type="float" office:value="1339091187348">
            <text:p>1339091187348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589885">
            <text:p>1339090589885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339160713573 Starting big while</text:p>
          </table:table-cell>
          <table:table-cell table:number-columns-repeated="7"/>
          <table:table-cell office:value-type="float" office:value="1339091201808">
            <text:p>1339091201808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605022">
            <text:p>1339090605022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8.945595868304206E7</text:p>
          </table:table-cell>
        </table:table-row>
        <table:table-row table:style-name="ro1">
          <table:table-cell table:number-columns-repeated="2"/>
          <table:table-cell office:value-type="string">
            <text:p>1339160732268 Iteration 0 done, distance 235729.78812783115</text:p>
          </table:table-cell>
          <table:table-cell table:number-columns-repeated="7"/>
          <table:table-cell office:value-type="float" office:value="1339091215004">
            <text:p>133909121500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619244">
            <text:p>133909061924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2.6875748540400453E7</text:p>
          </table:table-cell>
        </table:table-row>
        <table:table-row table:style-name="ro1">
          <table:table-cell table:number-columns-repeated="2"/>
          <table:table-cell office:value-type="string">
            <text:p>1339160749990 Iteration 1 done, distance 92878.72122735108</text:p>
          </table:table-cell>
          <table:table-cell table:number-columns-repeated="7"/>
          <table:table-cell office:value-type="float" office:value="1339091228667">
            <text:p>1339091228667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632125">
            <text:p>1339090632125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862.56381076552">
            <text:p>6862.5638107655</text:p>
          </table:table-cell>
        </table:table-row>
        <table:table-row table:style-name="ro1">
          <table:table-cell table:number-columns-repeated="2"/>
          <table:table-cell office:value-type="string">
            <text:p>1339160767640 Iteration 2 done, distance 8127.496396752062</text:p>
          </table:table-cell>
          <table:table-cell table:number-columns-repeated="7"/>
          <table:table-cell office:value-type="float" office:value="1339091241590">
            <text:p>1339091241590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7.455109862346">
            <text:p>107.4551098623</text:p>
          </table:table-cell>
          <table:table-cell/>
          <table:table-cell office:value-type="float" office:value="1339090644808">
            <text:p>1339090644808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9.119349135881">
            <text:p>109.1193491359</text:p>
          </table:table-cell>
        </table:table-row>
        <table:table-row table:style-name="ro1">
          <table:table-cell table:number-columns-repeated="2"/>
          <table:table-cell office:value-type="string">
            <text:p>1339160784944 Iteration 3 done, distance 102.98748054562259</text:p>
          </table:table-cell>
          <table:table-cell table:number-columns-repeated="7"/>
          <table:table-cell office:value-type="float" office:value="1339091254243">
            <text:p>1339091254243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31.7493904113055">
            <text:p>31.7493904113</text:p>
          </table:table-cell>
          <table:table-cell/>
          <table:table-cell office:value-type="float" office:value="1339090659182">
            <text:p>1339090659182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58.3069847988499">
            <text:p>58.3069847988</text:p>
          </table:table-cell>
        </table:table-row>
        <table:table-row table:style-name="ro1">
          <table:table-cell table:number-columns-repeated="2"/>
          <table:table-cell office:value-type="string">
            <text:p>1339160802205 Iteration 4 done, distance 78.584935064375</text:p>
          </table:table-cell>
          <table:table-cell table:number-columns-repeated="7"/>
          <table:table-cell office:value-type="float" office:value="1339091254243">
            <text:p>1339091254243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  <table:table-cell office:value-type="float" office:value="1339090659182">
            <text:p>1339090659182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339160802205 5 iterations done</text:p>
          </table:table-cell>
          <table:table-cell table:number-columns-repeated="7"/>
          <table:table-cell office:value-type="string">
            <text:p>KMeansApp</text:p>
          </table:table-cell>
          <table:table-cell office:value-type="float" office:value="115.62">
            <text:p>115.62</text:p>
          </table:table-cell>
          <table:table-cell office:value-type="float" office:value="4.57">
            <text:p>4.57</text:p>
          </table:table-cell>
          <table:table-cell office:value-type="float" office:value="10.5">
            <text:p>10.5</text:p>
          </table:table-cell>
          <table:table-cell office:value-type="float" office:value="2631264">
            <text:p>2631264</text:p>
          </table:table-cell>
          <table:table-cell table:style-name="ce1" office:value-type="string">
            <text:p>13%</text:p>
          </table:table-cell>
          <table:table-cell/>
          <table:table-cell office:value-type="string">
            <text:p>KMeansApp</text:p>
          </table:table-cell>
          <table:table-cell office:value-type="float" office:value="115.97">
            <text:p>115.97</text:p>
          </table:table-cell>
          <table:table-cell office:value-type="float" office:value="9.78">
            <text:p>9.78</text:p>
          </table:table-cell>
          <table:table-cell office:value-type="float" office:value="15.79">
            <text:p>15.79</text:p>
          </table:table-cell>
          <table:table-cell office:value-type="float" office:value="2704448">
            <text:p>2704448</text:p>
          </table:table-cell>
          <table:table-cell table:style-name="ce1" office:value-type="string">
            <text:p>22%</text:p>
          </table:table-cell>
        </table:table-row>
        <table:table-row table:style-name="ro1">
          <table:table-cell table:number-columns-repeated="2"/>
          <table:table-cell office:value-type="string">
            <text:p>KMeansApp</text:p>
          </table:table-cell>
          <table:table-cell office:value-type="float" office:value="138.96">
            <text:p>138.96</text:p>
          </table:table-cell>
          <table:table-cell office:value-type="float" office:value="5.44">
            <text:p>5.44</text:p>
          </table:table-cell>
          <table:table-cell office:value-type="float" office:value="10.57">
            <text:p>10.57</text:p>
          </table:table-cell>
          <table:table-cell office:value-type="float" office:value="6106224">
            <text:p>6106224</text:p>
          </table:table-cell>
          <table:table-cell table:style-name="ce1" office:value-type="string">
            <text:p>11%</text:p>
          </table:table-cell>
          <table:table-cell table:number-columns-repeated="2"/>
          <table:table-cell office:value-type="float" office:value="1339091257205">
            <text:p>1339091257205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4"/>
          <table:table-cell office:value-type="float" office:value="1339090662169">
            <text:p>1339090662169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1339160805234 Taking sample</text:p>
          </table:table-cell>
          <table:table-cell table:number-columns-repeated="7"/>
          <table:table-cell office:value-type="float" office:value="1339091297032">
            <text:p>1339091297032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698559">
            <text:p>1339090698559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339160853439 Starting big while</text:p>
          </table:table-cell>
          <table:table-cell table:number-columns-repeated="7"/>
          <table:table-cell office:value-type="float" office:value="1339091312935">
            <text:p>1339091312935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713367">
            <text:p>1339090713367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8.945595868304205E7</text:p>
          </table:table-cell>
        </table:table-row>
        <table:table-row table:style-name="ro1">
          <table:table-cell table:number-columns-repeated="2"/>
          <table:table-cell office:value-type="string">
            <text:p>1339160904170 Iteration 0 done, distance: 235729.7881278312</text:p>
          </table:table-cell>
          <table:table-cell table:number-columns-repeated="7"/>
          <table:table-cell office:value-type="float" office:value="1339091327698">
            <text:p>1339091327698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727450">
            <text:p>1339090727450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2.6875748540400445E7</text:p>
          </table:table-cell>
        </table:table-row>
        <table:table-row table:style-name="ro1">
          <table:table-cell table:number-columns-repeated="2"/>
          <table:table-cell office:value-type="string">
            <text:p>1339160941995 Iteration 1 done, distance: 92878.72122735108</text:p>
          </table:table-cell>
          <table:table-cell table:number-columns-repeated="7"/>
          <table:table-cell office:value-type="float" office:value="1339091342100">
            <text:p>133909134210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741252">
            <text:p>1339090741252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862.56381076551">
            <text:p>6862.5638107655</text:p>
          </table:table-cell>
        </table:table-row>
        <table:table-row table:style-name="ro1">
          <table:table-cell table:number-columns-repeated="2"/>
          <table:table-cell office:value-type="string">
            <text:p>1339160978774 Iteration 2 done, distance: 8127.496396752058</text:p>
          </table:table-cell>
          <table:table-cell table:number-columns-repeated="7"/>
          <table:table-cell office:value-type="float" office:value="1339091356577">
            <text:p>1339091356577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7.455109862348">
            <text:p>107.4551098623</text:p>
          </table:table-cell>
          <table:table-cell/>
          <table:table-cell office:value-type="float" office:value="1339090754894">
            <text:p>1339090754894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9.119349135883">
            <text:p>109.1193491359</text:p>
          </table:table-cell>
        </table:table-row>
        <table:table-row table:style-name="ro1">
          <table:table-cell table:number-columns-repeated="2"/>
          <table:table-cell office:value-type="string">
            <text:p>1339161016032 Iteration 3 done, distance: 102.9874805456225</text:p>
          </table:table-cell>
          <table:table-cell table:number-columns-repeated="7"/>
          <table:table-cell office:value-type="float" office:value="1339091370858">
            <text:p>1339091370858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31.7493904113045">
            <text:p>31.7493904113</text:p>
          </table:table-cell>
          <table:table-cell/>
          <table:table-cell office:value-type="float" office:value="1339090768449">
            <text:p>133909076844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58.3069847988499">
            <text:p>58.3069847988</text:p>
          </table:table-cell>
        </table:table-row>
        <table:table-row table:style-name="ro1">
          <table:table-cell table:number-columns-repeated="2"/>
          <table:table-cell office:value-type="string">
            <text:p>1339161052610 Iteration 4 done, distance: 78.5849350643742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5 iterations done</text:p>
          </table:table-cell>
          <table:table-cell table:number-columns-repeated="7"/>
          <table:table-cell office:value-type="string">
            <text:p>SparkKMeans</text:p>
          </table:table-cell>
          <table:table-cell office:value-type="float" office:value="116.58">
            <text:p>116.58</text:p>
          </table:table-cell>
          <table:table-cell office:value-type="float" office:value="2.36">
            <text:p>2.36</text:p>
          </table:table-cell>
          <table:table-cell office:value-type="float" office:value="8.37">
            <text:p>8.37</text:p>
          </table:table-cell>
          <table:table-cell office:value-type="float" office:value="2023248">
            <text:p>2023248</text:p>
          </table:table-cell>
          <table:table-cell table:style-name="ce1" office:value-type="string">
            <text:p>9%</text:p>
          </table:table-cell>
          <table:table-cell/>
          <table:table-cell office:value-type="string">
            <text:p>SparkKMeans</text:p>
          </table:table-cell>
          <table:table-cell office:value-type="float" office:value="109.26">
            <text:p>109.26</text:p>
          </table:table-cell>
          <table:table-cell office:value-type="float" office:value="6.4">
            <text:p>6.4</text:p>
          </table:table-cell>
          <table:table-cell office:value-type="float" office:value="13.68">
            <text:p>13.68</text:p>
          </table:table-cell>
          <table:table-cell office:value-type="float" office:value="2757808">
            <text:p>2757808</text:p>
          </table:table-cell>
          <table:table-cell table:style-name="ce1" office:value-type="string">
            <text:p>18%</text:p>
          </table:table-cell>
        </table:table-row>
        <table:table-row table:style-name="ro1">
          <table:table-cell table:number-columns-repeated="2"/>
          <table:table-cell office:value-type="string">
            <text:p>SparkKMeans</text:p>
          </table:table-cell>
          <table:table-cell office:value-type="float" office:value="250.21">
            <text:p>250.21</text:p>
          </table:table-cell>
          <table:table-cell office:value-type="float" office:value="1.85">
            <text:p>1.85</text:p>
          </table:table-cell>
          <table:table-cell office:value-type="float" office:value="8.48">
            <text:p>8.48</text:p>
          </table:table-cell>
          <table:table-cell office:value-type="float" office:value="1593776">
            <text:p>1593776</text:p>
          </table:table-cell>
          <table:table-cell table:style-name="ce1" office:value-type="string">
            <text:p>4%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float" office:value="1339092057578">
            <text:p>1339092057578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292940">
            <text:p>1339090292940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339092071844">
            <text:p>1339092071844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336466">
            <text:p>1339090336466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39092086232">
            <text:p>1339092086232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352769">
            <text:p>1339090352769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8.945595868304206E7</text:p>
          </table:table-cell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1339092100064">
            <text:p>1339092100064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7279.1240233176">
            <text:p>17279.1240233176</text:p>
          </table:table-cell>
          <table:table-cell/>
          <table:table-cell office:value-type="float" office:value="1339090367346">
            <text:p>1339090367346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2.6875748540400453E7</text:p>
          </table:table-cell>
        </table:table-row>
        <table:table-row table:style-name="ro1">
          <table:table-cell table:number-columns-repeated="2"/>
          <table:table-cell office:value-type="float" office:value="1339161643887">
            <text:p>1339161643887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5"/>
          <table:table-cell office:value-type="float" office:value="1339092112882">
            <text:p>1339092112882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7.455109862346">
            <text:p>107.4551098623</text:p>
          </table:table-cell>
          <table:table-cell/>
          <table:table-cell office:value-type="float" office:value="1339090380226">
            <text:p>1339090380226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862.56381076552">
            <text:p>6862.5638107655</text:p>
          </table:table-cell>
        </table:table-row>
        <table:table-row table:style-name="ro1">
          <table:table-cell table:number-columns-repeated="2"/>
          <table:table-cell office:value-type="float" office:value="1339161690196">
            <text:p>1339161690196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4"/>
          <table:table-cell office:value-type="float" office:value="1339092126891">
            <text:p>1339092126891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31.7493904113053">
            <text:p>31.7493904113</text:p>
          </table:table-cell>
          <table:table-cell/>
          <table:table-cell office:value-type="float" office:value="1339090393217">
            <text:p>1339090393217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9.119349135881">
            <text:p>109.1193491359</text:p>
          </table:table-cell>
        </table:table-row>
        <table:table-row table:style-name="ro1">
          <table:table-cell table:number-columns-repeated="2"/>
          <table:table-cell office:value-type="float" office:value="1339161707672">
            <text:p>1339161707672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2"/>
          <table:table-cell office:value-type="float" office:value="1339092126891">
            <text:p>1339092126891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  <table:table-cell office:value-type="float" office:value="1339090406454">
            <text:p>1339090406454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58.3069847988503">
            <text:p>58.3069847989</text:p>
          </table:table-cell>
        </table:table-row>
        <table:table-row table:style-name="ro1">
          <table:table-cell table:number-columns-repeated="2"/>
          <table:table-cell office:value-type="float" office:value="1339161724493">
            <text:p>1339161724493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1">
            <text:p>92878.7212273511</text:p>
          </table:table-cell>
          <table:table-cell table:number-columns-repeated="2"/>
          <table:table-cell office:value-type="string">
            <text:p>KMeansApp</text:p>
          </table:table-cell>
          <table:table-cell office:value-type="float" office:value="115.65">
            <text:p>115.65</text:p>
          </table:table-cell>
          <table:table-cell office:value-type="float" office:value="4.72">
            <text:p>4.72</text:p>
          </table:table-cell>
          <table:table-cell office:value-type="float" office:value="10.59">
            <text:p>10.59</text:p>
          </table:table-cell>
          <table:table-cell office:value-type="float" office:value="2568224">
            <text:p>2568224</text:p>
          </table:table-cell>
          <table:table-cell table:style-name="ce1" office:value-type="string">
            <text:p>13%</text:p>
          </table:table-cell>
          <table:table-cell/>
          <table:table-cell office:value-type="float" office:value="1339090406454">
            <text:p>1339090406454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9161741065">
            <text:p>1339161741065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6">
            <text:p>8127.4963967521</text:p>
          </table:table-cell>
          <table:table-cell table:number-columns-repeated="2"/>
          <table:table-cell office:value-type="float" office:value="1339092129857">
            <text:p>1339092129857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4"/>
          <table:table-cell office:value-type="string">
            <text:p>KMeansApp</text:p>
          </table:table-cell>
          <table:table-cell office:value-type="float" office:value="116.06">
            <text:p>116.06</text:p>
          </table:table-cell>
          <table:table-cell office:value-type="float" office:value="10">
            <text:p>10</text:p>
          </table:table-cell>
          <table:table-cell office:value-type="float" office:value="15.75">
            <text:p>15.75</text:p>
          </table:table-cell>
          <table:table-cell office:value-type="float" office:value="2701536">
            <text:p>2701536</text:p>
          </table:table-cell>
          <table:table-cell table:style-name="ce1" office:value-type="string">
            <text:p>22%</text:p>
          </table:table-cell>
        </table:table-row>
        <table:table-row table:style-name="ro1">
          <table:table-cell table:number-columns-repeated="2"/>
          <table:table-cell office:value-type="float" office:value="1339161757508">
            <text:p>1339161757508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3">
            <text:p>102.9874805456</text:p>
          </table:table-cell>
          <table:table-cell table:number-columns-repeated="2"/>
          <table:table-cell office:value-type="float" office:value="1339092169568">
            <text:p>1339092169568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409417">
            <text:p>1339090409417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161773933">
            <text:p>1339161773933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48">
            <text:p>78.5849350644</text:p>
          </table:table-cell>
          <table:table-cell table:number-columns-repeated="2"/>
          <table:table-cell office:value-type="float" office:value="1339092185564">
            <text:p>1339092185564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447433">
            <text:p>1339090447433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9161773933">
            <text:p>1339161773933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1339092200417">
            <text:p>1339092200417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462482">
            <text:p>1339090462482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8.945595868304206E7</text:p>
          </table:table-cell>
        </table:table-row>
        <table:table-row table:style-name="ro1">
          <table:table-cell table:number-columns-repeated="2"/>
          <table:table-cell office:value-type="string">
            <text:p>KMeansApp<text:tab/>132.63<text:tab/>5.48<text:tab/>10.50<text:tab/>6081664<text:tab/>12%</text:p>
          </table:table-cell>
          <table:table-cell table:number-columns-repeated="7"/>
          <table:table-cell office:value-type="float" office:value="1339092215608">
            <text:p>1339092215608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476570">
            <text:p>1339090476570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2.687574854040045E7</text:p>
          </table:table-cell>
        </table:table-row>
        <table:table-row table:style-name="ro1">
          <table:table-cell table:number-columns-repeated="2"/>
          <table:table-cell office:value-type="float" office:value="1339161776858">
            <text:p>1339161776858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5"/>
          <table:table-cell office:value-type="float" office:value="1339092229972">
            <text:p>1339092229972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7.455109862348">
            <text:p>107.4551098623</text:p>
          </table:table-cell>
          <table:table-cell/>
          <table:table-cell office:value-type="float" office:value="1339090490527">
            <text:p>1339090490527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862.56381076552">
            <text:p>6862.5638107655</text:p>
          </table:table-cell>
        </table:table-row>
        <table:table-row table:style-name="ro1">
          <table:table-cell table:number-columns-repeated="2"/>
          <table:table-cell office:value-type="float" office:value="1339161826243">
            <text:p>1339161826243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4"/>
          <table:table-cell office:value-type="float" office:value="1339092244849">
            <text:p>133909224484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31.7493904113038">
            <text:p>31.7493904113</text:p>
          </table:table-cell>
          <table:table-cell/>
          <table:table-cell office:value-type="float" office:value="1339090504461">
            <text:p>133909050446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9.119349135882">
            <text:p>109.1193491359</text:p>
          </table:table-cell>
        </table:table-row>
        <table:table-row table:style-name="ro1">
          <table:table-cell table:number-columns-repeated="2"/>
          <table:table-cell office:value-type="float" office:value="1339161871866">
            <text:p>1339161871866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1339090517915">
            <text:p>1339090517915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58.30698479885">
            <text:p>58.3069847989</text:p>
          </table:table-cell>
        </table:table-row>
        <table:table-row table:style-name="ro1">
          <table:table-cell table:number-columns-repeated="2"/>
          <table:table-cell office:value-type="float" office:value="1339161902743">
            <text:p>1339161902743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1">
            <text:p>92878.7212273511</text:p>
          </table:table-cell>
          <table:table-cell table:number-columns-repeated="2"/>
          <table:table-cell office:value-type="string">
            <text:p>SparkKMeans</text:p>
          </table:table-cell>
          <table:table-cell office:value-type="float" office:value="117.94">
            <text:p>117.94</text:p>
          </table:table-cell>
          <table:table-cell office:value-type="float" office:value="2.39">
            <text:p>2.39</text:p>
          </table:table-cell>
          <table:table-cell office:value-type="float" office:value="8.38">
            <text:p>8.38</text:p>
          </table:table-cell>
          <table:table-cell office:value-type="float" office:value="2034288">
            <text:p>2034288</text:p>
          </table:table-cell>
          <table:table-cell table:style-name="ce1" office:value-type="string">
            <text:p>9%</text:p>
          </table:table-cell>
          <table:table-cell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161933197">
            <text:p>1339161933197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7">
            <text:p>8127.4963967521</text:p>
          </table:table-cell>
          <table:table-cell table:number-columns-repeated="9"/>
          <table:table-cell office:value-type="string">
            <text:p>SparkKMeans</text:p>
          </table:table-cell>
          <table:table-cell office:value-type="float" office:value="109.26">
            <text:p>109.26</text:p>
          </table:table-cell>
          <table:table-cell office:value-type="float" office:value="6.4">
            <text:p>6.4</text:p>
          </table:table-cell>
          <table:table-cell office:value-type="float" office:value="13.68">
            <text:p>13.68</text:p>
          </table:table-cell>
          <table:table-cell office:value-type="float" office:value="2757808">
            <text:p>2757808</text:p>
          </table:table-cell>
          <table:table-cell table:style-name="ce1" office:value-type="string">
            <text:p>18%</text:p>
          </table:table-cell>
        </table:table-row>
        <table:table-row table:style-name="ro1">
          <table:table-cell table:number-columns-repeated="2"/>
          <table:table-cell office:value-type="float" office:value="1339161963660">
            <text:p>1339161963660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3">
            <text:p>102.9874805456</text:p>
          </table:table-cell>
          <table:table-cell table:number-columns-repeated="2"/>
          <table:table-cell office:value-type="float" office:value="1339092247394">
            <text:p>1339092247394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339161994029">
            <text:p>133916199402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48">
            <text:p>78.5849350644</text:p>
          </table:table-cell>
          <table:table-cell table:number-columns-repeated="2"/>
          <table:table-cell office:value-type="float" office:value="1339092290812">
            <text:p>1339092290812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806501">
            <text:p>1339090806501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5"/>
          <table:table-cell office:value-type="float" office:value="1339092305265">
            <text:p>1339092305265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848876">
            <text:p>1339090848876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parkKMeans<text:tab/>219.94<text:tab/>1.78<text:tab/>8.34<text:tab/>1556176<text:tab/>4%</text:p>
          </table:table-cell>
          <table:table-cell table:number-columns-repeated="7"/>
          <table:table-cell office:value-type="float" office:value="1339092320086">
            <text:p>1339092320086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864011">
            <text:p>1339090864011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8.945595868304205E7</text:p>
          </table:table-cell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339092332880">
            <text:p>133909233288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879133">
            <text:p>1339090879133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2.6875748540400453E7</text:p>
          </table:table-cell>
        </table:table-row>
        <table:table-row table:style-name="ro1">
          <table:table-cell table:number-columns-repeated="2"/>
          <table:table-cell office:value-type="float" office:value="1339161996488">
            <text:p>1339161996488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5"/>
          <table:table-cell office:value-type="float" office:value="1339092346741">
            <text:p>133909234674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7.455109862348">
            <text:p>107.4551098623</text:p>
          </table:table-cell>
          <table:table-cell/>
          <table:table-cell office:value-type="float" office:value="1339090892200">
            <text:p>133909089220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862.56381076552">
            <text:p>6862.5638107655</text:p>
          </table:table-cell>
        </table:table-row>
        <table:table-row table:style-name="ro1">
          <table:table-cell table:number-columns-repeated="2"/>
          <table:table-cell office:value-type="float" office:value="1339162043163">
            <text:p>1339162043163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4"/>
          <table:table-cell office:value-type="float" office:value="1339092359309">
            <text:p>133909235930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31.7493904113049">
            <text:p>31.7493904113</text:p>
          </table:table-cell>
          <table:table-cell/>
          <table:table-cell office:value-type="float" office:value="1339090905561">
            <text:p>133909090556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9.119349135882">
            <text:p>109.1193491359</text:p>
          </table:table-cell>
        </table:table-row>
        <table:table-row table:style-name="ro1">
          <table:table-cell table:number-columns-repeated="2"/>
          <table:table-cell office:value-type="float" office:value="1339162062809">
            <text:p>1339162062809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2"/>
          <table:table-cell office:value-type="float" office:value="1339092359309">
            <text:p>1339092359309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  <table:table-cell office:value-type="float" office:value="1339090918156">
            <text:p>1339090918156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58.3069847988495">
            <text:p>58.3069847988</text:p>
          </table:table-cell>
        </table:table-row>
        <table:table-row table:style-name="ro1">
          <table:table-cell table:number-columns-repeated="2"/>
          <table:table-cell office:value-type="float" office:value="1339162081509">
            <text:p>1339162081509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">
            <text:p>92878.721227351</text:p>
          </table:table-cell>
          <table:table-cell table:number-columns-repeated="2"/>
          <table:table-cell office:value-type="string">
            <text:p>KMeansApp</text:p>
          </table:table-cell>
          <table:table-cell office:value-type="float" office:value="114.47">
            <text:p>114.47</text:p>
          </table:table-cell>
          <table:table-cell office:value-type="float" office:value="4.72">
            <text:p>4.72</text:p>
          </table:table-cell>
          <table:table-cell office:value-type="float" office:value="10.49">
            <text:p>10.49</text:p>
          </table:table-cell>
          <table:table-cell office:value-type="float" office:value="2591008">
            <text:p>2591008</text:p>
          </table:table-cell>
          <table:table-cell table:style-name="ce1" office:value-type="string">
            <text:p>13%</text:p>
          </table:table-cell>
          <table:table-cell/>
          <table:table-cell office:value-type="float" office:value="1339090918156">
            <text:p>1339090918156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9162100155">
            <text:p>1339162100155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5">
            <text:p>8127.4963967521</text:p>
          </table:table-cell>
          <table:table-cell table:number-columns-repeated="2"/>
          <table:table-cell office:value-type="float" office:value="1339092362326">
            <text:p>1339092362326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4"/>
          <table:table-cell office:value-type="string">
            <text:p>KMeansApp</text:p>
          </table:table-cell>
          <table:table-cell office:value-type="float" office:value="114.23">
            <text:p>114.23</text:p>
          </table:table-cell>
          <table:table-cell office:value-type="float" office:value="9.17">
            <text:p>9.17</text:p>
          </table:table-cell>
          <table:table-cell office:value-type="float" office:value="15.69">
            <text:p>15.69</text:p>
          </table:table-cell>
          <table:table-cell office:value-type="float" office:value="2709632">
            <text:p>2709632</text:p>
          </table:table-cell>
          <table:table-cell table:style-name="ce1" office:value-type="string">
            <text:p>21%</text:p>
          </table:table-cell>
        </table:table-row>
        <table:table-row table:style-name="ro1">
          <table:table-cell table:number-columns-repeated="2"/>
          <table:table-cell office:value-type="float" office:value="1339162118531">
            <text:p>133916211853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3">
            <text:p>102.9874805456</text:p>
          </table:table-cell>
          <table:table-cell table:number-columns-repeated="2"/>
          <table:table-cell office:value-type="float" office:value="1339092401905">
            <text:p>1339092401905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921150">
            <text:p>1339090921150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162136863">
            <text:p>1339162136863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41">
            <text:p>78.5849350644</text:p>
          </table:table-cell>
          <table:table-cell table:number-columns-repeated="2"/>
          <table:table-cell office:value-type="float" office:value="1339092418043">
            <text:p>1339092418043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959251">
            <text:p>1339090959251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9162136864">
            <text:p>1339162136864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1339092433450">
            <text:p>1339092433450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450057.97723528">
            <text:p>1450057.97723528</text:p>
          </table:table-cell>
          <table:table-cell/>
          <table:table-cell office:value-type="float" office:value="1339090974861">
            <text:p>1339090974861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8.945595868304205E7</text:p>
          </table:table-cell>
        </table:table-row>
        <table:table-row table:style-name="ro1">
          <table:table-cell table:number-columns-repeated="2"/>
          <table:table-cell office:value-type="string">
            <text:p>KMeansApp<text:tab/>142.97<text:tab/>5.40<text:tab/>10.65<text:tab/>5948096<text:tab/>11%</text:p>
          </table:table-cell>
          <table:table-cell table:number-columns-repeated="7"/>
          <table:table-cell office:value-type="float" office:value="1339092448284">
            <text:p>1339092448284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989185">
            <text:p>1339090989185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2.687574854040045E7</text:p>
          </table:table-cell>
        </table:table-row>
        <table:table-row table:style-name="ro1">
          <table:table-cell table:number-columns-repeated="2"/>
          <table:table-cell office:value-type="float" office:value="1339162139760">
            <text:p>1339162139760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5"/>
          <table:table-cell office:value-type="float" office:value="1339092464532">
            <text:p>1339092464532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7.455109862348">
            <text:p>107.4551098623</text:p>
          </table:table-cell>
          <table:table-cell/>
          <table:table-cell office:value-type="float" office:value="1339091003553">
            <text:p>1339091003553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862.56381076551">
            <text:p>6862.5638107655</text:p>
          </table:table-cell>
        </table:table-row>
        <table:table-row table:style-name="ro1">
          <table:table-cell table:number-columns-repeated="2"/>
          <table:table-cell office:value-type="float" office:value="1339162189317">
            <text:p>133916218931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4"/>
          <table:table-cell office:value-type="float" office:value="1339092479595">
            <text:p>1339092479595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31.7493904113044">
            <text:p>31.7493904113</text:p>
          </table:table-cell>
          <table:table-cell/>
          <table:table-cell office:value-type="float" office:value="1339091017100">
            <text:p>1339091017100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9.119349135883">
            <text:p>109.1193491359</text:p>
          </table:table-cell>
        </table:table-row>
        <table:table-row table:style-name="ro1">
          <table:table-cell table:number-columns-repeated="2"/>
          <table:table-cell office:value-type="float" office:value="1339162233967">
            <text:p>1339162233967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1339091032323">
            <text:p>1339091032323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58.3069847988505">
            <text:p>58.3069847989</text:p>
          </table:table-cell>
        </table:table-row>
        <table:table-row table:style-name="ro1">
          <table:table-cell table:number-columns-repeated="2"/>
          <table:table-cell office:value-type="float" office:value="1339162265022">
            <text:p>1339162265022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">
            <text:p>92878.721227351</text:p>
          </table:table-cell>
          <table:table-cell table:number-columns-repeated="2"/>
          <table:table-cell office:value-type="string">
            <text:p>SparkKMeans</text:p>
          </table:table-cell>
          <table:table-cell office:value-type="float" office:value="120.26">
            <text:p>120.26</text:p>
          </table:table-cell>
          <table:table-cell office:value-type="float" office:value="2.33">
            <text:p>2.33</text:p>
          </table:table-cell>
          <table:table-cell office:value-type="float" office:value="8.52">
            <text:p>8.52</text:p>
          </table:table-cell>
          <table:table-cell office:value-type="float" office:value="2032512">
            <text:p>2032512</text:p>
          </table:table-cell>
          <table:table-cell table:style-name="ce1" office:value-type="string">
            <text:p>9%</text:p>
          </table:table-cell>
          <table:table-cell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162295813">
            <text:p>1339162295813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6">
            <text:p>8127.4963967521</text:p>
          </table:table-cell>
          <table:table-cell table:number-columns-repeated="9"/>
          <table:table-cell office:value-type="string">
            <text:p>SparkKMeans</text:p>
          </table:table-cell>
          <table:table-cell office:value-type="float" office:value="114.16">
            <text:p>114.16</text:p>
          </table:table-cell>
          <table:table-cell office:value-type="float" office:value="6.18">
            <text:p>6.18</text:p>
          </table:table-cell>
          <table:table-cell office:value-type="float" office:value="14.58">
            <text:p>14.58</text:p>
          </table:table-cell>
          <table:table-cell office:value-type="float" office:value="2872592">
            <text:p>2872592</text:p>
          </table:table-cell>
          <table:table-cell table:style-name="ce1" office:value-type="string">
            <text:p>18%</text:p>
          </table:table-cell>
        </table:table-row>
        <table:table-row table:style-name="ro1">
          <table:table-cell table:number-columns-repeated="2"/>
          <table:table-cell office:value-type="float" office:value="1339162326400">
            <text:p>1339162326400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2356914">
            <text:p>1339162356914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47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parkKMeans<text:tab/>219.90<text:tab/>1.79<text:tab/>8.26<text:tab/>1561344<text:tab/>4%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5">
            <text:p>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39163775234">
            <text:p>1339163775234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3824567">
            <text:p>133916382456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3843648">
            <text:p>1339163843648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862201">
            <text:p>1339163862201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880630">
            <text:p>133916388063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7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898953">
            <text:p>1339163898953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917284">
            <text:p>1339163917284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52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917284">
            <text:p>1339163917284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KMeansApp</text:p>
          </table:table-cell>
          <table:table-cell office:value-type="float" office:value="144.61">
            <text:p>144.61</text:p>
          </table:table-cell>
          <table:table-cell office:value-type="float" office:value="5.33">
            <text:p>5.33</text:p>
          </table:table-cell>
          <table:table-cell office:value-type="float" office:value="10.55">
            <text:p>10.55</text:p>
          </table:table-cell>
          <table:table-cell office:value-type="float" office:value="5741296">
            <text:p>5741296</text:p>
          </table:table-cell>
          <table:table-cell table:style-name="ce1" office:value-type="string">
            <text:p>10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920203">
            <text:p>1339163920203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3969117">
            <text:p>133916396911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016823">
            <text:p>1339164016823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059774">
            <text:p>133916405977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089877">
            <text:p>1339164089877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6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119775">
            <text:p>1339164119775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149514">
            <text:p>1339164149514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5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parkKMeans</text:p>
          </table:table-cell>
          <table:table-cell office:value-type="float" office:value="232.09">
            <text:p>232.09</text:p>
          </table:table-cell>
          <table:table-cell office:value-type="float" office:value="1.79">
            <text:p>1.79</text:p>
          </table:table-cell>
          <table:table-cell office:value-type="float" office:value="8.42">
            <text:p>8.42</text:p>
          </table:table-cell>
          <table:table-cell office:value-type="float" office:value="1543968">
            <text:p>1543968</text:p>
          </table:table-cell>
          <table:table-cell table:style-name="ce1" office:value-type="string">
            <text:p>4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6">
            <text:p>1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39164151980">
            <text:p>1339164151980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4198507">
            <text:p>133916419850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217552">
            <text:p>1339164217552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36094">
            <text:p>133916423609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54504">
            <text:p>1339164254504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5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72835">
            <text:p>1339164272835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91069">
            <text:p>133916429106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41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91069">
            <text:p>1339164291069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KMeansApp</text:p>
          </table:table-cell>
          <table:table-cell office:value-type="float" office:value="141.68">
            <text:p>141.68</text:p>
          </table:table-cell>
          <table:table-cell office:value-type="float" office:value="5.32">
            <text:p>5.32</text:p>
          </table:table-cell>
          <table:table-cell office:value-type="float" office:value="10.88">
            <text:p>10.88</text:p>
          </table:table-cell>
          <table:table-cell office:value-type="float" office:value="5754432">
            <text:p>5754432</text:p>
          </table:table-cell>
          <table:table-cell table:style-name="ce1" office:value-type="string">
            <text:p>11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93979">
            <text:p>1339164293979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4342741">
            <text:p>1339164342741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387227">
            <text:p>1339164387227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417866">
            <text:p>1339164417866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">
            <text:p>92878.72122735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448190">
            <text:p>133916444819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6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478812">
            <text:p>1339164478812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509539">
            <text:p>133916450953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46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parkKMeans</text:p>
          </table:table-cell>
          <table:table-cell office:value-type="float" office:value="218.32">
            <text:p>218.32</text:p>
          </table:table-cell>
          <table:table-cell office:value-type="float" office:value="1.8">
            <text:p>1.8</text:p>
          </table:table-cell>
          <table:table-cell office:value-type="float" office:value="8.27">
            <text:p>8.27</text:p>
          </table:table-cell>
          <table:table-cell office:value-type="float" office:value="1567760">
            <text:p>1567760</text:p>
          </table:table-cell>
          <table:table-cell table:style-name="ce1" office:value-type="string">
            <text:p>4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7">
            <text:p>1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39164511976">
            <text:p>1339164511976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4559577">
            <text:p>133916455957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577907">
            <text:p>1339164577907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595934">
            <text:p>133916459593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13932">
            <text:p>1339164613932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6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31761">
            <text:p>133916463176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2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49536">
            <text:p>1339164649536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53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49536">
            <text:p>1339164649536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KMeansApp</text:p>
          </table:table-cell>
          <table:table-cell office:value-type="float" office:value="140.12">
            <text:p>140.12</text:p>
          </table:table-cell>
          <table:table-cell office:value-type="float" office:value="5.32">
            <text:p>5.32</text:p>
          </table:table-cell>
          <table:table-cell office:value-type="float" office:value="10.65">
            <text:p>10.65</text:p>
          </table:table-cell>
          <table:table-cell office:value-type="float" office:value="5670608">
            <text:p>5670608</text:p>
          </table:table-cell>
          <table:table-cell table:style-name="ce1" office:value-type="string">
            <text:p>11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52414">
            <text:p>1339164652414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4700873">
            <text:p>1339164700873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744944">
            <text:p>1339164744944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775548">
            <text:p>1339164775548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806065">
            <text:p>1339164806065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5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836489">
            <text:p>1339164836489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2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866605">
            <text:p>1339164866605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48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parkKMeans</text:p>
          </table:table-cell>
          <table:table-cell office:value-type="float" office:value="216.93">
            <text:p>216.93</text:p>
          </table:table-cell>
          <table:table-cell office:value-type="float" office:value="1.76">
            <text:p>1.76</text:p>
          </table:table-cell>
          <table:table-cell office:value-type="float" office:value="8.22">
            <text:p>8.22</text:p>
          </table:table-cell>
          <table:table-cell office:value-type="float" office:value="1561072">
            <text:p>1561072</text:p>
          </table:table-cell>
          <table:table-cell table:style-name="ce1" office:value-type="string">
            <text:p>4%</text:p>
          </table:table-cell>
          <table:table-cell table:number-columns-repeated="15"/>
        </table:table-row>
      </table:table>
      <table:table table:name="Job Inf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office:value-type="string">
            <text:p>mapper time (s)</text:p>
          </table:table-cell>
          <table:table-cell office:value-type="string">
            <text:p>reducer time (s)</text:p>
          </table:table-cell>
          <table:table-cell office:value-type="string">
            <text:p>file bytes read</text:p>
          </table:table-cell>
          <table:table-cell office:value-type="string">
            <text:p>hdfs bytes read</text:p>
          </table:table-cell>
          <table:table-cell office:value-type="string">
            <text:p>file bytes written</text:p>
          </table:table-cell>
          <table:table-cell office:value-type="string">
            <text:p>hdfs bytes writte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Now</text:p>
          </table:table-cell>
          <table:table-cell office:value-type="string">
            <text:p>in</text:p>
          </table:table-cell>
          <table:table-cell office:value-type="string">
            <text:p>/home/stivo/master/distributed/benchmarking/logs friday/crunch tpch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452">
            <text:p>9452</text:p>
          </table:table-cell>
          <table:table-cell office:value-type="float" office:value="10569">
            <text:p>10569</text:p>
          </table:table-cell>
          <table:table-cell office:value-type="float" office:value="5952799886">
            <text:p>5952799886</text:p>
          </table:table-cell>
          <table:table-cell office:value-type="float" office:value="97412052373">
            <text:p>97412052373</text:p>
          </table:table-cell>
          <table:table-cell office:value-type="float" office:value="8895478796">
            <text:p>8895478796</text:p>
          </table:table-cell>
          <table:table-cell office:value-type="float" office:value="77152343">
            <text:p>77152343</text:p>
          </table:table-cell>
          <table:table-cell office:value-type="string">
            <text:p>scoobi-20120609-204730-47d1816e-0295-4d19-af7d-ad43072c8568(Step-1)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769">
            <text:p>769</text:p>
          </table:table-cell>
          <table:table-cell office:value-type="float" office:value="22">
            <text:p>22</text:p>
          </table:table-cell>
          <table:table-cell table:style-name="ce1"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69480">
            <text:p>5969480</text:p>
          </table:table-cell>
          <table:table-cell table:style-name="ce1" office:value-type="float" office:value="79">
            <text:p>79</text:p>
          </table:table-cell>
          <table:table-cell office:value-type="string">
            <text:p>scoobi-20120609-204730-47d1816e-0295-4d19-af7d-ad43072c8568(Step-2)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9503">
            <text:p>9503</text:p>
          </table:table-cell>
          <table:table-cell office:value-type="float" office:value="11154">
            <text:p>11154</text:p>
          </table:table-cell>
          <table:table-cell office:value-type="float" office:value="5952799886">
            <text:p>5952799886</text:p>
          </table:table-cell>
          <table:table-cell office:value-type="float" office:value="97412052373">
            <text:p>97412052373</text:p>
          </table:table-cell>
          <table:table-cell office:value-type="float" office:value="8895494047">
            <text:p>8895494047</text:p>
          </table:table-cell>
          <table:table-cell office:value-type="float" office:value="77152343">
            <text:p>77152343</text:p>
          </table:table-cell>
          <table:table-cell office:value-type="string">
            <text:p>scoobi-20120609-205730-dcfbb033-27e4-40d8-88a7-e54a40e0996a(Step-1)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78">
            <text:p>778</text:p>
          </table:table-cell>
          <table:table-cell office:value-type="float" office:value="23">
            <text:p>23</text:p>
          </table:table-cell>
          <table:table-cell table:style-name="ce1"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70318">
            <text:p>5970318</text:p>
          </table:table-cell>
          <table:table-cell table:style-name="ce1" office:value-type="float" office:value="79">
            <text:p>79</text:p>
          </table:table-cell>
          <table:table-cell office:value-type="string">
            <text:p>scoobi-20120609-205730-dcfbb033-27e4-40d8-88a7-e54a40e0996a(Step-2)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2174">
            <text:p>12174</text:p>
          </table:table-cell>
          <table:table-cell office:value-type="float" office:value="12278">
            <text:p>12278</text:p>
          </table:table-cell>
          <table:table-cell office:value-type="float" office:value="5238521530">
            <text:p>5238521530</text:p>
          </table:table-cell>
          <table:table-cell office:value-type="float" office:value="66894673044">
            <text:p>66894673044</text:p>
          </table:table-cell>
          <table:table-cell office:value-type="float" office:value="5617022691">
            <text:p>5617022691</text:p>
          </table:table-cell>
          <table:table-cell office:value-type="float" office:value="57770560">
            <text:p>57770560</text:p>
          </table:table-cell>
          <table:table-cell office:value-type="string">
            <text:p>Text(hdfs://ec2-23-22-79-83.compute-1.amazonaws.com/user/stivo/inputs/wiki)+S0+GBK+combine+asText+Text(hdfs://ec2-23-22-79-83.compute-1.amazonaws.com/user/stivo/outputs/wiki/s2/run{12}/output_c_v4)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3268">
            <text:p>23268</text:p>
          </table:table-cell>
          <table:table-cell office:value-type="float" office:value="23544">
            <text:p>23544</text:p>
          </table:table-cell>
          <table:table-cell office:value-type="float" office:value="6268735222">
            <text:p>6268735222</text:p>
          </table:table-cell>
          <table:table-cell office:value-type="float" office:value="74346164200">
            <text:p>74346164200</text:p>
          </table:table-cell>
          <table:table-cell office:value-type="float" office:value="6796431924">
            <text:p>6796431924</text:p>
          </table:table-cell>
          <table:table-cell office:value-type="float" office:value="67474772">
            <text:p>67474772</text:p>
          </table:table-cell>
          <table:table-cell office:value-type="string">
            <text:p>scoobi-20120609-211928-509b4a7c-c0a6-4315-92bc-b69d0282a383(Step-1)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8172">
            <text:p>8172</text:p>
          </table:table-cell>
          <table:table-cell office:value-type="float" office:value="4046">
            <text:p>4046</text:p>
          </table:table-cell>
          <table:table-cell office:value-type="float" office:value="13473054741">
            <text:p>13473054741</text:p>
          </table:table-cell>
          <table:table-cell office:value-type="float" office:value="97377846850">
            <text:p>97377846850</text:p>
          </table:table-cell>
          <table:table-cell office:value-type="float" office:value="20304484115">
            <text:p>20304484115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1+S3]/[Text(hdfs://ec2-23-22-79-83.compute-1.amazonaws.com/user/stivo/inputs/tpch/lineitem/*)+S0+S2]]+GBK+S4+S5+SeqFile(/tmp/crunch1317479740/p2)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16">
            <text:p>116</text:p>
          </table:table-cell>
          <table:table-cell office:value-type="float" office:value="166">
            <text:p>166</text:p>
          </table:table-cell>
          <table:table-cell table:style-name="ce1" office:value-type="float" office:value="3114">
            <text:p>3114</text:p>
          </table:table-cell>
          <table:table-cell office:value-type="float" office:value="281875004">
            <text:p>281875004</text:p>
          </table:table-cell>
          <table:table-cell office:value-type="float" office:value="1941930">
            <text:p>1941930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1317479740/p2)+GBK+combine+S6+asText+Text(hdfs://ec2-23-22-79-83.compute-1.amazonaws.com/user/stivo/outputs/tpch/run7/output_c_v4)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4892">
            <text:p>14892</text:p>
          </table:table-cell>
          <table:table-cell office:value-type="float" office:value="7322">
            <text:p>7322</text:p>
          </table:table-cell>
          <table:table-cell office:value-type="float" office:value="47755933335">
            <text:p>47755933335</text:p>
          </table:table-cell>
          <table:table-cell office:value-type="float" office:value="97378484796">
            <text:p>97378484796</text:p>
          </table:table-cell>
          <table:table-cell office:value-type="float" office:value="69489702684">
            <text:p>69489702684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0+S1+S10]/[Text(hdfs://ec2-23-22-79-83.compute-1.amazonaws.com/user/stivo/inputs/tpch/lineitem/*)+S2+S3+S4+S5+S6+S7+S8+S9]]+GBK+S11+S12+SeqFile(/tmp/crunch513707538/p2)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 table:style-name="ce1" office:value-type="float" office:value="3114">
            <text:p>3114</text:p>
          </table:table-cell>
          <table:table-cell office:value-type="float" office:value="281875364">
            <text:p>281875364</text:p>
          </table:table-cell>
          <table:table-cell office:value-type="float" office:value="1941542">
            <text:p>1941542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513707538/p2)+GBK+combine+S13+asText+Text(hdfs://ec2-23-22-79-83.compute-1.amazonaws.com/user/stivo/outputs/tpch/run13/output_c_v0)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2889">
            <text:p>12889</text:p>
          </table:table-cell>
          <table:table-cell office:value-type="float" office:value="6742">
            <text:p>6742</text:p>
          </table:table-cell>
          <table:table-cell office:value-type="float" office:value="48723608350">
            <text:p>48723608350</text:p>
          </table:table-cell>
          <table:table-cell office:value-type="float" office:value="97378484814">
            <text:p>97378484814</text:p>
          </table:table-cell>
          <table:table-cell office:value-type="float" office:value="70457382768">
            <text:p>70457382768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lineitem/*)+S2+S3+S4+S5+S6+S7+S8+S9]/[Text(hdfs://ec2-23-22-79-83.compute-1.amazonaws.com/user/stivo/inputs/tpch/orders.tbl)+S0+S1+S10]]+GBK+S11+S12+SeqFile(/tmp/crunch1423457781/p2)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17">
            <text:p>117</text:p>
          </table:table-cell>
          <table:table-cell office:value-type="float" office:value="166">
            <text:p>166</text:p>
          </table:table-cell>
          <table:table-cell table:style-name="ce1" office:value-type="float" office:value="3114">
            <text:p>3114</text:p>
          </table:table-cell>
          <table:table-cell office:value-type="float" office:value="281875400">
            <text:p>281875400</text:p>
          </table:table-cell>
          <table:table-cell office:value-type="float" office:value="1941927">
            <text:p>1941927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1423457781/p2)+GBK+combine+S13+asText+Text(hdfs://ec2-23-22-79-83.compute-1.amazonaws.com/user/stivo/outputs/tpch/run15/output_c_v1)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2501">
            <text:p>12501</text:p>
          </table:table-cell>
          <table:table-cell office:value-type="float" office:value="6058">
            <text:p>6058</text:p>
          </table:table-cell>
          <table:table-cell office:value-type="float" office:value="13473054741">
            <text:p>13473054741</text:p>
          </table:table-cell>
          <table:table-cell office:value-type="float" office:value="97378484832">
            <text:p>97378484832</text:p>
          </table:table-cell>
          <table:table-cell office:value-type="float" office:value="20304507835">
            <text:p>20304507835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0+S1+S10]/[Text(hdfs://ec2-23-22-79-83.compute-1.amazonaws.com/user/stivo/inputs/tpch/lineitem/*)+S2+S3+S4+S5+S6+S7+S8+S9]]+GBK+S11+S12+SeqFile(/tmp/crunch-1954061205/p2)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office:value-type="float" office:value="166">
            <text:p>166</text:p>
          </table:table-cell>
          <table:table-cell table:style-name="ce1" office:value-type="float" office:value="3114">
            <text:p>3114</text:p>
          </table:table-cell>
          <table:table-cell office:value-type="float" office:value="281875436">
            <text:p>281875436</text:p>
          </table:table-cell>
          <table:table-cell office:value-type="float" office:value="1942359">
            <text:p>1942359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1954061205/p2)+GBK+combine+S13+asText+Text(hdfs://ec2-23-22-79-83.compute-1.amazonaws.com/user/stivo/outputs/tpch/run17/output_c_v2)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1644">
            <text:p>11644</text:p>
          </table:table-cell>
          <table:table-cell office:value-type="float" office:value="6178">
            <text:p>6178</text:p>
          </table:table-cell>
          <table:table-cell office:value-type="float" office:value="48795821478">
            <text:p>48795821478</text:p>
          </table:table-cell>
          <table:table-cell office:value-type="float" office:value="97377846850">
            <text:p>97377846850</text:p>
          </table:table-cell>
          <table:table-cell office:value-type="float" office:value="70529578814">
            <text:p>70529578814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lineitem/*)+S0+S2]/[Text(hdfs://ec2-23-22-79-83.compute-1.amazonaws.com/user/stivo/inputs/tpch/orders.tbl)+S1+S3]]+GBK+S4+S5+SeqFile(/tmp/crunch1441068204/p2)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1" office:value-type="float" office:value="3114">
            <text:p>3114</text:p>
          </table:table-cell>
          <table:table-cell office:value-type="float" office:value="281875022">
            <text:p>281875022</text:p>
          </table:table-cell>
          <table:table-cell office:value-type="float" office:value="1941900">
            <text:p>1941900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1441068204/p2)+GBK+combine+S6+asText+Text(hdfs://ec2-23-22-79-83.compute-1.amazonaws.com/user/stivo/outputs/tpch/run19/output_c_v3)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8116">
            <text:p>8116</text:p>
          </table:table-cell>
          <table:table-cell office:value-type="float" office:value="4045">
            <text:p>4045</text:p>
          </table:table-cell>
          <table:table-cell office:value-type="float" office:value="13473054741">
            <text:p>13473054741</text:p>
          </table:table-cell>
          <table:table-cell office:value-type="float" office:value="97377846868">
            <text:p>97377846868</text:p>
          </table:table-cell>
          <table:table-cell office:value-type="float" office:value="20304487174">
            <text:p>20304487174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1+S3]/[Text(hdfs://ec2-23-22-79-83.compute-1.amazonaws.com/user/stivo/inputs/tpch/lineitem/*)+S0+S2]]+GBK+S4+S5+SeqFile(/tmp/crunch-1787706654/p2)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1" office:value-type="float" office:value="3114">
            <text:p>3114</text:p>
          </table:table-cell>
          <table:table-cell office:value-type="float" office:value="281875058">
            <text:p>281875058</text:p>
          </table:table-cell>
          <table:table-cell office:value-type="float" office:value="1942266">
            <text:p>1942266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1787706654/p2)+GBK+combine+S6+asText+Text(hdfs://ec2-23-22-79-83.compute-1.amazonaws.com/user/stivo/outputs/tpch/run21/output_c_v4)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4361">
            <text:p>14361</text:p>
          </table:table-cell>
          <table:table-cell office:value-type="float" office:value="6992">
            <text:p>6992</text:p>
          </table:table-cell>
          <table:table-cell office:value-type="float" office:value="47268400876">
            <text:p>47268400876</text:p>
          </table:table-cell>
          <table:table-cell office:value-type="float" office:value="97378484814">
            <text:p>97378484814</text:p>
          </table:table-cell>
          <table:table-cell office:value-type="float" office:value="69002176867">
            <text:p>69002176867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0+S1+S10]/[Text(hdfs://ec2-23-22-79-83.compute-1.amazonaws.com/user/stivo/inputs/tpch/lineitem/*)+S2+S3+S4+S5+S6+S7+S8+S9]]+GBK+S11+S12+SeqFile(/tmp/crunch1754298521/p2)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1" office:value-type="float" office:value="3114">
            <text:p>3114</text:p>
          </table:table-cell>
          <table:table-cell office:value-type="float" office:value="281875400">
            <text:p>281875400</text:p>
          </table:table-cell>
          <table:table-cell office:value-type="float" office:value="1942006">
            <text:p>1942006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1754298521/p2)+GBK+combine+S13+asText+Text(hdfs://ec2-23-22-79-83.compute-1.amazonaws.com/user/stivo/outputs/tpch/run23/output_c_v0)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2970">
            <text:p>12970</text:p>
          </table:table-cell>
          <table:table-cell office:value-type="float" office:value="6815">
            <text:p>6815</text:p>
          </table:table-cell>
          <table:table-cell office:value-type="float" office:value="48697205441">
            <text:p>48697205441</text:p>
          </table:table-cell>
          <table:table-cell office:value-type="float" office:value="97378484796">
            <text:p>97378484796</text:p>
          </table:table-cell>
          <table:table-cell office:value-type="float" office:value="70430976096">
            <text:p>70430976096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lineitem/*)+S2+S3+S4+S5+S6+S7+S8+S9]/[Text(hdfs://ec2-23-22-79-83.compute-1.amazonaws.com/user/stivo/inputs/tpch/orders.tbl)+S0+S1+S10]]+GBK+S11+S12+SeqFile(/tmp/crunch147968457/p2)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1" office:value-type="float" office:value="3114">
            <text:p>3114</text:p>
          </table:table-cell>
          <table:table-cell office:value-type="float" office:value="281875364">
            <text:p>281875364</text:p>
          </table:table-cell>
          <table:table-cell office:value-type="float" office:value="1941643">
            <text:p>1941643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147968457/p2)+GBK+combine+S13+asText+Text(hdfs://ec2-23-22-79-83.compute-1.amazonaws.com/user/stivo/outputs/tpch/run25/output_c_v1)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2359">
            <text:p>12359</text:p>
          </table:table-cell>
          <table:table-cell office:value-type="float" office:value="5982">
            <text:p>5982</text:p>
          </table:table-cell>
          <table:table-cell office:value-type="float" office:value="13473054741">
            <text:p>13473054741</text:p>
          </table:table-cell>
          <table:table-cell office:value-type="float" office:value="97378484796">
            <text:p>97378484796</text:p>
          </table:table-cell>
          <table:table-cell office:value-type="float" office:value="20304496010">
            <text:p>20304496010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0+S1+S10]/[Text(hdfs://ec2-23-22-79-83.compute-1.amazonaws.com/user/stivo/inputs/tpch/lineitem/*)+S2+S3+S4+S5+S6+S7+S8+S9]]+GBK+S11+S12+SeqFile(/tmp/crunch820563430/p2)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1" office:value-type="float" office:value="3114">
            <text:p>3114</text:p>
          </table:table-cell>
          <table:table-cell office:value-type="float" office:value="281875364">
            <text:p>281875364</text:p>
          </table:table-cell>
          <table:table-cell office:value-type="float" office:value="1941595">
            <text:p>1941595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820563430/p2)+GBK+combine+S13+asText+Text(hdfs://ec2-23-22-79-83.compute-1.amazonaws.com/user/stivo/outputs/tpch/run27/output_c_v2)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1817">
            <text:p>11817</text:p>
          </table:table-cell>
          <table:table-cell office:value-type="float" office:value="5813">
            <text:p>5813</text:p>
          </table:table-cell>
          <table:table-cell office:value-type="float" office:value="47267315848">
            <text:p>47267315848</text:p>
          </table:table-cell>
          <table:table-cell office:value-type="float" office:value="97377846868">
            <text:p>97377846868</text:p>
          </table:table-cell>
          <table:table-cell office:value-type="float" office:value="69001078109">
            <text:p>69001078109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1+S3]/[Text(hdfs://ec2-23-22-79-83.compute-1.amazonaws.com/user/stivo/inputs/tpch/lineitem/*)+S0+S2]]+GBK+S4+S5+SeqFile(/tmp/crunch-1077652263/p2)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16">
            <text:p>116</text:p>
          </table:table-cell>
          <table:table-cell office:value-type="float" office:value="166">
            <text:p>166</text:p>
          </table:table-cell>
          <table:table-cell table:style-name="ce1" office:value-type="float" office:value="3114">
            <text:p>3114</text:p>
          </table:table-cell>
          <table:table-cell office:value-type="float" office:value="281875058">
            <text:p>281875058</text:p>
          </table:table-cell>
          <table:table-cell office:value-type="float" office:value="1942319">
            <text:p>1942319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1077652263/p2)+GBK+combine+S6+asText+Text(hdfs://ec2-23-22-79-83.compute-1.amazonaws.com/user/stivo/outputs/tpch/run29/output_c_v3)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8104">
            <text:p>8104</text:p>
          </table:table-cell>
          <table:table-cell office:value-type="float" office:value="4031">
            <text:p>4031</text:p>
          </table:table-cell>
          <table:table-cell office:value-type="float" office:value="13473054741">
            <text:p>13473054741</text:p>
          </table:table-cell>
          <table:table-cell office:value-type="float" office:value="97377846850">
            <text:p>97377846850</text:p>
          </table:table-cell>
          <table:table-cell office:value-type="float" office:value="20304484972">
            <text:p>20304484972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1+S3]/[Text(hdfs://ec2-23-22-79-83.compute-1.amazonaws.com/user/stivo/inputs/tpch/lineitem/*)+S0+S2]]+GBK+S4+S5+SeqFile(/tmp/crunch1088992531/p2)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1" office:value-type="float" office:value="3114">
            <text:p>3114</text:p>
          </table:table-cell>
          <table:table-cell office:value-type="float" office:value="281875022">
            <text:p>281875022</text:p>
          </table:table-cell>
          <table:table-cell office:value-type="float" office:value="1941992">
            <text:p>1941992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1088992531/p2)+GBK+combine+S6+asText+Text(hdfs://ec2-23-22-79-83.compute-1.amazonaws.com/user/stivo/outputs/tpch/run31/output_c_v4)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14540">
            <text:p>14540</text:p>
          </table:table-cell>
          <table:table-cell office:value-type="float" office:value="7087">
            <text:p>7087</text:p>
          </table:table-cell>
          <table:table-cell office:value-type="float" office:value="47321166236">
            <text:p>47321166236</text:p>
          </table:table-cell>
          <table:table-cell office:value-type="float" office:value="97378484832">
            <text:p>97378484832</text:p>
          </table:table-cell>
          <table:table-cell office:value-type="float" office:value="69054946577">
            <text:p>69054946577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0+S1+S10]/[Text(hdfs://ec2-23-22-79-83.compute-1.amazonaws.com/user/stivo/inputs/tpch/lineitem/*)+S2+S3+S4+S5+S6+S7+S8+S9]]+GBK+S11+S12+SeqFile(/tmp/crunch-2033754185/p2)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17">
            <text:p>117</text:p>
          </table:table-cell>
          <table:table-cell office:value-type="float" office:value="166">
            <text:p>166</text:p>
          </table:table-cell>
          <table:table-cell table:style-name="ce1" office:value-type="float" office:value="3114">
            <text:p>3114</text:p>
          </table:table-cell>
          <table:table-cell office:value-type="float" office:value="281875436">
            <text:p>281875436</text:p>
          </table:table-cell>
          <table:table-cell office:value-type="float" office:value="1942315">
            <text:p>1942315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2033754185/p2)+GBK+combine+S13+asText+Text(hdfs://ec2-23-22-79-83.compute-1.amazonaws.com/user/stivo/outputs/tpch/run33/output_c_v0)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13028">
            <text:p>13028</text:p>
          </table:table-cell>
          <table:table-cell office:value-type="float" office:value="6405">
            <text:p>6405</text:p>
          </table:table-cell>
          <table:table-cell office:value-type="float" office:value="47295609185">
            <text:p>47295609185</text:p>
          </table:table-cell>
          <table:table-cell office:value-type="float" office:value="97378484832">
            <text:p>97378484832</text:p>
          </table:table-cell>
          <table:table-cell office:value-type="float" office:value="69029390205">
            <text:p>69029390205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0+S1+S10]/[Text(hdfs://ec2-23-22-79-83.compute-1.amazonaws.com/user/stivo/inputs/tpch/lineitem/*)+S2+S3+S4+S5+S6+S7+S8+S9]]+GBK+S11+S12+SeqFile(/tmp/crunch-1515246474/p2)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118">
            <text:p>118</text:p>
          </table:table-cell>
          <table:table-cell office:value-type="float" office:value="164">
            <text:p>164</text:p>
          </table:table-cell>
          <table:table-cell table:style-name="ce1" office:value-type="float" office:value="3114">
            <text:p>3114</text:p>
          </table:table-cell>
          <table:table-cell office:value-type="float" office:value="281875436">
            <text:p>281875436</text:p>
          </table:table-cell>
          <table:table-cell office:value-type="float" office:value="1942336">
            <text:p>1942336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1515246474/p2)+GBK+combine+S13+asText+Text(hdfs://ec2-23-22-79-83.compute-1.amazonaws.com/user/stivo/outputs/tpch/run35/output_c_v1)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12269">
            <text:p>12269</text:p>
          </table:table-cell>
          <table:table-cell office:value-type="float" office:value="5970">
            <text:p>5970</text:p>
          </table:table-cell>
          <table:table-cell office:value-type="float" office:value="13473054741">
            <text:p>13473054741</text:p>
          </table:table-cell>
          <table:table-cell office:value-type="float" office:value="97378484832">
            <text:p>97378484832</text:p>
          </table:table-cell>
          <table:table-cell office:value-type="float" office:value="20304506530">
            <text:p>20304506530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lineitem/*)+S2+S3+S4+S5+S6+S7+S8+S9]/[Text(hdfs://ec2-23-22-79-83.compute-1.amazonaws.com/user/stivo/inputs/tpch/orders.tbl)+S0+S1+S10]]+GBK+S11+S12+SeqFile(/tmp/crunch-2067337887/p2)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116">
            <text:p>116</text:p>
          </table:table-cell>
          <table:table-cell office:value-type="float" office:value="166">
            <text:p>166</text:p>
          </table:table-cell>
          <table:table-cell table:style-name="ce1" office:value-type="float" office:value="3114">
            <text:p>3114</text:p>
          </table:table-cell>
          <table:table-cell office:value-type="float" office:value="281875436">
            <text:p>281875436</text:p>
          </table:table-cell>
          <table:table-cell office:value-type="float" office:value="1942332">
            <text:p>1942332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2067337887/p2)+GBK+combine+S13+asText+Text(hdfs://ec2-23-22-79-83.compute-1.amazonaws.com/user/stivo/outputs/tpch/run37/output_c_v2)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11670">
            <text:p>11670</text:p>
          </table:table-cell>
          <table:table-cell office:value-type="float" office:value="6277">
            <text:p>6277</text:p>
          </table:table-cell>
          <table:table-cell office:value-type="float" office:value="49102738993">
            <text:p>49102738993</text:p>
          </table:table-cell>
          <table:table-cell office:value-type="float" office:value="97377846850">
            <text:p>97377846850</text:p>
          </table:table-cell>
          <table:table-cell office:value-type="float" office:value="70836494767">
            <text:p>70836494767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lineitem/*)+S0+S2]/[Text(hdfs://ec2-23-22-79-83.compute-1.amazonaws.com/user/stivo/inputs/tpch/orders.tbl)+S1+S3]]+GBK+S4+S5+SeqFile(/tmp/crunch-543242564/p2)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116">
            <text:p>116</text:p>
          </table:table-cell>
          <table:table-cell office:value-type="float" office:value="166">
            <text:p>166</text:p>
          </table:table-cell>
          <table:table-cell table:style-name="ce1" office:value-type="float" office:value="3114">
            <text:p>3114</text:p>
          </table:table-cell>
          <table:table-cell office:value-type="float" office:value="281875022">
            <text:p>281875022</text:p>
          </table:table-cell>
          <table:table-cell office:value-type="float" office:value="1941818">
            <text:p>1941818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543242564/p2)+GBK+combine+S6+asText+Text(hdfs://ec2-23-22-79-83.compute-1.amazonaws.com/user/stivo/outputs/tpch/run39/output_c_v3)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8111">
            <text:p>8111</text:p>
          </table:table-cell>
          <table:table-cell office:value-type="float" office:value="4046">
            <text:p>4046</text:p>
          </table:table-cell>
          <table:table-cell office:value-type="float" office:value="13473054741">
            <text:p>13473054741</text:p>
          </table:table-cell>
          <table:table-cell office:value-type="float" office:value="97377846832">
            <text:p>97377846832</text:p>
          </table:table-cell>
          <table:table-cell office:value-type="float" office:value="20304477363">
            <text:p>20304477363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1+S3]/[Text(hdfs://ec2-23-22-79-83.compute-1.amazonaws.com/user/stivo/inputs/tpch/lineitem/*)+S0+S2]]+GBK+S4+S5+SeqFile(/tmp/crunch-21971052/p2)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1" office:value-type="float" office:value="3114">
            <text:p>3114</text:p>
          </table:table-cell>
          <table:table-cell office:value-type="float" office:value="281874986">
            <text:p>281874986</text:p>
          </table:table-cell>
          <table:table-cell office:value-type="float" office:value="1941567">
            <text:p>1941567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21971052/p2)+GBK+combine+S6+asText+Text(hdfs://ec2-23-22-79-83.compute-1.amazonaws.com/user/stivo/outputs/tpch/run41/output_c_v4)</text:p>
          </table:table-cell>
        </table:table-row>
        <table:table-row table:style-name="ro1">
          <table:table-cell table:number-columns-repeated="2"/>
          <table:table-cell office:value-type="string">
            <text:p>Now</text:p>
          </table:table-cell>
          <table:table-cell office:value-type="string">
            <text:p>in</text:p>
          </table:table-cell>
          <table:table-cell office:value-type="string">
            <text:p>/home/stivo/master/distributed/benchmarking/logs friday/some logs/history/don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926">
            <text:p>7926</text:p>
          </table:table-cell>
          <table:table-cell office:value-type="float" office:value="9910">
            <text:p>9910</text:p>
          </table:table-cell>
          <table:table-cell office:value-type="float" office:value="13641215101">
            <text:p>13641215101</text:p>
          </table:table-cell>
          <table:table-cell office:value-type="float" office:value="93197520935">
            <text:p>93197520935</text:p>
          </table:table-cell>
          <table:table-cell office:value-type="float" office:value="20293752309">
            <text:p>20293752309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lineitem.tbl)+S0+S2]/[Text(hdfs://ec2-23-20-41-65.compute-1.amazonaws.com/user/stivo/inputs/tpch/s100/orders.tbl)+S1+S3]]+GBK+S4+S5+SeqFile(/tmp/crunch1134882597/p2)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769">
            <text:p>769</text:p>
          </table:table-cell>
          <table:table-cell office:value-type="float" office:value="1483">
            <text:p>1483</text:p>
          </table:table-cell>
          <table:table-cell table:style-name="ce1" office:value-type="float" office:value="16262">
            <text:p>16262</text:p>
          </table:table-cell>
          <table:table-cell office:value-type="float" office:value="267606660">
            <text:p>267606660</text:p>
          </table:table-cell>
          <table:table-cell office:value-type="float" office:value="10356101">
            <text:p>10356101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1134882597/p2)+GBK+combine+S6+asText+Text(hdfs://ec2-23-20-41-65.compute-1.amazonaws.com/user/stivo/outputs/tpch/s100/run1/output_c_v4)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1423">
            <text:p>11423</text:p>
          </table:table-cell>
          <table:table-cell office:value-type="float" office:value="14366">
            <text:p>14366</text:p>
          </table:table-cell>
          <table:table-cell office:value-type="float" office:value="43048115969">
            <text:p>43048115969</text:p>
          </table:table-cell>
          <table:table-cell office:value-type="float" office:value="93197520841">
            <text:p>93197520841</text:p>
          </table:table-cell>
          <table:table-cell office:value-type="float" office:value="64649349729">
            <text:p>64649349729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lineitem.tbl)+S0+S2]/[Text(hdfs://ec2-23-20-41-65.compute-1.amazonaws.com/user/stivo/inputs/tpch/s100/orders.tbl)+S1+S3]]+GBK+S4+S5+SeqFile(/tmp/crunch364539719/p2)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54">
            <text:p>754</text:p>
          </table:table-cell>
          <table:table-cell office:value-type="float" office:value="1490">
            <text:p>1490</text:p>
          </table:table-cell>
          <table:table-cell table:style-name="ce1" office:value-type="float" office:value="16262">
            <text:p>16262</text:p>
          </table:table-cell>
          <table:table-cell office:value-type="float" office:value="267606472">
            <text:p>267606472</text:p>
          </table:table-cell>
          <table:table-cell office:value-type="float" office:value="10354416">
            <text:p>10354416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364539719/p2)+GBK+combine+S6+asText+Text(hdfs://ec2-23-20-41-65.compute-1.amazonaws.com/user/stivo/outputs/tpch/s100/run1/output_c_v3)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1790">
            <text:p>11790</text:p>
          </table:table-cell>
          <table:table-cell office:value-type="float" office:value="13131">
            <text:p>13131</text:p>
          </table:table-cell>
          <table:table-cell office:value-type="float" office:value="13641215101">
            <text:p>13641215101</text:p>
          </table:table-cell>
          <table:table-cell office:value-type="float" office:value="93198137013">
            <text:p>93198137013</text:p>
          </table:table-cell>
          <table:table-cell office:value-type="float" office:value="20293759562">
            <text:p>20293759562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orders.tbl)+S0+S1+S10]/[Text(hdfs://ec2-23-20-41-65.compute-1.amazonaws.com/user/stivo/inputs/tpch/s100/lineitem.tbl)+S2+S3+S4+S5+S6+S7+S8+S9]]+GBK+S11+S12+SeqFile(/tmp/crunch86397871/p2)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764">
            <text:p>764</text:p>
          </table:table-cell>
          <table:table-cell office:value-type="float" office:value="1486">
            <text:p>1486</text:p>
          </table:table-cell>
          <table:table-cell table:style-name="ce1" office:value-type="float" office:value="16262">
            <text:p>16262</text:p>
          </table:table-cell>
          <table:table-cell office:value-type="float" office:value="267608258">
            <text:p>267608258</text:p>
          </table:table-cell>
          <table:table-cell office:value-type="float" office:value="10352259">
            <text:p>10352259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86397871/p2)+GBK+combine+S13+asText+Text(hdfs://ec2-23-20-41-65.compute-1.amazonaws.com/user/stivo/outputs/tpch/s100/run1/output_c_v2)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2425">
            <text:p>12425</text:p>
          </table:table-cell>
          <table:table-cell office:value-type="float" office:value="13907">
            <text:p>13907</text:p>
          </table:table-cell>
          <table:table-cell office:value-type="float" office:value="43048115969">
            <text:p>43048115969</text:p>
          </table:table-cell>
          <table:table-cell office:value-type="float" office:value="93198137295">
            <text:p>93198137295</text:p>
          </table:table-cell>
          <table:table-cell office:value-type="float" office:value="64649379468">
            <text:p>64649379468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orders.tbl)+S0+S1+S10]/[Text(hdfs://ec2-23-20-41-65.compute-1.amazonaws.com/user/stivo/inputs/tpch/s100/lineitem.tbl)+S2+S3+S4+S5+S6+S7+S8+S9]]+GBK+S11+S12+SeqFile(/tmp/crunch-1941075124/p2)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767">
            <text:p>767</text:p>
          </table:table-cell>
          <table:table-cell office:value-type="float" office:value="1503">
            <text:p>1503</text:p>
          </table:table-cell>
          <table:table-cell table:style-name="ce1" office:value-type="float" office:value="16262">
            <text:p>16262</text:p>
          </table:table-cell>
          <table:table-cell office:value-type="float" office:value="267608822">
            <text:p>267608822</text:p>
          </table:table-cell>
          <table:table-cell office:value-type="float" office:value="10358461">
            <text:p>10358461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1941075124/p2)+GBK+combine+S13+asText+Text(hdfs://ec2-23-20-41-65.compute-1.amazonaws.com/user/stivo/outputs/tpch/s100/run1/output_c_v1)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3735">
            <text:p>13735</text:p>
          </table:table-cell>
          <table:table-cell office:value-type="float" office:value="15344">
            <text:p>15344</text:p>
          </table:table-cell>
          <table:table-cell office:value-type="float" office:value="43048115969">
            <text:p>43048115969</text:p>
          </table:table-cell>
          <table:table-cell office:value-type="float" office:value="93198137107">
            <text:p>93198137107</text:p>
          </table:table-cell>
          <table:table-cell office:value-type="float" office:value="64649369095">
            <text:p>64649369095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orders.tbl)+S0+S1+S10]/[Text(hdfs://ec2-23-20-41-65.compute-1.amazonaws.com/user/stivo/inputs/tpch/s100/lineitem.tbl)+S2+S3+S4+S5+S6+S7+S8+S9]]+GBK+S11+S12+SeqFile(/tmp/crunch408644098/p2)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761">
            <text:p>761</text:p>
          </table:table-cell>
          <table:table-cell office:value-type="float" office:value="1494">
            <text:p>1494</text:p>
          </table:table-cell>
          <table:table-cell table:style-name="ce1" office:value-type="float" office:value="16262">
            <text:p>16262</text:p>
          </table:table-cell>
          <table:table-cell office:value-type="float" office:value="267608446">
            <text:p>267608446</text:p>
          </table:table-cell>
          <table:table-cell office:value-type="float" office:value="10354718">
            <text:p>10354718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408644098/p2)+GBK+combine+S13+asText+Text(hdfs://ec2-23-20-41-65.compute-1.amazonaws.com/user/stivo/outputs/tpch/s100/run1/output_c_v0)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8697">
            <text:p>8697</text:p>
          </table:table-cell>
          <table:table-cell office:value-type="float" office:value="10707">
            <text:p>10707</text:p>
          </table:table-cell>
          <table:table-cell office:value-type="float" office:value="13641215101">
            <text:p>13641215101</text:p>
          </table:table-cell>
          <table:table-cell office:value-type="float" office:value="93197521029">
            <text:p>93197521029</text:p>
          </table:table-cell>
          <table:table-cell office:value-type="float" office:value="20293758215">
            <text:p>20293758215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orders.tbl)+S1+S3]/[Text(hdfs://ec2-23-20-41-65.compute-1.amazonaws.com/user/stivo/inputs/tpch/s100/lineitem.tbl)+S0+S2]]+GBK+S4+S5+SeqFile(/tmp/crunch-1089820872/p2)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811">
            <text:p>811</text:p>
          </table:table-cell>
          <table:table-cell office:value-type="float" office:value="1518">
            <text:p>1518</text:p>
          </table:table-cell>
          <table:table-cell table:style-name="ce1" office:value-type="float" office:value="16262">
            <text:p>16262</text:p>
          </table:table-cell>
          <table:table-cell office:value-type="float" office:value="267606848">
            <text:p>267606848</text:p>
          </table:table-cell>
          <table:table-cell office:value-type="float" office:value="10358460">
            <text:p>10358460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1089820872/p2)+GBK+combine+S6+asText+Text(hdfs://ec2-23-20-41-65.compute-1.amazonaws.com/user/stivo/outputs/tpch/s100/run2/output_c_v4)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3153">
            <text:p>13153</text:p>
          </table:table-cell>
          <table:table-cell office:value-type="float" office:value="15567">
            <text:p>15567</text:p>
          </table:table-cell>
          <table:table-cell office:value-type="float" office:value="43048115969">
            <text:p>43048115969</text:p>
          </table:table-cell>
          <table:table-cell office:value-type="float" office:value="93197520935">
            <text:p>93197520935</text:p>
          </table:table-cell>
          <table:table-cell office:value-type="float" office:value="64649355047">
            <text:p>64649355047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lineitem.tbl)+S0+S2]/[Text(hdfs://ec2-23-20-41-65.compute-1.amazonaws.com/user/stivo/inputs/tpch/s100/orders.tbl)+S1+S3]]+GBK+S4+S5+SeqFile(/tmp/crunch-556228195/p2)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2203">
            <text:p>12203</text:p>
          </table:table-cell>
          <table:table-cell office:value-type="float" office:value="12308">
            <text:p>12308</text:p>
          </table:table-cell>
          <table:table-cell office:value-type="float" office:value="5238521530">
            <text:p>5238521530</text:p>
          </table:table-cell>
          <table:table-cell office:value-type="float" office:value="66894675786">
            <text:p>66894675786</text:p>
          </table:table-cell>
          <table:table-cell office:value-type="float" office:value="5617029585">
            <text:p>5617029585</text:p>
          </table:table-cell>
          <table:table-cell office:value-type="float" office:value="57770560">
            <text:p>5777056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1/output_c_v4)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2212">
            <text:p>12212</text:p>
          </table:table-cell>
          <table:table-cell office:value-type="float" office:value="12349">
            <text:p>12349</text:p>
          </table:table-cell>
          <table:table-cell office:value-type="float" office:value="5238521530">
            <text:p>5238521530</text:p>
          </table:table-cell>
          <table:table-cell office:value-type="float" office:value="66894675786">
            <text:p>66894675786</text:p>
          </table:table-cell>
          <table:table-cell office:value-type="float" office:value="5617029166">
            <text:p>5617029166</text:p>
          </table:table-cell>
          <table:table-cell office:value-type="float" office:value="57770560">
            <text:p>5777056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2/output_c_v4)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3301">
            <text:p>13301</text:p>
          </table:table-cell>
          <table:table-cell office:value-type="float" office:value="13499">
            <text:p>13499</text:p>
          </table:table-cell>
          <table:table-cell office:value-type="float" office:value="5239107986">
            <text:p>5239107986</text:p>
          </table:table-cell>
          <table:table-cell office:value-type="float" office:value="66250046976">
            <text:p>66250046976</text:p>
          </table:table-cell>
          <table:table-cell office:value-type="float" office:value="5618042618">
            <text:p>5618042618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2/output_c_v3)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14095">
            <text:p>14095</text:p>
          </table:table-cell>
          <table:table-cell office:value-type="float" office:value="14219">
            <text:p>14219</text:p>
          </table:table-cell>
          <table:table-cell office:value-type="float" office:value="5239107986">
            <text:p>5239107986</text:p>
          </table:table-cell>
          <table:table-cell office:value-type="float" office:value="66250046976">
            <text:p>66250046976</text:p>
          </table:table-cell>
          <table:table-cell office:value-type="float" office:value="5618048996">
            <text:p>5618048996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2/output_c_v2)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6684">
            <text:p>16684</text:p>
          </table:table-cell>
          <table:table-cell office:value-type="float" office:value="16695">
            <text:p>16695</text:p>
          </table:table-cell>
          <table:table-cell office:value-type="float" office:value="5239107986">
            <text:p>5239107986</text:p>
          </table:table-cell>
          <table:table-cell office:value-type="float" office:value="66249675556">
            <text:p>66249675556</text:p>
          </table:table-cell>
          <table:table-cell office:value-type="float" office:value="5618044114">
            <text:p>5618044114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2/output_c_v1)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6980">
            <text:p>16980</text:p>
          </table:table-cell>
          <table:table-cell office:value-type="float" office:value="17026">
            <text:p>17026</text:p>
          </table:table-cell>
          <table:table-cell office:value-type="float" office:value="5239107986">
            <text:p>5239107986</text:p>
          </table:table-cell>
          <table:table-cell office:value-type="float" office:value="66250098426">
            <text:p>66250098426</text:p>
          </table:table-cell>
          <table:table-cell office:value-type="float" office:value="5618061339">
            <text:p>5618061339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S1+S2+S3+S4+S5+S6+S7+GBK+combine+asText+Text(hdfs://ec2-23-20-41-65.compute-1.amazonaws.com/user/stivo/outputs/wiki/s2/run2/output_c_v0)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2148">
            <text:p>12148</text:p>
          </table:table-cell>
          <table:table-cell office:value-type="float" office:value="12297">
            <text:p>12297</text:p>
          </table:table-cell>
          <table:table-cell office:value-type="float" office:value="5238521530">
            <text:p>5238521530</text:p>
          </table:table-cell>
          <table:table-cell office:value-type="float" office:value="66894675786">
            <text:p>66894675786</text:p>
          </table:table-cell>
          <table:table-cell office:value-type="float" office:value="5617021456">
            <text:p>5617021456</text:p>
          </table:table-cell>
          <table:table-cell office:value-type="float" office:value="57770560">
            <text:p>5777056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3/output_c_v4)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3259">
            <text:p>13259</text:p>
          </table:table-cell>
          <table:table-cell office:value-type="float" office:value="13373">
            <text:p>13373</text:p>
          </table:table-cell>
          <table:table-cell office:value-type="float" office:value="5239107986">
            <text:p>5239107986</text:p>
          </table:table-cell>
          <table:table-cell office:value-type="float" office:value="66250046976">
            <text:p>66250046976</text:p>
          </table:table-cell>
          <table:table-cell office:value-type="float" office:value="5618043239">
            <text:p>5618043239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3/output_c_v3)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4035">
            <text:p>14035</text:p>
          </table:table-cell>
          <table:table-cell office:value-type="float" office:value="14270">
            <text:p>14270</text:p>
          </table:table-cell>
          <table:table-cell office:value-type="float" office:value="5239107986">
            <text:p>5239107986</text:p>
          </table:table-cell>
          <table:table-cell office:value-type="float" office:value="66250046976">
            <text:p>66250046976</text:p>
          </table:table-cell>
          <table:table-cell office:value-type="float" office:value="5618048850">
            <text:p>5618048850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3/output_c_v2)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6696">
            <text:p>16696</text:p>
          </table:table-cell>
          <table:table-cell office:value-type="float" office:value="16715">
            <text:p>16715</text:p>
          </table:table-cell>
          <table:table-cell office:value-type="float" office:value="5239107986">
            <text:p>5239107986</text:p>
          </table:table-cell>
          <table:table-cell office:value-type="float" office:value="66249675556">
            <text:p>66249675556</text:p>
          </table:table-cell>
          <table:table-cell office:value-type="float" office:value="5618044595">
            <text:p>5618044595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3/output_c_v1)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6943">
            <text:p>16943</text:p>
          </table:table-cell>
          <table:table-cell office:value-type="float" office:value="16916">
            <text:p>16916</text:p>
          </table:table-cell>
          <table:table-cell office:value-type="float" office:value="5239107986">
            <text:p>5239107986</text:p>
          </table:table-cell>
          <table:table-cell office:value-type="float" office:value="66250098426">
            <text:p>66250098426</text:p>
          </table:table-cell>
          <table:table-cell office:value-type="float" office:value="5618057436">
            <text:p>5618057436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S1+S2+S3+S4+S5+S6+S7+GBK+combine+asText+Text(hdfs://ec2-23-20-41-65.compute-1.amazonaws.com/user/stivo/outputs/wiki/s2/run3/output_c_v0)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2296">
            <text:p>12296</text:p>
          </table:table-cell>
          <table:table-cell office:value-type="float" office:value="12537">
            <text:p>12537</text:p>
          </table:table-cell>
          <table:table-cell office:value-type="float" office:value="5238521530">
            <text:p>5238521530</text:p>
          </table:table-cell>
          <table:table-cell office:value-type="float" office:value="66894675786">
            <text:p>66894675786</text:p>
          </table:table-cell>
          <table:table-cell office:value-type="float" office:value="5617025728">
            <text:p>5617025728</text:p>
          </table:table-cell>
          <table:table-cell office:value-type="float" office:value="57770560">
            <text:p>5777056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4/output_c_v4)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3356">
            <text:p>13356</text:p>
          </table:table-cell>
          <table:table-cell office:value-type="float" office:value="13497">
            <text:p>13497</text:p>
          </table:table-cell>
          <table:table-cell office:value-type="float" office:value="5239107986">
            <text:p>5239107986</text:p>
          </table:table-cell>
          <table:table-cell office:value-type="float" office:value="66250046976">
            <text:p>66250046976</text:p>
          </table:table-cell>
          <table:table-cell office:value-type="float" office:value="5618044405">
            <text:p>5618044405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4/output_c_v3)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4112">
            <text:p>14112</text:p>
          </table:table-cell>
          <table:table-cell office:value-type="float" office:value="14296">
            <text:p>14296</text:p>
          </table:table-cell>
          <table:table-cell office:value-type="float" office:value="5239107986">
            <text:p>5239107986</text:p>
          </table:table-cell>
          <table:table-cell office:value-type="float" office:value="66250046976">
            <text:p>66250046976</text:p>
          </table:table-cell>
          <table:table-cell office:value-type="float" office:value="5618043993">
            <text:p>5618043993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4/output_c_v2)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6749">
            <text:p>16749</text:p>
          </table:table-cell>
          <table:table-cell office:value-type="float" office:value="16735">
            <text:p>16735</text:p>
          </table:table-cell>
          <table:table-cell office:value-type="float" office:value="5239107986">
            <text:p>5239107986</text:p>
          </table:table-cell>
          <table:table-cell office:value-type="float" office:value="66249675556">
            <text:p>66249675556</text:p>
          </table:table-cell>
          <table:table-cell office:value-type="float" office:value="5618039974">
            <text:p>5618039974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4/output_c_v1)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7036">
            <text:p>17036</text:p>
          </table:table-cell>
          <table:table-cell office:value-type="float" office:value="17054">
            <text:p>17054</text:p>
          </table:table-cell>
          <table:table-cell office:value-type="float" office:value="5239107986">
            <text:p>5239107986</text:p>
          </table:table-cell>
          <table:table-cell office:value-type="float" office:value="66250098426">
            <text:p>66250098426</text:p>
          </table:table-cell>
          <table:table-cell office:value-type="float" office:value="5618060225">
            <text:p>5618060225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S1+S2+S3+S4+S5+S6+S7+GBK+combine+asText+Text(hdfs://ec2-23-20-41-65.compute-1.amazonaws.com/user/stivo/outputs/wiki/s2/run4/output_c_v0)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22868">
            <text:p>22868</text:p>
          </table:table-cell>
          <table:table-cell office:value-type="float" office:value="22823">
            <text:p>22823</text:p>
          </table:table-cell>
          <table:table-cell office:value-type="float" office:value="9971179146">
            <text:p>9971179146</text:p>
          </table:table-cell>
          <table:table-cell office:value-type="float" office:value="65587436488">
            <text:p>65587436488</text:p>
          </table:table-cell>
          <table:table-cell office:value-type="float" office:value="11061721462">
            <text:p>11061721462</text:p>
          </table:table-cell>
          <table:table-cell office:value-type="float" office:value="57787976">
            <text:p>57787976</text:p>
          </table:table-cell>
          <table:table-cell office:value-type="string">
            <text:p>PigLatin:Wordcount2009.pig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23291">
            <text:p>23291</text:p>
          </table:table-cell>
          <table:table-cell office:value-type="float" office:value="23578">
            <text:p>23578</text:p>
          </table:table-cell>
          <table:table-cell office:value-type="float" office:value="6268735222">
            <text:p>6268735222</text:p>
          </table:table-cell>
          <table:table-cell office:value-type="float" office:value="74346165670">
            <text:p>74346165670</text:p>
          </table:table-cell>
          <table:table-cell office:value-type="float" office:value="6796435453">
            <text:p>6796435453</text:p>
          </table:table-cell>
          <table:table-cell office:value-type="float" office:value="67474772">
            <text:p>67474772</text:p>
          </table:table-cell>
          <table:table-cell office:value-type="string">
            <text:p>scoobi-20120607-165420-93f6f046-7da0-4a2e-839e-99ff3dd2e077(Step-1)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22870">
            <text:p>22870</text:p>
          </table:table-cell>
          <table:table-cell office:value-type="float" office:value="22849">
            <text:p>22849</text:p>
          </table:table-cell>
          <table:table-cell office:value-type="float" office:value="9971179146">
            <text:p>9971179146</text:p>
          </table:table-cell>
          <table:table-cell office:value-type="float" office:value="65587436488">
            <text:p>65587436488</text:p>
          </table:table-cell>
          <table:table-cell office:value-type="float" office:value="11061721462">
            <text:p>11061721462</text:p>
          </table:table-cell>
          <table:table-cell office:value-type="float" office:value="57787976">
            <text:p>57787976</text:p>
          </table:table-cell>
          <table:table-cell office:value-type="string">
            <text:p>PigLatin:Wordcount2009.pig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7793116738">
            <text:p>17793116738</text:p>
          </table:table-cell>
          <table:table-cell office:value-type="float" office:value="52073">
            <text:p>52073</text:p>
          </table:table-cell>
          <table:table-cell office:value-type="float" office:value="17793116301">
            <text:p>17793116301</text:p>
          </table:table-cell>
          <table:table-cell office:value-type="string">
            <text:p>distcp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25468">
            <text:p>25468</text:p>
          </table:table-cell>
          <table:table-cell office:value-type="float" office:value="25739">
            <text:p>25739</text:p>
          </table:table-cell>
          <table:table-cell office:value-type="float" office:value="9971179146">
            <text:p>9971179146</text:p>
          </table:table-cell>
          <table:table-cell office:value-type="float" office:value="65587436488">
            <text:p>65587436488</text:p>
          </table:table-cell>
          <table:table-cell office:value-type="float" office:value="11061721462">
            <text:p>11061721462</text:p>
          </table:table-cell>
          <table:table-cell office:value-type="float" office:value="57787976">
            <text:p>57787976</text:p>
          </table:table-cell>
          <table:table-cell office:value-type="string">
            <text:p>PigLatin:Wordcount2009.pig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22936">
            <text:p>22936</text:p>
          </table:table-cell>
          <table:table-cell office:value-type="float" office:value="22883">
            <text:p>22883</text:p>
          </table:table-cell>
          <table:table-cell office:value-type="float" office:value="9971179146">
            <text:p>9971179146</text:p>
          </table:table-cell>
          <table:table-cell office:value-type="float" office:value="65587436488">
            <text:p>65587436488</text:p>
          </table:table-cell>
          <table:table-cell office:value-type="float" office:value="11061721462">
            <text:p>11061721462</text:p>
          </table:table-cell>
          <table:table-cell office:value-type="float" office:value="57787976">
            <text:p>57787976</text:p>
          </table:table-cell>
          <table:table-cell office:value-type="string">
            <text:p>PigLatin:Wordcount2009.pig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8268">
            <text:p>8268</text:p>
          </table:table-cell>
          <table:table-cell office:value-type="float" office:value="9717">
            <text:p>9717</text:p>
          </table:table-cell>
          <table:table-cell table:style-name="ce1" office:value-type="float" office:value="13581729406">
            <text:p>13581729406</text:p>
          </table:table-cell>
          <table:table-cell office:value-type="float" office:value="97378036669">
            <text:p>97378036669</text:p>
          </table:table-cell>
          <table:table-cell office:value-type="float" office:value="20310778138">
            <text:p>20310778138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1+S3]/[Text(hdfs://ec2-23-20-41-65.compute-1.amazonaws.com/user/stivo/inputs/tpch/s100_new2/lineitem.tbl)+S0+S2]]+GBK+S4+S5+SeqFile(/tmp/crunch-575925769/p2)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796">
            <text:p>796</text:p>
          </table:table-cell>
          <table:table-cell office:value-type="float" office:value="1528">
            <text:p>1528</text:p>
          </table:table-cell>
          <table:table-cell office:value-type="float" office:value="16954">
            <text:p>16954</text:p>
          </table:table-cell>
          <table:table-cell office:value-type="float" office:value="282464434">
            <text:p>282464434</text:p>
          </table:table-cell>
          <table:table-cell office:value-type="float" office:value="10808903">
            <text:p>10808903</text:p>
          </table:table-cell>
          <table:table-cell office:value-type="float" office:value="79">
            <text:p>79</text:p>
          </table:table-cell>
          <table:table-cell office:value-type="string">
            <text:p>SeqFile(/tmp/crunch-575925769/p2)+GBK+combine+S6+asText+Text(hdfs://ec2-23-20-41-65.compute-1.amazonaws.com/user/stivo/outputs/tpch/s100/run7/output_c_v4)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12178">
            <text:p>12178</text:p>
          </table:table-cell>
          <table:table-cell office:value-type="float" office:value="13982">
            <text:p>13982</text:p>
          </table:table-cell>
          <table:table-cell table:style-name="ce1" office:value-type="float" office:value="43076870058">
            <text:p>43076870058</text:p>
          </table:table-cell>
          <table:table-cell office:value-type="float" office:value="97378036669">
            <text:p>97378036669</text:p>
          </table:table-cell>
          <table:table-cell office:value-type="float" office:value="64703309848">
            <text:p>64703309848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1+S3]/[Text(hdfs://ec2-23-20-41-65.compute-1.amazonaws.com/user/stivo/inputs/tpch/s100_new2/lineitem.tbl)+S0+S2]]+GBK+S4+S5+SeqFile(/tmp/crunch-271969365/p2)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789">
            <text:p>789</text:p>
          </table:table-cell>
          <table:table-cell office:value-type="float" office:value="1509">
            <text:p>1509</text:p>
          </table:table-cell>
          <table:table-cell office:value-type="float" office:value="16954">
            <text:p>16954</text:p>
          </table:table-cell>
          <table:table-cell office:value-type="float" office:value="282464434">
            <text:p>282464434</text:p>
          </table:table-cell>
          <table:table-cell office:value-type="float" office:value="10808236">
            <text:p>10808236</text:p>
          </table:table-cell>
          <table:table-cell office:value-type="float" office:value="79">
            <text:p>79</text:p>
          </table:table-cell>
          <table:table-cell office:value-type="string">
            <text:p>SeqFile(/tmp/crunch-271969365/p2)+GBK+combine+S6+asText+Text(hdfs://ec2-23-20-41-65.compute-1.amazonaws.com/user/stivo/outputs/tpch/s100/run7/output_c_v3)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12338">
            <text:p>12338</text:p>
          </table:table-cell>
          <table:table-cell office:value-type="float" office:value="13823">
            <text:p>13823</text:p>
          </table:table-cell>
          <table:table-cell table:style-name="ce1" office:value-type="float" office:value="13581729406">
            <text:p>13581729406</text:p>
          </table:table-cell>
          <table:table-cell office:value-type="float" office:value="97378680307">
            <text:p>97378680307</text:p>
          </table:table-cell>
          <table:table-cell office:value-type="float" office:value="20310795194">
            <text:p>20310795194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0+S1+S10]/[Text(hdfs://ec2-23-20-41-65.compute-1.amazonaws.com/user/stivo/inputs/tpch/s100_new2/lineitem.tbl)+S2+S3+S4+S5+S6+S7+S8+S9]]+GBK+S11+S12+SeqFile(/tmp/crunch-96133890/p2)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788">
            <text:p>788</text:p>
          </table:table-cell>
          <table:table-cell office:value-type="float" office:value="1529">
            <text:p>1529</text:p>
          </table:table-cell>
          <table:table-cell office:value-type="float" office:value="16954">
            <text:p>16954</text:p>
          </table:table-cell>
          <table:table-cell office:value-type="float" office:value="282466296">
            <text:p>282466296</text:p>
          </table:table-cell>
          <table:table-cell office:value-type="float" office:value="10807342">
            <text:p>10807342</text:p>
          </table:table-cell>
          <table:table-cell office:value-type="float" office:value="79">
            <text:p>79</text:p>
          </table:table-cell>
          <table:table-cell office:value-type="string">
            <text:p>SeqFile(/tmp/crunch-96133890/p2)+GBK+combine+S13+asText+Text(hdfs://ec2-23-20-41-65.compute-1.amazonaws.com/user/stivo/outputs/tpch/s100/run7/output_c_v2)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12910">
            <text:p>12910</text:p>
          </table:table-cell>
          <table:table-cell office:value-type="float" office:value="15699">
            <text:p>15699</text:p>
          </table:table-cell>
          <table:table-cell table:style-name="ce1" office:value-type="float" office:value="43076870058">
            <text:p>43076870058</text:p>
          </table:table-cell>
          <table:table-cell office:value-type="float" office:value="97378680503">
            <text:p>97378680503</text:p>
          </table:table-cell>
          <table:table-cell office:value-type="float" office:value="64703333924">
            <text:p>64703333924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2+S3+S4+S5+S6+S7+S8+S9]/[Text(hdfs://ec2-23-20-41-65.compute-1.amazonaws.com/user/stivo/inputs/tpch/s100_new2/orders.tbl)+S0+S1+S10]]+GBK+S11+S12+SeqFile(/tmp/crunch-1259934827/p2)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787">
            <text:p>787</text:p>
          </table:table-cell>
          <table:table-cell office:value-type="float" office:value="1541">
            <text:p>1541</text:p>
          </table:table-cell>
          <table:table-cell office:value-type="float" office:value="16954">
            <text:p>16954</text:p>
          </table:table-cell>
          <table:table-cell office:value-type="float" office:value="282466688">
            <text:p>282466688</text:p>
          </table:table-cell>
          <table:table-cell office:value-type="float" office:value="10811044">
            <text:p>10811044</text:p>
          </table:table-cell>
          <table:table-cell office:value-type="float" office:value="79">
            <text:p>79</text:p>
          </table:table-cell>
          <table:table-cell office:value-type="string">
            <text:p>SeqFile(/tmp/crunch-1259934827/p2)+GBK+combine+S13+asText+Text(hdfs://ec2-23-20-41-65.compute-1.amazonaws.com/user/stivo/outputs/tpch/s100/run7/output_c_v1)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14303">
            <text:p>14303</text:p>
          </table:table-cell>
          <table:table-cell office:value-type="float" office:value="16813">
            <text:p>16813</text:p>
          </table:table-cell>
          <table:table-cell table:style-name="ce1" office:value-type="float" office:value="43076870058">
            <text:p>43076870058</text:p>
          </table:table-cell>
          <table:table-cell office:value-type="float" office:value="97378680405">
            <text:p>97378680405</text:p>
          </table:table-cell>
          <table:table-cell office:value-type="float" office:value="64703329718">
            <text:p>64703329718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2+S3+S4+S5+S6+S7+S8+S9]/[Text(hdfs://ec2-23-20-41-65.compute-1.amazonaws.com/user/stivo/inputs/tpch/s100_new2/orders.tbl)+S0+S1+S10]]+GBK+S11+S12+SeqFile(/tmp/crunch-181411639/p2)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790">
            <text:p>790</text:p>
          </table:table-cell>
          <table:table-cell office:value-type="float" office:value="1545">
            <text:p>1545</text:p>
          </table:table-cell>
          <table:table-cell office:value-type="float" office:value="16954">
            <text:p>16954</text:p>
          </table:table-cell>
          <table:table-cell office:value-type="float" office:value="282466492">
            <text:p>282466492</text:p>
          </table:table-cell>
          <table:table-cell office:value-type="float" office:value="10809037">
            <text:p>10809037</text:p>
          </table:table-cell>
          <table:table-cell office:value-type="float" office:value="79">
            <text:p>79</text:p>
          </table:table-cell>
          <table:table-cell office:value-type="string">
            <text:p>SeqFile(/tmp/crunch-181411639/p2)+GBK+combine+S13+asText+Text(hdfs://ec2-23-20-41-65.compute-1.amazonaws.com/user/stivo/outputs/tpch/s100/run7/output_c_v0)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8179">
            <text:p>8179</text:p>
          </table:table-cell>
          <table:table-cell office:value-type="float" office:value="9652">
            <text:p>9652</text:p>
          </table:table-cell>
          <table:table-cell table:style-name="ce1" office:value-type="float" office:value="13581729406">
            <text:p>13581729406</text:p>
          </table:table-cell>
          <table:table-cell office:value-type="float" office:value="97378036571">
            <text:p>97378036571</text:p>
          </table:table-cell>
          <table:table-cell office:value-type="float" office:value="20310773846">
            <text:p>20310773846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1+S3]/[Text(hdfs://ec2-23-20-41-65.compute-1.amazonaws.com/user/stivo/inputs/tpch/s100_new2/lineitem.tbl)+S0+S2]]+GBK+S4+S5+SeqFile(/tmp/crunch699428375/p2)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779">
            <text:p>779</text:p>
          </table:table-cell>
          <table:table-cell office:value-type="float" office:value="1531">
            <text:p>1531</text:p>
          </table:table-cell>
          <table:table-cell office:value-type="float" office:value="16954">
            <text:p>16954</text:p>
          </table:table-cell>
          <table:table-cell office:value-type="float" office:value="282464238">
            <text:p>282464238</text:p>
          </table:table-cell>
          <table:table-cell office:value-type="float" office:value="10806652">
            <text:p>10806652</text:p>
          </table:table-cell>
          <table:table-cell office:value-type="float" office:value="79">
            <text:p>79</text:p>
          </table:table-cell>
          <table:table-cell office:value-type="string">
            <text:p>SeqFile(/tmp/crunch699428375/p2)+GBK+combine+S6+asText+Text(hdfs://ec2-23-20-41-65.compute-1.amazonaws.com/user/stivo/outputs/tpch/s100/run8/output_c_v4)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11862">
            <text:p>11862</text:p>
          </table:table-cell>
          <table:table-cell office:value-type="float" office:value="13702">
            <text:p>13702</text:p>
          </table:table-cell>
          <table:table-cell table:style-name="ce1" office:value-type="float" office:value="43076870058">
            <text:p>43076870058</text:p>
          </table:table-cell>
          <table:table-cell office:value-type="float" office:value="97378036669">
            <text:p>97378036669</text:p>
          </table:table-cell>
          <table:table-cell office:value-type="float" office:value="64703310101">
            <text:p>64703310101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1+S3]/[Text(hdfs://ec2-23-20-41-65.compute-1.amazonaws.com/user/stivo/inputs/tpch/s100_new2/lineitem.tbl)+S0+S2]]+GBK+S4+S5+SeqFile(/tmp/crunch-651069493/p2)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795">
            <text:p>795</text:p>
          </table:table-cell>
          <table:table-cell office:value-type="float" office:value="1538">
            <text:p>1538</text:p>
          </table:table-cell>
          <table:table-cell office:value-type="float" office:value="16954">
            <text:p>16954</text:p>
          </table:table-cell>
          <table:table-cell office:value-type="float" office:value="282464434">
            <text:p>282464434</text:p>
          </table:table-cell>
          <table:table-cell office:value-type="float" office:value="10809066">
            <text:p>10809066</text:p>
          </table:table-cell>
          <table:table-cell office:value-type="float" office:value="79">
            <text:p>79</text:p>
          </table:table-cell>
          <table:table-cell office:value-type="string">
            <text:p>SeqFile(/tmp/crunch-651069493/p2)+GBK+combine+S6+asText+Text(hdfs://ec2-23-20-41-65.compute-1.amazonaws.com/user/stivo/outputs/tpch/s100/run8/output_c_v3)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12315">
            <text:p>12315</text:p>
          </table:table-cell>
          <table:table-cell office:value-type="float" office:value="13801">
            <text:p>13801</text:p>
          </table:table-cell>
          <table:table-cell table:style-name="ce1" office:value-type="float" office:value="13581729406">
            <text:p>13581729406</text:p>
          </table:table-cell>
          <table:table-cell office:value-type="float" office:value="97378680405">
            <text:p>97378680405</text:p>
          </table:table-cell>
          <table:table-cell office:value-type="float" office:value="20310799562">
            <text:p>20310799562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2+S3+S4+S5+S6+S7+S8+S9]/[Text(hdfs://ec2-23-20-41-65.compute-1.amazonaws.com/user/stivo/inputs/tpch/s100_new2/orders.tbl)+S0+S1+S10]]+GBK+S11+S12+SeqFile(/tmp/crunch1474287726/p2)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795">
            <text:p>795</text:p>
          </table:table-cell>
          <table:table-cell office:value-type="float" office:value="1537">
            <text:p>1537</text:p>
          </table:table-cell>
          <table:table-cell office:value-type="float" office:value="16954">
            <text:p>16954</text:p>
          </table:table-cell>
          <table:table-cell office:value-type="float" office:value="282466492">
            <text:p>282466492</text:p>
          </table:table-cell>
          <table:table-cell office:value-type="float" office:value="10808165">
            <text:p>10808165</text:p>
          </table:table-cell>
          <table:table-cell office:value-type="float" office:value="79">
            <text:p>79</text:p>
          </table:table-cell>
          <table:table-cell office:value-type="string">
            <text:p>SeqFile(/tmp/crunch1474287726/p2)+GBK+combine+S13+asText+Text(hdfs://ec2-23-20-41-65.compute-1.amazonaws.com/user/stivo/outputs/tpch/s100/run8/output_c_v2)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12890">
            <text:p>12890</text:p>
          </table:table-cell>
          <table:table-cell office:value-type="float" office:value="15281">
            <text:p>15281</text:p>
          </table:table-cell>
          <table:table-cell table:style-name="ce1" office:value-type="float" office:value="43076870058">
            <text:p>43076870058</text:p>
          </table:table-cell>
          <table:table-cell office:value-type="float" office:value="97378680405">
            <text:p>97378680405</text:p>
          </table:table-cell>
          <table:table-cell office:value-type="float" office:value="64703330170">
            <text:p>64703330170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2+S3+S4+S5+S6+S7+S8+S9]/[Text(hdfs://ec2-23-20-41-65.compute-1.amazonaws.com/user/stivo/inputs/tpch/s100_new2/orders.tbl)+S0+S1+S10]]+GBK+S11+S12+SeqFile(/tmp/crunch1120193275/p2)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790">
            <text:p>790</text:p>
          </table:table-cell>
          <table:table-cell office:value-type="float" office:value="1534">
            <text:p>1534</text:p>
          </table:table-cell>
          <table:table-cell office:value-type="float" office:value="16954">
            <text:p>16954</text:p>
          </table:table-cell>
          <table:table-cell office:value-type="float" office:value="282466492">
            <text:p>282466492</text:p>
          </table:table-cell>
          <table:table-cell office:value-type="float" office:value="10809429">
            <text:p>10809429</text:p>
          </table:table-cell>
          <table:table-cell office:value-type="float" office:value="79">
            <text:p>79</text:p>
          </table:table-cell>
          <table:table-cell office:value-type="string">
            <text:p>SeqFile(/tmp/crunch1120193275/p2)+GBK+combine+S13+asText+Text(hdfs://ec2-23-20-41-65.compute-1.amazonaws.com/user/stivo/outputs/tpch/s100/run8/output_c_v1)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14299">
            <text:p>14299</text:p>
          </table:table-cell>
          <table:table-cell office:value-type="float" office:value="16732">
            <text:p>16732</text:p>
          </table:table-cell>
          <table:table-cell table:style-name="ce1" office:value-type="float" office:value="43076870058">
            <text:p>43076870058</text:p>
          </table:table-cell>
          <table:table-cell office:value-type="float" office:value="97378680503">
            <text:p>97378680503</text:p>
          </table:table-cell>
          <table:table-cell office:value-type="float" office:value="64703336475">
            <text:p>64703336475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2+S3+S4+S5+S6+S7+S8+S9]/[Text(hdfs://ec2-23-20-41-65.compute-1.amazonaws.com/user/stivo/inputs/tpch/s100_new2/orders.tbl)+S0+S1+S10]]+GBK+S11+S12+SeqFile(/tmp/crunch-1768785050/p2)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800">
            <text:p>800</text:p>
          </table:table-cell>
          <table:table-cell office:value-type="float" office:value="1541">
            <text:p>1541</text:p>
          </table:table-cell>
          <table:table-cell office:value-type="float" office:value="16954">
            <text:p>16954</text:p>
          </table:table-cell>
          <table:table-cell office:value-type="float" office:value="282466688">
            <text:p>282466688</text:p>
          </table:table-cell>
          <table:table-cell office:value-type="float" office:value="10811409">
            <text:p>10811409</text:p>
          </table:table-cell>
          <table:table-cell office:value-type="float" office:value="79">
            <text:p>79</text:p>
          </table:table-cell>
          <table:table-cell office:value-type="string">
            <text:p>SeqFile(/tmp/crunch-1768785050/p2)+GBK+combine+S13+asText+Text(hdfs://ec2-23-20-41-65.compute-1.amazonaws.com/user/stivo/outputs/tpch/s100/run8/output_c_v0)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10261">
            <text:p>10261</text:p>
          </table:table-cell>
          <table:table-cell office:value-type="float" office:value="11817">
            <text:p>11817</text:p>
          </table:table-cell>
          <table:table-cell office:value-type="float" office:value="8345183860">
            <text:p>8345183860</text:p>
          </table:table-cell>
          <table:table-cell office:value-type="float" office:value="97376042437">
            <text:p>97376042437</text:p>
          </table:table-cell>
          <table:table-cell office:value-type="float" office:value="12646651350">
            <text:p>12646651350</text:p>
          </table:table-cell>
          <table:table-cell table:style-name="ce1" office:value-type="float" office:value="74515558">
            <text:p>74515558</text:p>
          </table:table-cell>
          <table:table-cell office:value-type="string">
            <text:p>PigLatin:Q12.pig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68321226">
            <text:p>168321226</text:p>
          </table:table-cell>
          <table:table-cell office:value-type="float" office:value="74526746">
            <text:p>74526746</text:p>
          </table:table-cell>
          <table:table-cell office:value-type="float" office:value="246572721">
            <text:p>246572721</text:p>
          </table:table-cell>
          <table:table-cell office:value-type="float" office:value="39">
            <text:p>39</text:p>
          </table:table-cell>
          <table:table-cell office:value-type="string">
            <text:p>PigLatin:Q12.pig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10269">
            <text:p>10269</text:p>
          </table:table-cell>
          <table:table-cell office:value-type="float" office:value="11814">
            <text:p>11814</text:p>
          </table:table-cell>
          <table:table-cell office:value-type="float" office:value="8345183860">
            <text:p>8345183860</text:p>
          </table:table-cell>
          <table:table-cell office:value-type="float" office:value="97376042437">
            <text:p>97376042437</text:p>
          </table:table-cell>
          <table:table-cell office:value-type="float" office:value="12646655470">
            <text:p>12646655470</text:p>
          </table:table-cell>
          <table:table-cell table:style-name="ce1" office:value-type="float" office:value="74515558">
            <text:p>74515558</text:p>
          </table:table-cell>
          <table:table-cell office:value-type="string">
            <text:p>PigLatin:Q12.pig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168325626">
            <text:p>168325626</text:p>
          </table:table-cell>
          <table:table-cell office:value-type="float" office:value="74526844">
            <text:p>74526844</text:p>
          </table:table-cell>
          <table:table-cell office:value-type="float" office:value="246577130">
            <text:p>246577130</text:p>
          </table:table-cell>
          <table:table-cell office:value-type="float" office:value="39">
            <text:p>39</text:p>
          </table:table-cell>
          <table:table-cell office:value-type="string">
            <text:p>PigLatin:Q12.pig</text:p>
          </table:table-cell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float" office:value="10263">
            <text:p>10263</text:p>
          </table:table-cell>
          <table:table-cell office:value-type="float" office:value="11865">
            <text:p>11865</text:p>
          </table:table-cell>
          <table:table-cell office:value-type="float" office:value="8345183860">
            <text:p>8345183860</text:p>
          </table:table-cell>
          <table:table-cell office:value-type="float" office:value="97376042437">
            <text:p>97376042437</text:p>
          </table:table-cell>
          <table:table-cell office:value-type="float" office:value="12646662454">
            <text:p>12646662454</text:p>
          </table:table-cell>
          <table:table-cell table:style-name="ce1" office:value-type="float" office:value="74515558">
            <text:p>74515558</text:p>
          </table:table-cell>
          <table:table-cell office:value-type="string">
            <text:p>PigLatin:Q12.pig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68323298">
            <text:p>168323298</text:p>
          </table:table-cell>
          <table:table-cell office:value-type="float" office:value="74526942">
            <text:p>74526942</text:p>
          </table:table-cell>
          <table:table-cell office:value-type="float" office:value="246574811">
            <text:p>246574811</text:p>
          </table:table-cell>
          <table:table-cell office:value-type="float" office:value="39">
            <text:p>39</text:p>
          </table:table-cell>
          <table:table-cell office:value-type="string">
            <text:p>PigLatin:Q12.pig</text:p>
          </table:table-cell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9548">
            <text:p>9548</text:p>
          </table:table-cell>
          <table:table-cell office:value-type="float" office:value="10681">
            <text:p>10681</text:p>
          </table:table-cell>
          <table:table-cell table:style-name="ce1" office:value-type="float" office:value="5952799886">
            <text:p>5952799886</text:p>
          </table:table-cell>
          <table:table-cell office:value-type="float" office:value="97411981423">
            <text:p>97411981423</text:p>
          </table:table-cell>
          <table:table-cell office:value-type="float" office:value="8895363343">
            <text:p>8895363343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03335-64499232-7f36-4f22-bc68-230854650f61(Step-1)</text:p>
          </table:table-cell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office:value-type="float" office:value="770">
            <text:p>770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70322">
            <text:p>5970322</text:p>
          </table:table-cell>
          <table:table-cell office:value-type="float" office:value="79">
            <text:p>79</text:p>
          </table:table-cell>
          <table:table-cell office:value-type="string">
            <text:p>scoobi-20120607-203335-64499232-7f36-4f22-bc68-230854650f61(Step-2)</text:p>
          </table:table-cell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float" office:value="12999">
            <text:p>12999</text:p>
          </table:table-cell>
          <table:table-cell office:value-type="float" office:value="14306">
            <text:p>14306</text:p>
          </table:table-cell>
          <table:table-cell table:style-name="ce1" office:value-type="float" office:value="35333890982">
            <text:p>35333890982</text:p>
          </table:table-cell>
          <table:table-cell office:value-type="float" office:value="97411981423">
            <text:p>97411981423</text:p>
          </table:table-cell>
          <table:table-cell office:value-type="float" office:value="53088832230">
            <text:p>53088832230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04129-d2286655-dcc3-41c3-a1de-4e4a8328c86e(Step-1)</text:p>
          </table:table-cell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office:value-type="float" office:value="759">
            <text:p>759</text:p>
          </table:table-cell>
          <table:table-cell office:value-type="float" office:value="22">
            <text:p>22</text:p>
          </table:table-cell>
          <table:table-cell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70339">
            <text:p>5970339</text:p>
          </table:table-cell>
          <table:table-cell office:value-type="float" office:value="79">
            <text:p>79</text:p>
          </table:table-cell>
          <table:table-cell office:value-type="string">
            <text:p>scoobi-20120607-204129-d2286655-dcc3-41c3-a1de-4e4a8328c86e(Step-2)</text:p>
          </table:table-cell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office:value-type="float" office:value="14183">
            <text:p>14183</text:p>
          </table:table-cell>
          <table:table-cell office:value-type="float" office:value="15449">
            <text:p>15449</text:p>
          </table:table-cell>
          <table:table-cell table:style-name="ce1" office:value-type="float" office:value="5952799886">
            <text:p>5952799886</text:p>
          </table:table-cell>
          <table:table-cell office:value-type="float" office:value="97455687567">
            <text:p>97455687567</text:p>
          </table:table-cell>
          <table:table-cell office:value-type="float" office:value="8895365029">
            <text:p>8895365029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05116-fe82cd51-b38b-4b84-9f3e-db5ff309876c(Step-1)</text:p>
          </table:table-cell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office:value-type="float" office:value="789">
            <text:p>789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533">
            <text:p>5970533</text:p>
          </table:table-cell>
          <table:table-cell office:value-type="float" office:value="79">
            <text:p>79</text:p>
          </table:table-cell>
          <table:table-cell office:value-type="string">
            <text:p>scoobi-20120607-205116-fe82cd51-b38b-4b84-9f3e-db5ff309876c(Step-2)</text:p>
          </table:table-cell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office:value-type="float" office:value="14554">
            <text:p>14554</text:p>
          </table:table-cell>
          <table:table-cell office:value-type="float" office:value="15977">
            <text:p>15977</text:p>
          </table:table-cell>
          <table:table-cell table:style-name="ce1" office:value-type="float" office:value="35333890988">
            <text:p>35333890988</text:p>
          </table:table-cell>
          <table:table-cell office:value-type="float" office:value="97455687567">
            <text:p>97455687567</text:p>
          </table:table-cell>
          <table:table-cell office:value-type="float" office:value="53088829900">
            <text:p>53088829900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10114-9a2a41b9-e503-475a-9df2-a67aaa7a8bea(Step-1)</text:p>
          </table:table-cell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office:value-type="float" office:value="790">
            <text:p>790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390">
            <text:p>5970390</text:p>
          </table:table-cell>
          <table:table-cell office:value-type="float" office:value="79">
            <text:p>79</text:p>
          </table:table-cell>
          <table:table-cell office:value-type="string">
            <text:p>scoobi-20120607-210114-9a2a41b9-e503-475a-9df2-a67aaa7a8bea(Step-2)</text:p>
          </table:table-cell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office:value-type="float" office:value="15979">
            <text:p>15979</text:p>
          </table:table-cell>
          <table:table-cell office:value-type="float" office:value="17216">
            <text:p>17216</text:p>
          </table:table-cell>
          <table:table-cell table:style-name="ce1" office:value-type="float" office:value="35333890994">
            <text:p>35333890994</text:p>
          </table:table-cell>
          <table:table-cell office:value-type="float" office:value="97455687567">
            <text:p>97455687567</text:p>
          </table:table-cell>
          <table:table-cell office:value-type="float" office:value="53088820645">
            <text:p>53088820645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11140-9fe3a96d-8d29-4ec0-852c-f455b1886427(Step-1)</text:p>
          </table:table-cell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float" office:value="800">
            <text:p>800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69852">
            <text:p>5969852</text:p>
          </table:table-cell>
          <table:table-cell office:value-type="float" office:value="79">
            <text:p>79</text:p>
          </table:table-cell>
          <table:table-cell office:value-type="string">
            <text:p>scoobi-20120607-211140-9fe3a96d-8d29-4ec0-852c-f455b1886427(Step-2)</text:p>
          </table:table-cell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float" office:value="8172">
            <text:p>8172</text:p>
          </table:table-cell>
          <table:table-cell office:value-type="float" office:value="9934">
            <text:p>9934</text:p>
          </table:table-cell>
          <table:table-cell table:style-name="ce1" office:value-type="float" office:value="13581729406">
            <text:p>13581729406</text:p>
          </table:table-cell>
          <table:table-cell office:value-type="float" office:value="97378036767">
            <text:p>97378036767</text:p>
          </table:table-cell>
          <table:table-cell office:value-type="float" office:value="20310786340">
            <text:p>20310786340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0+S2]/[Text(hdfs://ec2-23-20-41-65.compute-1.amazonaws.com/user/stivo/inputs/tpch/s100_new2/orders.tbl)+S1+S3]]+GBK+S4+S5+SeqFile(/tmp/crunch-1868677444/p2)</text:p>
          </table:table-cell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office:value-type="float" office:value="801">
            <text:p>801</text:p>
          </table:table-cell>
          <table:table-cell office:value-type="float" office:value="1526">
            <text:p>1526</text:p>
          </table:table-cell>
          <table:table-cell office:value-type="float" office:value="16954">
            <text:p>16954</text:p>
          </table:table-cell>
          <table:table-cell office:value-type="float" office:value="282464728">
            <text:p>282464728</text:p>
          </table:table-cell>
          <table:table-cell office:value-type="float" office:value="10810945">
            <text:p>10810945</text:p>
          </table:table-cell>
          <table:table-cell office:value-type="float" office:value="79">
            <text:p>79</text:p>
          </table:table-cell>
          <table:table-cell office:value-type="string">
            <text:p>SeqFile(/tmp/crunch-1868677444/p2)+GBK+combine+S6+asText+Text(hdfs://ec2-23-20-41-65.compute-1.amazonaws.com/user/stivo/outputs/tpch/s100/run21/output_c_v4)</text:p>
          </table:table-cell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office:value-type="float" office:value="11664">
            <text:p>11664</text:p>
          </table:table-cell>
          <table:table-cell office:value-type="float" office:value="14308">
            <text:p>14308</text:p>
          </table:table-cell>
          <table:table-cell table:style-name="ce1" office:value-type="float" office:value="43076870058">
            <text:p>43076870058</text:p>
          </table:table-cell>
          <table:table-cell office:value-type="float" office:value="97378036669">
            <text:p>97378036669</text:p>
          </table:table-cell>
          <table:table-cell office:value-type="float" office:value="64703308870">
            <text:p>64703308870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0+S2]/[Text(hdfs://ec2-23-20-41-65.compute-1.amazonaws.com/user/stivo/inputs/tpch/s100_new2/orders.tbl)+S1+S3]]+GBK+S4+S5+SeqFile(/tmp/crunch1501331526/p2)</text:p>
          </table:table-cell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office:value-type="float" office:value="793">
            <text:p>793</text:p>
          </table:table-cell>
          <table:table-cell office:value-type="float" office:value="1531">
            <text:p>1531</text:p>
          </table:table-cell>
          <table:table-cell office:value-type="float" office:value="16954">
            <text:p>16954</text:p>
          </table:table-cell>
          <table:table-cell office:value-type="float" office:value="282464532">
            <text:p>282464532</text:p>
          </table:table-cell>
          <table:table-cell office:value-type="float" office:value="10808675">
            <text:p>10808675</text:p>
          </table:table-cell>
          <table:table-cell office:value-type="float" office:value="79">
            <text:p>79</text:p>
          </table:table-cell>
          <table:table-cell office:value-type="string">
            <text:p>SeqFile(/tmp/crunch1501331526/p2)+GBK+combine+S6+asText+Text(hdfs://ec2-23-20-41-65.compute-1.amazonaws.com/user/stivo/outputs/tpch/s100/run21/output_c_v3)</text:p>
          </table:table-cell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office:value-type="float" office:value="12406">
            <text:p>12406</text:p>
          </table:table-cell>
          <table:table-cell office:value-type="float" office:value="13824">
            <text:p>13824</text:p>
          </table:table-cell>
          <table:table-cell table:style-name="ce1" office:value-type="float" office:value="13581729406">
            <text:p>13581729406</text:p>
          </table:table-cell>
          <table:table-cell office:value-type="float" office:value="97378680209">
            <text:p>97378680209</text:p>
          </table:table-cell>
          <table:table-cell office:value-type="float" office:value="20310786989">
            <text:p>20310786989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0+S1+S10]/[Text(hdfs://ec2-23-20-41-65.compute-1.amazonaws.com/user/stivo/inputs/tpch/s100_new2/lineitem.tbl)+S2+S3+S4+S5+S6+S7+S8+S9]]+GBK+S11+S12+SeqFile(/tmp/crunch37792353/p2)</text:p>
          </table:table-cell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803">
            <text:p>803</text:p>
          </table:table-cell>
          <table:table-cell office:value-type="float" office:value="1534">
            <text:p>1534</text:p>
          </table:table-cell>
          <table:table-cell office:value-type="float" office:value="16954">
            <text:p>16954</text:p>
          </table:table-cell>
          <table:table-cell office:value-type="float" office:value="282466198">
            <text:p>282466198</text:p>
          </table:table-cell>
          <table:table-cell office:value-type="float" office:value="10805041">
            <text:p>10805041</text:p>
          </table:table-cell>
          <table:table-cell office:value-type="float" office:value="79">
            <text:p>79</text:p>
          </table:table-cell>
          <table:table-cell office:value-type="string">
            <text:p>SeqFile(/tmp/crunch37792353/p2)+GBK+combine+S13+asText+Text(hdfs://ec2-23-20-41-65.compute-1.amazonaws.com/user/stivo/outputs/tpch/s100/run21/output_c_v2)</text:p>
          </table:table-cell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office:value-type="float" office:value="12920">
            <text:p>12920</text:p>
          </table:table-cell>
          <table:table-cell office:value-type="float" office:value="15587">
            <text:p>15587</text:p>
          </table:table-cell>
          <table:table-cell table:style-name="ce1" office:value-type="float" office:value="43076870058">
            <text:p>43076870058</text:p>
          </table:table-cell>
          <table:table-cell office:value-type="float" office:value="97378680503">
            <text:p>97378680503</text:p>
          </table:table-cell>
          <table:table-cell office:value-type="float" office:value="64703336640">
            <text:p>64703336640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2+S3+S4+S5+S6+S7+S8+S9]/[Text(hdfs://ec2-23-20-41-65.compute-1.amazonaws.com/user/stivo/inputs/tpch/s100_new2/orders.tbl)+S0+S1+S10]]+GBK+S11+S12+SeqFile(/tmp/crunch-1117164917/p2)</text:p>
          </table:table-cell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office:value-type="float" office:value="801">
            <text:p>801</text:p>
          </table:table-cell>
          <table:table-cell office:value-type="float" office:value="1539">
            <text:p>1539</text:p>
          </table:table-cell>
          <table:table-cell office:value-type="float" office:value="16954">
            <text:p>16954</text:p>
          </table:table-cell>
          <table:table-cell office:value-type="float" office:value="282466786">
            <text:p>282466786</text:p>
          </table:table-cell>
          <table:table-cell office:value-type="float" office:value="10811365">
            <text:p>10811365</text:p>
          </table:table-cell>
          <table:table-cell office:value-type="float" office:value="79">
            <text:p>79</text:p>
          </table:table-cell>
          <table:table-cell office:value-type="string">
            <text:p>SeqFile(/tmp/crunch-1117164917/p2)+GBK+combine+S13+asText+Text(hdfs://ec2-23-20-41-65.compute-1.amazonaws.com/user/stivo/outputs/tpch/s100/run21/output_c_v1)</text:p>
          </table:table-cell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office:value-type="float" office:value="14305">
            <text:p>14305</text:p>
          </table:table-cell>
          <table:table-cell office:value-type="float" office:value="15987">
            <text:p>15987</text:p>
          </table:table-cell>
          <table:table-cell table:style-name="ce1" office:value-type="float" office:value="43076870058">
            <text:p>43076870058</text:p>
          </table:table-cell>
          <table:table-cell office:value-type="float" office:value="97378680307">
            <text:p>97378680307</text:p>
          </table:table-cell>
          <table:table-cell office:value-type="float" office:value="64703323984">
            <text:p>64703323984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0+S1+S10]/[Text(hdfs://ec2-23-20-41-65.compute-1.amazonaws.com/user/stivo/inputs/tpch/s100_new2/lineitem.tbl)+S2+S3+S4+S5+S6+S7+S8+S9]]+GBK+S11+S12+SeqFile(/tmp/crunch469015663/p2)</text:p>
          </table:table-cell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office:value-type="float" office:value="781">
            <text:p>781</text:p>
          </table:table-cell>
          <table:table-cell office:value-type="float" office:value="1524">
            <text:p>1524</text:p>
          </table:table-cell>
          <table:table-cell office:value-type="float" office:value="16954">
            <text:p>16954</text:p>
          </table:table-cell>
          <table:table-cell office:value-type="float" office:value="282466394">
            <text:p>282466394</text:p>
          </table:table-cell>
          <table:table-cell office:value-type="float" office:value="10807101">
            <text:p>10807101</text:p>
          </table:table-cell>
          <table:table-cell office:value-type="float" office:value="79">
            <text:p>79</text:p>
          </table:table-cell>
          <table:table-cell office:value-type="string">
            <text:p>SeqFile(/tmp/crunch469015663/p2)+GBK+combine+S13+asText+Text(hdfs://ec2-23-20-41-65.compute-1.amazonaws.com/user/stivo/outputs/tpch/s100/run21/output_c_v0)</text:p>
          </table:table-cell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float" office:value="9459">
            <text:p>9459</text:p>
          </table:table-cell>
          <table:table-cell office:value-type="float" office:value="10626">
            <text:p>10626</text:p>
          </table:table-cell>
          <table:table-cell table:style-name="ce1" office:value-type="float" office:value="5952799886">
            <text:p>5952799886</text:p>
          </table:table-cell>
          <table:table-cell office:value-type="float" office:value="97411981423">
            <text:p>97411981423</text:p>
          </table:table-cell>
          <table:table-cell office:value-type="float" office:value="8895354091">
            <text:p>8895354091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22329-2905d9c5-0f20-4edb-b239-f1ad8dc39b5e(Step-1)</text:p>
          </table:table-cell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office:value-type="float" office:value="776">
            <text:p>776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69894">
            <text:p>5969894</text:p>
          </table:table-cell>
          <table:table-cell office:value-type="float" office:value="79">
            <text:p>79</text:p>
          </table:table-cell>
          <table:table-cell office:value-type="string">
            <text:p>scoobi-20120607-222329-2905d9c5-0f20-4edb-b239-f1ad8dc39b5e(Step-2)</text:p>
          </table:table-cell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office:value-type="float" office:value="12919">
            <text:p>12919</text:p>
          </table:table-cell>
          <table:table-cell office:value-type="float" office:value="14314">
            <text:p>14314</text:p>
          </table:table-cell>
          <table:table-cell table:style-name="ce1" office:value-type="float" office:value="35333890994">
            <text:p>35333890994</text:p>
          </table:table-cell>
          <table:table-cell office:value-type="float" office:value="97411981423">
            <text:p>97411981423</text:p>
          </table:table-cell>
          <table:table-cell office:value-type="float" office:value="53088833594">
            <text:p>53088833594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23127-de64ee21-4d44-43c6-bc32-4ddcfafe736f(Step-1)</text:p>
          </table:table-cell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office:value-type="float" office:value="771">
            <text:p>771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70340">
            <text:p>5970340</text:p>
          </table:table-cell>
          <table:table-cell office:value-type="float" office:value="79">
            <text:p>79</text:p>
          </table:table-cell>
          <table:table-cell office:value-type="string">
            <text:p>scoobi-20120607-223127-de64ee21-4d44-43c6-bc32-4ddcfafe736f(Step-2)</text:p>
          </table:table-cell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office:value-type="float" office:value="14299">
            <text:p>14299</text:p>
          </table:table-cell>
          <table:table-cell office:value-type="float" office:value="15961">
            <text:p>15961</text:p>
          </table:table-cell>
          <table:table-cell table:style-name="ce1" office:value-type="float" office:value="5952799886">
            <text:p>5952799886</text:p>
          </table:table-cell>
          <table:table-cell office:value-type="float" office:value="97466388807">
            <text:p>97466388807</text:p>
          </table:table-cell>
          <table:table-cell office:value-type="float" office:value="8895361126">
            <text:p>8895361126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24107-3dce3374-af71-4721-85f9-a07db8c43621(Step-1)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783">
            <text:p>783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457">
            <text:p>5970457</text:p>
          </table:table-cell>
          <table:table-cell office:value-type="float" office:value="79">
            <text:p>79</text:p>
          </table:table-cell>
          <table:table-cell office:value-type="string">
            <text:p>scoobi-20120607-224107-3dce3374-af71-4721-85f9-a07db8c43621(Step-2)</text:p>
          </table:table-cell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office:value-type="float" office:value="14530">
            <text:p>14530</text:p>
          </table:table-cell>
          <table:table-cell office:value-type="float" office:value="15922">
            <text:p>15922</text:p>
          </table:table-cell>
          <table:table-cell table:style-name="ce1" office:value-type="float" office:value="35333890994">
            <text:p>35333890994</text:p>
          </table:table-cell>
          <table:table-cell office:value-type="float" office:value="97455687567">
            <text:p>97455687567</text:p>
          </table:table-cell>
          <table:table-cell office:value-type="float" office:value="53088830862">
            <text:p>53088830862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25117-41c1518e-bbc6-441a-b211-c870d496fe86(Step-1)</text:p>
          </table:table-cell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office:value-type="float" office:value="797">
            <text:p>797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436">
            <text:p>5970436</text:p>
          </table:table-cell>
          <table:table-cell office:value-type="float" office:value="79">
            <text:p>79</text:p>
          </table:table-cell>
          <table:table-cell office:value-type="string">
            <text:p>scoobi-20120607-225117-41c1518e-bbc6-441a-b211-c870d496fe86(Step-2)</text:p>
          </table:table-cell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office:value-type="float" office:value="15920">
            <text:p>15920</text:p>
          </table:table-cell>
          <table:table-cell office:value-type="float" office:value="18143">
            <text:p>18143</text:p>
          </table:table-cell>
          <table:table-cell table:style-name="ce1" office:value-type="float" office:value="35333890646">
            <text:p>35333890646</text:p>
          </table:table-cell>
          <table:table-cell office:value-type="float" office:value="97466388807">
            <text:p>97466388807</text:p>
          </table:table-cell>
          <table:table-cell office:value-type="float" office:value="53088833531">
            <text:p>53088833531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30135-343d2edf-e7e3-4ffe-a8d9-d301c4850ebc(Step-1)</text:p>
          </table:table-cell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office:value-type="float" office:value="801">
            <text:p>801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773">
            <text:p>5970773</text:p>
          </table:table-cell>
          <table:table-cell office:value-type="float" office:value="79">
            <text:p>79</text:p>
          </table:table-cell>
          <table:table-cell office:value-type="string">
            <text:p>scoobi-20120607-230135-343d2edf-e7e3-4ffe-a8d9-d301c4850ebc(Step-2)</text:p>
          </table:table-cell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office:value-type="float" office:value="9627">
            <text:p>9627</text:p>
          </table:table-cell>
          <table:table-cell office:value-type="float" office:value="11408">
            <text:p>11408</text:p>
          </table:table-cell>
          <table:table-cell table:style-name="ce1" office:value-type="float" office:value="5952799886">
            <text:p>5952799886</text:p>
          </table:table-cell>
          <table:table-cell office:value-type="float" office:value="97411981423">
            <text:p>97411981423</text:p>
          </table:table-cell>
          <table:table-cell office:value-type="float" office:value="8895352297">
            <text:p>8895352297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31237-a02afc5d-8b62-4b0e-9c1b-c5fff1039105(Step-1)</text:p>
          </table:table-cell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office:value-type="float" office:value="778">
            <text:p>778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69868">
            <text:p>5969868</text:p>
          </table:table-cell>
          <table:table-cell office:value-type="float" office:value="79">
            <text:p>79</text:p>
          </table:table-cell>
          <table:table-cell office:value-type="string">
            <text:p>scoobi-20120607-231237-a02afc5d-8b62-4b0e-9c1b-c5fff1039105(Step-2)</text:p>
          </table:table-cell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office:value-type="float" office:value="12926">
            <text:p>12926</text:p>
          </table:table-cell>
          <table:table-cell office:value-type="float" office:value="14238">
            <text:p>14238</text:p>
          </table:table-cell>
          <table:table-cell table:style-name="ce1" office:value-type="float" office:value="35333890994">
            <text:p>35333890994</text:p>
          </table:table-cell>
          <table:table-cell office:value-type="float" office:value="97411981423">
            <text:p>97411981423</text:p>
          </table:table-cell>
          <table:table-cell office:value-type="float" office:value="53088831784">
            <text:p>53088831784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32041-1a47dbef-b694-4029-b4ff-a9330fa7d394(Step-1)</text:p>
          </table:table-cell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office:value-type="float" office:value="781">
            <text:p>781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70277">
            <text:p>5970277</text:p>
          </table:table-cell>
          <table:table-cell office:value-type="float" office:value="79">
            <text:p>79</text:p>
          </table:table-cell>
          <table:table-cell office:value-type="string">
            <text:p>scoobi-20120607-232041-1a47dbef-b694-4029-b4ff-a9330fa7d394(Step-2)</text:p>
          </table:table-cell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office:value-type="float" office:value="14137">
            <text:p>14137</text:p>
          </table:table-cell>
          <table:table-cell office:value-type="float" office:value="15439">
            <text:p>15439</text:p>
          </table:table-cell>
          <table:table-cell table:style-name="ce1" office:value-type="float" office:value="5952799886">
            <text:p>5952799886</text:p>
          </table:table-cell>
          <table:table-cell office:value-type="float" office:value="97455687567">
            <text:p>97455687567</text:p>
          </table:table-cell>
          <table:table-cell office:value-type="float" office:value="8895363049">
            <text:p>8895363049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33023-bf437c70-7cdf-4523-ad40-19e7206d87d7(Step-1)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789">
            <text:p>789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501">
            <text:p>5970501</text:p>
          </table:table-cell>
          <table:table-cell office:value-type="float" office:value="79">
            <text:p>79</text:p>
          </table:table-cell>
          <table:table-cell office:value-type="string">
            <text:p>scoobi-20120607-233023-bf437c70-7cdf-4523-ad40-19e7206d87d7(Step-2)</text:p>
          </table:table-cell>
        </table:table-row>
        <table:table-row table:style-name="ro1">
          <table:table-cell table:number-columns-repeated="2"/>
          <table:table-cell office:value-type="float" office:value="101">
            <text:p>101</text:p>
          </table:table-cell>
          <table:table-cell office:value-type="float" office:value="14463">
            <text:p>14463</text:p>
          </table:table-cell>
          <table:table-cell office:value-type="float" office:value="16692">
            <text:p>16692</text:p>
          </table:table-cell>
          <table:table-cell table:style-name="ce1" office:value-type="float" office:value="35333890652">
            <text:p>35333890652</text:p>
          </table:table-cell>
          <table:table-cell office:value-type="float" office:value="97466388807">
            <text:p>97466388807</text:p>
          </table:table-cell>
          <table:table-cell office:value-type="float" office:value="53088818551">
            <text:p>53088818551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34018-63889cf8-5dd6-4a9d-b159-c96cc36625b4(Step-1)</text:p>
          </table:table-cell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office:value-type="float" office:value="792">
            <text:p>792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69772">
            <text:p>5969772</text:p>
          </table:table-cell>
          <table:table-cell office:value-type="float" office:value="79">
            <text:p>79</text:p>
          </table:table-cell>
          <table:table-cell office:value-type="string">
            <text:p>scoobi-20120607-234018-63889cf8-5dd6-4a9d-b159-c96cc36625b4(Step-2)</text:p>
          </table:table-cell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office:value-type="float" office:value="15976">
            <text:p>15976</text:p>
          </table:table-cell>
          <table:table-cell office:value-type="float" office:value="18257">
            <text:p>18257</text:p>
          </table:table-cell>
          <table:table-cell table:style-name="ce1" office:value-type="float" office:value="35333890706">
            <text:p>35333890706</text:p>
          </table:table-cell>
          <table:table-cell office:value-type="float" office:value="97466388807">
            <text:p>97466388807</text:p>
          </table:table-cell>
          <table:table-cell office:value-type="float" office:value="53088828516">
            <text:p>53088828516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35041-89641a32-7b40-491f-9057-a397d8c3bcf5(Step-1)</text:p>
          </table:table-cell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office:value-type="float" office:value="778">
            <text:p>778</text:p>
          </table:table-cell>
          <table:table-cell office:value-type="float" office:value="22">
            <text:p>22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376">
            <text:p>5970376</text:p>
          </table:table-cell>
          <table:table-cell office:value-type="float" office:value="79">
            <text:p>79</text:p>
          </table:table-cell>
          <table:table-cell office:value-type="string">
            <text:p>scoobi-20120607-235041-89641a32-7b40-491f-9057-a397d8c3bcf5(Step-2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0">06/10/2012</text:date>, <text:time>11:0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Ackermann</meta:initial-creator>
    <meta:creation-date>2012-06-08T15:41:47</meta:creation-date>
    <dc:date>2012-06-10T11:08:52</dc:date>
    <dc:creator>Stefan Ackermann</dc:creator>
    <meta:editing-duration>PT5H38M1S</meta:editing-duration>
    <meta:editing-cycles>12</meta:editing-cycles>
    <meta:generator>LibreOffice/3.4$Unix LibreOffice_project/340m1$Build-402</meta:generator>
    <meta:document-statistic meta:table-count="4" meta:cell-count="2951" meta:object-count="0"/>
  </office:meta>
</office:document-meta>
</file>